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:shadow="hidden"/>
    </style:style>
    <style:style style:name="gr2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3" style:family="graphic" style:parent-style-name="standard">
      <style:graphic-properties draw:stroke="none" draw:fill="solid" draw:fill-color="#ffffff" draw:textarea-horizontal-align="center" draw:textarea-vertical-align="middle" draw:shadow="hidden"/>
    </style:style>
    <style:style style:name="gr4" style:family="graphic" style:parent-style-name="standard">
      <style:graphic-properties draw:stroke="none" draw:fill="none" fo:min-height="0.713cm"/>
    </style:style>
    <style:style style:name="gr5" style:family="graphic" style:parent-style-name="standard">
      <style:graphic-properties draw:stroke="none" draw:fill="none" draw:fill-color="#ffffff" fo:min-height="0.713cm" draw:shadow="hidden"/>
    </style:style>
    <style:style style:name="gr6" style:family="graphic" style:parent-style-name="standard">
      <style:graphic-properties svg:stroke-width="0.051cm" draw:marker-start-width="0.352cm" draw:marker-end-width="0.352cm" draw:fill="solid" draw:fill-color="#e6e6ff" draw:textarea-horizontal-align="center" draw:textarea-vertical-align="middle" fo:padding-top="0.15cm" fo:padding-bottom="0.15cm" fo:padding-left="0.275cm" fo:padding-right="0.275cm" draw:shadow="hidden"/>
    </style:style>
    <style:style style:name="gr7" style:family="graphic" style:parent-style-name="standard">
      <style:graphic-properties draw:marker-start-width="0.276cm" draw:marker-end-width="0.276cm" draw:fill="solid" draw:fill-color="#3deb3d" draw:textarea-horizontal-align="center" draw:textarea-vertical-align="middle" draw:shadow="hidden"/>
    </style:style>
    <style:style style:name="gr8" style:family="graphic" style:parent-style-name="standard">
      <style:graphic-properties draw:marker-start-width="0.276cm" draw:marker-end-width="0.276cm" draw:fill="solid" draw:fill-color="#e6e64c" draw:textarea-horizontal-align="center" draw:textarea-vertical-align="middle" draw:shadow="hidden"/>
    </style:style>
    <style:style style:name="gr9" style:family="graphic" style:parent-style-name="standard">
      <style:graphic-properties draw:marker-start-width="0.276cm" draw:marker-end-width="0.276cm" draw:fill="solid" draw:fill-color="#99ccff" draw:textarea-horizontal-align="center" draw:textarea-vertical-align="middle" draw:shadow="hidden"/>
    </style:style>
    <style:style style:name="gr10" style:family="graphic" style:parent-style-name="standard" style:list-style-name="L1">
      <style:graphic-properties draw:stroke-dash="Dash_20_2" svg:stroke-width="0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1" style:family="graphic" style:parent-style-name="standard" style:list-style-name="L1">
      <style:graphic-properties draw:stroke="none" draw:stroke-dash="Dash_20_2" svg:stroke-width="0cm" svg:stroke-color="#000000" draw:marker-start="" draw:marker-start-width="0.376cm" draw:marker-start-center="false" draw:marker-end="" draw:marker-end-width="0.376cm" draw:marker-end-center="false" svg:stroke-opacity="100%" draw:stroke-linejoin="round" draw:fill="solid" draw:fill-color="#99ccff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width="false" draw:fit-to-size="false" draw:fit-to-contour="false" fo:max-height="0cm" fo:max-width="0cm" fo:min-height="0cm" fo:min-width="0cm" fo:padding-top="0.125cm" fo:padding-bottom="0.125cm" fo:padding-left="0.25cm" fo:padding-right="0.2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12" style:family="graphic" style:parent-style-name="standard">
      <style:graphic-properties draw:marker-start-width="0.276cm" draw:marker-end="Arrow" draw:marker-end-width="0.178cm" draw:textarea-horizontal-align="center" draw:textarea-vertical-align="middle" draw:shadow="hidden"/>
    </style:style>
    <style:style style:name="gr13" style:family="graphic" style:parent-style-name="standard">
      <style:graphic-properties draw:stroke="dash" draw:stroke-dash="Ultrafine_20_Dashed" draw:marker-start-width="0.276cm" draw:marker-end="Arrow" draw:marker-end-width="0.228cm" draw:textarea-horizontal-align="center" draw:textarea-vertical-align="middle" draw:shadow="hidden"/>
    </style:style>
    <style:style style:name="gr14" style:family="graphic" style:parent-style-name="standard">
      <style:graphic-properties draw:stroke="dash" draw:stroke-dash="Ultrafine_20_Dashed" draw:marker-start-width="0.276cm" draw:marker-end="Arrow" draw:marker-end-width="0.127cm" draw:textarea-horizontal-align="center" draw:textarea-vertical-align="middle" draw:shadow="hidden"/>
    </style:style>
    <style:style style:name="gr15" style:family="graphic" style:parent-style-name="standard">
      <style:graphic-properties draw:stroke="none" draw:marker-start-width="0.276cm" draw:marker-end-width="0.276cm" draw:fill="solid" draw:fill-color="#e6e6ff" draw:textarea-horizontal-align="center" draw:textarea-vertical-align="middle" draw:shadow="hidden"/>
    </style:style>
    <style:style style:name="gr16" style:family="graphic" style:parent-style-name="standard">
      <style:graphic-properties draw:stroke="none" draw:marker-start-width="0.276cm" draw:marker-end-width="0.276cm" draw:fill="solid" draw:fill-color="#ffffff" draw:textarea-horizontal-align="center" draw:textarea-vertical-align="middle" draw:shadow="hidden"/>
    </style:style>
    <style:style style:name="gr17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18" style:family="graphic" style:parent-style-name="standard">
      <style:graphic-properties svg:stroke-width="0.051cm" draw:marker-start-width="0.276cm" draw:marker-end="Arrow" draw:marker-end-width="0.228cm" draw:fill="solid" draw:fill-color="#47b8b8" draw:textarea-horizontal-align="center" draw:textarea-vertical-align="middle" fo:padding-top="0.15cm" fo:padding-bottom="0.15cm" fo:padding-left="0.275cm" fo:padding-right="0.275cm" draw:shadow="hidden"/>
    </style:style>
    <style:style style:name="gr19" style:family="graphic" style:parent-style-name="standard">
      <style:graphic-properties draw:fill="solid" draw:fill-color="#666699" draw:textarea-horizontal-align="center" draw:textarea-vertical-align="middle" draw:shadow="hidden"/>
    </style:style>
    <style:style style:name="gr20" style:family="graphic" style:parent-style-name="standard">
      <style:graphic-properties draw:fill="solid" draw:fill-color="#ffffff" draw:textarea-horizontal-align="center" draw:textarea-vertical-align="middle" draw:shadow="hidden"/>
    </style:style>
    <style:style style:name="gr21" style:family="graphic" style:parent-style-name="standard">
      <style:graphic-properties draw:fill="solid" draw:fill-color="#e6e64c" draw:textarea-horizontal-align="center" draw:textarea-vertical-align="middle" draw:shadow="hidden"/>
    </style:style>
    <style:style style:name="gr22" style:family="graphic" style:parent-style-name="standard">
      <style:graphic-properties svg:stroke-width="0.051cm" draw:marker-start="Arrow" draw:marker-start-width="0.276cm" draw:marker-end="" draw:marker-end-width="0.376cm" draw:fill="solid" draw:fill-color="#47b8b8" draw:textarea-horizontal-align="center" draw:textarea-vertical-align="middle" fo:padding-top="0.15cm" fo:padding-bottom="0.15cm" fo:padding-left="0.275cm" fo:padding-right="0.275cm" draw:shadow="hidden"/>
    </style:style>
    <style:style style:name="gr23" style:family="graphic" style:parent-style-name="standard">
      <style:graphic-properties svg:stroke-width="0.051cm" draw:marker-start-width="0.276cm" draw:marker-end-width="0.276cm" draw:fill="solid" draw:fill-color="#47b8b8" draw:textarea-horizontal-align="center" draw:textarea-vertical-align="middle" fo:padding-top="0.15cm" fo:padding-bottom="0.15cm" fo:padding-left="0.275cm" fo:padding-right="0.275cm" draw:shadow="hidden"/>
    </style:style>
    <style:style style:name="gr24" style:family="graphic" style:parent-style-name="objectwithoutfill">
      <style:graphic-properties draw:stroke="dash" draw:stroke-dash="Ultrafine_20_Dashed" svg:stroke-width="0.051cm" svg:stroke-color="#ff3366" draw:marker-start-width="0.276cm" draw:marker-end="Arrow" draw:marker-end-width="0.228cm" draw:fill="none" draw:fill-color="#47b8b8" draw:textarea-horizontal-align="center" draw:textarea-vertical-align="middle" fo:padding-top="0.15cm" fo:padding-bottom="0.15cm" fo:padding-left="0.275cm" fo:padding-right="0.275cm" draw:shadow="hidden"/>
    </style:style>
    <style:style style:name="gr25" style:family="graphic" style:parent-style-name="standard">
      <style:graphic-properties draw:fill="solid" draw:fill-color="#800000" draw:textarea-horizontal-align="center" draw:textarea-vertical-align="middle" draw:shadow="hidden"/>
    </style:style>
    <style:style style:name="gr26" style:family="graphic" style:parent-style-name="standard">
      <style:graphic-properties svg:stroke-width="0.051cm" draw:marker-start="Arrow" draw:marker-start-width="0.228cm" draw:marker-end="" draw:marker-end-width="0.228cm" draw:fill="solid" draw:fill-color="#47b8b8" draw:textarea-horizontal-align="center" draw:textarea-vertical-align="middle" fo:padding-top="0.15cm" fo:padding-bottom="0.15cm" fo:padding-left="0.275cm" fo:padding-right="0.275cm" draw:shadow="hidden"/>
    </style:style>
    <style:style style:name="gr27" style:family="graphic" style:parent-style-name="standard">
      <style:graphic-properties draw:stroke="none" draw:fill="none" draw:fill-color="#94bd5e" draw:textarea-horizontal-align="center" draw:textarea-vertical-align="middle" draw:shadow="hidden"/>
    </style:style>
    <style:style style:name="gr28" style:family="graphic" style:parent-style-name="standard">
      <style:graphic-properties draw:stroke="none" draw:fill="none" draw:fill-color="#47b8b8" fo:min-height="0.32cm" draw:shadow="hidden"/>
    </style:style>
    <style:style style:name="gr29" style:family="graphic" style:parent-style-name="standard">
      <style:graphic-properties draw:stroke="none" draw:fill="none" draw:fill-color="#47b8b8" fo:min-height="0.559cm" draw:shadow="hidden"/>
    </style:style>
    <style:style style:name="gr30" style:family="graphic" style:parent-style-name="objectwithoutfill" style:list-style-name="L1">
      <style:graphic-properties draw:stroke="dash" draw:stroke-dash="Ultrafine_20_Dashed" svg:stroke-width="0.051cm" svg:stroke-color="#4c1900" draw:marker-start="" draw:marker-start-width="0.376cm" draw:marker-start-center="false" draw:marker-end="Arrow" draw:marker-end-width="0.276cm" draw:marker-end-center="false" svg:stroke-opacity="100%" draw:stroke-linejoin="round" draw:fill="none" draw:fill-color="#47b8b8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1" style:family="graphic" style:parent-style-name="objectwithoutfill" style:list-style-name="L1">
      <style:graphic-properties draw:stroke="dash" draw:stroke-dash="Ultrafine_20_Dashed" svg:stroke-width="0.051cm" svg:stroke-color="#4c1900" draw:marker-start="" draw:marker-start-width="0.376cm" draw:marker-start-center="false" draw:marker-end-width="0.276cm" draw:marker-end-center="false" svg:stroke-opacity="100%" draw:stroke-linejoin="round" draw:fill="none" draw:fill-color="#47b8b8" draw:secondary-fill-color="#99ccff" draw:fill-gradient-name="Gradient_20_7" draw:gradient-step-count="0" draw:fill-hatch-name="Hatch_20_1" draw:fill-hatch-solid="false" draw:fill-image-name="Bitmape_20_1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center" draw:textarea-vertical-align="middle" draw:auto-grow-height="true" draw:auto-grow-width="false" draw:fit-to-size="false" draw:fit-to-contour="false" fo:max-height="0cm" fo:max-width="0cm" fo:min-height="0cm" fo:min-width="0cm" fo:padding-top="0.15cm" fo:padding-bottom="0.15cm" fo:padding-left="0.275cm" fo:padding-right="0.275cm" fo:wrap-option="wrap" draw:shadow="hidden" draw:shadow-offset-x="0.3cm" draw:shadow-offset-y="0.3cm" draw:shadow-color="#808080" draw:shadow-opacity="100%" text:animation="none" text:animation-direction="left" text:animation-start-inside="false" text:animation-stop-inside="false" text:animation-repeat="0" text:animation-delay="PT00H00M00S" text:animation-steps="0cm"/>
    </style:style>
    <style:style style:name="gr32" style:family="graphic" style:parent-style-name="standard">
      <style:graphic-properties draw:stroke="solid" draw:fill="none" draw:fill-color="#47b8b8" fo:min-height="0.32cm" draw:shadow="hidden"/>
    </style:style>
    <style:style style:name="gr33" style:family="graphic" style:parent-style-name="standard">
      <style:graphic-properties draw:stroke="solid" draw:fill="none" draw:fill-color="#47b8b8" fo:min-height="3.56cm" draw:shadow="hidden"/>
    </style:style>
    <style:style style:name="gr34" style:family="graphic" style:parent-style-name="standard">
      <style:graphic-properties draw:stroke="dash" draw:stroke-dash="Ultrafine_20_Dashed" draw:marker-end="Arrow" draw:marker-end-width="0.152cm" draw:fill="solid" draw:fill-color="#47b8b8" draw:textarea-horizontal-align="center" draw:textarea-vertical-align="middle" draw:shadow="hidden"/>
    </style:style>
    <style:style style:name="gr35" style:family="graphic" style:parent-style-name="standard">
      <style:graphic-properties draw:stroke="solid" draw:fill="solid" draw:fill-color="#94bd5e" draw:auto-grow-height="false" fo:min-height="2.239cm" draw:shadow="hidden"/>
    </style:style>
    <style:style style:name="gr36" style:family="graphic" style:parent-style-name="standard">
      <style:graphic-properties draw:stroke="none" draw:fill="none" draw:fill-color="#ffffff" fo:min-height="0.32cm" draw:shadow="hidden"/>
    </style:style>
    <style:style style:name="gr37" style:family="graphic" style:parent-style-name="standard">
      <style:graphic-properties draw:fill="solid" draw:fill-color="#47b8b8" draw:textarea-horizontal-align="center" draw:textarea-vertical-align="middle" draw:shadow="hidden"/>
    </style:style>
    <style:style style:name="gr38" style:family="graphic" style:parent-style-name="standard">
      <style:graphic-properties draw:stroke="solid" draw:fill="solid" draw:fill-color="#94bd5e" fo:min-height="2.104cm" draw:shadow="hidden"/>
    </style:style>
    <style:style style:name="gr39" style:family="graphic" style:parent-style-name="standard">
      <style:graphic-properties svg:stroke-color="#0066cc" draw:fill="solid" draw:fill-color="#ffffff" draw:textarea-horizontal-align="center" draw:textarea-vertical-align="middle" draw:shadow="hidden"/>
    </style:style>
    <style:style style:name="gr40" style:family="graphic" style:parent-style-name="standard">
      <style:graphic-properties draw:stroke="solid" draw:fill="solid" draw:fill-color="#94bd5e" fo:min-height="2.845cm" draw:shadow="hidden"/>
    </style:style>
    <style:style style:name="gr41" style:family="graphic" style:parent-style-name="standard">
      <style:graphic-properties draw:stroke="none" draw:fill="none" draw:fill-color="#ffffff" fo:min-height="0.225cm" draw:shadow="hidden"/>
    </style:style>
    <style:style style:name="gr42" style:family="graphic" style:parent-style-name="standard">
      <style:graphic-properties draw:stroke="none" draw:fill="none" draw:fill-color="#ffffff" fo:min-height="0.285cm" draw:shadow="hidden"/>
    </style:style>
    <style:style style:name="gr43" style:family="graphic" style:parent-style-name="standard">
      <style:graphic-properties draw:stroke="solid" draw:fill="none" draw:fill-color="#47b8b8" fo:min-height="0.994cm" draw:shadow="hidden"/>
    </style:style>
    <style:style style:name="gr44" style:family="graphic" style:parent-style-name="standard">
      <style:graphic-properties draw:stroke="none" draw:fill="none" draw:fill-color="#47b8b8" fo:min-height="0cm" draw:shadow="hidden"/>
    </style:style>
    <style:style style:name="gr45" style:family="graphic" style:parent-style-name="standard">
      <style:graphic-properties draw:stroke="solid" draw:stroke-dash="Ultrafine_20_Dashed" draw:marker-end="Arrow" draw:marker-end-width="0.152cm" draw:fill="solid" draw:fill-color="#47b8b8" draw:textarea-horizontal-align="center" draw:textarea-vertical-align="middle" draw:shadow="hidden"/>
    </style:style>
    <style:style style:name="gr46" style:family="graphic" style:parent-style-name="standard">
      <style:graphic-properties draw:stroke="solid" draw:stroke-dash="Ultrafine_20_Dashed" draw:marker-start="Arrow" draw:marker-start-width="0.152cm" draw:marker-end="" draw:marker-end-width="0.152cm" draw:fill="solid" draw:fill-color="#47b8b8" draw:textarea-horizontal-align="center" draw:textarea-vertical-align="middle" draw:shadow="hidden"/>
    </style:style>
    <style:style style:name="gr47" style:family="graphic" style:parent-style-name="standard">
      <style:graphic-properties draw:stroke="solid" draw:stroke-dash="Ultrafine_20_Dashed" draw:marker-start="" draw:marker-start-width="0.152cm" draw:marker-end="Arrow" draw:marker-end-width="0.152cm" draw:fill="solid" draw:fill-color="#47b8b8" draw:textarea-horizontal-align="center" draw:textarea-vertical-align="middle" draw:shadow="hidden"/>
    </style:style>
    <style:style style:name="gr48" style:family="graphic" style:parent-style-name="standard">
      <style:graphic-properties draw:marker-start="Arrow" draw:marker-start-width="0.152cm" draw:marker-end="" draw:marker-end-width="0.152cm" draw:fill="solid" draw:fill-color="#47b8b8" draw:textarea-horizontal-align="center" draw:textarea-vertical-align="middle" draw:shadow="hidden"/>
    </style:style>
    <style:style style:name="gr49" style:family="graphic" style:parent-style-name="standard">
      <style:graphic-properties draw:stroke="none" draw:fill="none" draw:fill-color="#ffffff" fo:min-height="0.799cm" draw:shadow="hidden"/>
    </style:style>
    <style:style style:name="gr50" style:family="graphic" style:parent-style-name="standard">
      <style:graphic-properties draw:stroke="none" draw:fill="none" fo:min-height="2.494cm" draw:shadow="hidden"/>
    </style:style>
    <style:style style:name="gr51" style:family="graphic" style:parent-style-name="standard">
      <style:graphic-properties draw:stroke="solid" draw:fill="solid" draw:fill-color="#ffffff" draw:textarea-horizontal-align="center" draw:textarea-vertical-align="middle" draw:shadow="hidden"/>
    </style:style>
    <style:style style:name="gr52" style:family="graphic" style:parent-style-name="standard">
      <style:graphic-properties draw:stroke="none" draw:fill="none" draw:fill-color="#ffffff" fo:min-height="26.042cm" draw:shadow="hidden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.453cm" draw:shadow="hidden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16.01cm" draw:shadow="hidden"/>
    </style:style>
    <style:style style:name="gr5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3.245cm" fo:min-width="16.88cm" draw:shadow="hidden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4.796cm" fo:min-width="16.88cm" draw:shadow="hidden"/>
    </style:style>
    <style:style style:name="gr57" style:family="graphic" style:parent-style-name="standard">
      <style:graphic-properties draw:stroke="none" svg:stroke-color="#000000" draw:fill="none" draw:fill-color="#ffffff" fo:min-height="10.795cm" draw:shadow="hidden"/>
    </style:style>
    <style:style style:name="gr58" style:family="graphic" style:parent-style-name="standard">
      <style:graphic-properties draw:stroke="none" draw:fill="none" draw:fill-color="#ffffff" fo:min-height="1.424cm" draw:shadow="hidden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0cm" fo:margin-right="0cm" fo:text-align="start" fo:text-indent="0cm"/>
    </style:style>
    <style:style style:name="P3" style:family="paragraph">
      <style:paragraph-properties fo:margin-left="0cm" fo:margin-right="0cm" fo:text-align="start" fo:text-indent="0cm"/>
      <style:text-properties fo:font-size="10.5pt"/>
    </style:style>
    <style:style style:name="P4" style:family="paragraph">
      <style:paragraph-properties fo:margin-left="0cm" fo:margin-right="0cm" fo:text-align="start" fo:text-indent="0cm"/>
      <style:text-properties fo:font-size="10pt"/>
    </style:style>
    <style:style style:name="P5" style:family="paragraph">
      <style:paragraph-properties fo:margin-left="0cm" fo:margin-right="0cm" fo:text-align="start" fo:text-indent="0cm"/>
      <style:text-properties fo:font-family="Monaco" style:font-family-generic="modern" style:font-pitch="variable" fo:font-size="8pt"/>
    </style:style>
    <style:style style:name="P6" style:family="paragraph">
      <style:paragraph-properties fo:margin-left="0cm" fo:margin-right="0cm" fo:text-align="start" fo:text-indent="0cm"/>
      <style:text-properties fo:font-family="Monaco" style:font-family-generic="modern" style:font-pitch="variable" fo:font-size="8pt" fo:font-weight="normal"/>
    </style:style>
    <style:style style:name="P7" style:family="paragraph">
      <style:paragraph-properties fo:margin-left="0cm" fo:margin-right="0cm" fo:text-align="center" fo:text-indent="0cm"/>
    </style:style>
    <style:style style:name="P8" style:family="paragraph">
      <style:paragraph-properties fo:margin-left="0cm" fo:margin-right="0cm" fo:text-align="center" fo:text-indent="0cm"/>
      <style:text-properties fo:color="#004a4a" fo:font-size="18pt" fo:font-style="normal" fo:font-weight="bold"/>
    </style:style>
    <style:style style:name="P9" style:family="paragraph">
      <style:paragraph-properties fo:text-align="center"/>
    </style:style>
    <style:style style:name="P10" style:family="paragraph">
      <style:paragraph-properties fo:margin-left="0cm" fo:margin-right="0cm" fo:text-align="center" fo:text-indent="0cm"/>
      <style:text-properties fo:font-size="8pt"/>
    </style:style>
    <style:style style:name="P11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hyphenate="false"/>
    </style:style>
    <style:style style:name="P13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style:use-window-font-color="true" style:text-outline="false" style:text-line-through-style="none" style:text-position="0% 100%" fo:font-family="Arial" style:font-family-generic="roman" style:font-pitch="variable" fo:font-size="9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14" style:family="paragraph">
      <style:paragraph-properties fo:margin-left="0cm" fo:margin-right="0cm" fo:text-align="center" fo:text-indent="0cm"/>
      <style:text-properties fo:font-size="9pt"/>
    </style:style>
    <style:style style:name="P15" style:family="paragraph">
      <style:paragraph-properties fo:margin-left="0cm" fo:margin-right="0cm" fo:text-align="center" fo:text-indent="0cm"/>
      <style:text-properties fo:font-size="8pt" fo:font-style="italic"/>
    </style:style>
    <style:style style:name="P16" style:family="paragraph">
      <style:paragraph-properties fo:margin-left="0cm" fo:margin-right="0cm" fo:text-align="start" fo:text-indent="0cm"/>
      <style:text-properties fo:font-size="8pt" fo:font-style="italic"/>
    </style:style>
    <style:style style:name="P17" style:family="paragraph">
      <style:paragraph-properties fo:margin-left="0cm" fo:margin-right="0cm" fo:text-align="center" fo:text-indent="0cm"/>
      <style:text-properties fo:color="#ffffff" fo:font-size="8pt"/>
    </style:style>
    <style:style style:name="P18" style:family="paragraph">
      <style:paragraph-properties fo:margin-left="0cm" fo:margin-right="0cm" fo:text-align="center" fo:text-indent="0cm"/>
      <style:text-properties fo:color="#ffffff"/>
    </style:style>
    <style:style style:name="P19" style:family="paragraph">
      <style:paragraph-properties fo:margin-left="0cm" fo:margin-right="0cm" fo:text-align="start" fo:text-indent="0cm"/>
      <style:text-properties fo:font-size="7pt"/>
    </style:style>
    <style:style style:name="P20" style:family="paragraph">
      <style:paragraph-properties fo:margin-left="0cm" fo:margin-right="0cm" fo:text-align="start" fo:text-indent="0cm"/>
      <style:text-properties fo:color="#800000" fo:font-style="italic"/>
    </style:style>
    <style:style style:name="P21" style:family="paragraph">
      <style:paragraph-properties fo:margin-left="0cm" fo:margin-right="0cm" fo:text-align="start" fo:text-indent="0cm"/>
      <style:text-properties fo:color="#e6ff00" fo:font-style="italic"/>
    </style:style>
    <style:style style:name="P22" style:family="paragraph">
      <style:paragraph-properties fo:margin-left="0cm" fo:margin-right="0cm" fo:margin-top="0cm" fo:margin-bottom="0cm" fo:line-height="100%" fo:text-align="center" text:enable-numbering="false" fo:text-indent="0cm" style:text-autospace="ideograph-alpha" style:punctuation-wrap="simple" style:line-break="strict" style:writing-mode="lr-tb">
        <style:tab-stops/>
      </style:paragraph-properties>
      <style:text-properties fo:color="#004a4a" style:text-outline="false" style:text-line-through-style="none" style:text-position="0% 100%" fo:font-family="Arial" style:font-family-generic="roman" style:font-pitch="variable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 fo:hyphenate="false"/>
    </style:style>
    <style:style style:name="P23" style:family="paragraph">
      <style:paragraph-properties fo:margin-left="0cm" fo:margin-right="0cm" fo:text-align="start" fo:text-indent="0cm"/>
      <style:text-properties fo:color="#4c1900" fo:font-style="italic"/>
    </style:style>
    <style:style style:name="P24" style:family="paragraph">
      <style:paragraph-properties fo:margin-left="0cm" fo:margin-right="0cm" fo:text-align="start" fo:text-indent="0cm"/>
      <style:text-properties fo:color="#004a4a" fo:font-size="8pt" fo:font-style="normal" fo:font-weight="bold"/>
    </style:style>
    <style:style style:name="P25" style:family="paragraph">
      <style:paragraph-properties fo:margin-left="0cm" fo:margin-right="0cm" fo:text-align="start" fo:text-indent="0cm"/>
      <style:text-properties fo:color="#004a4a" fo:font-style="normal" fo:font-weight="bold"/>
    </style:style>
    <style:style style:name="P26" style:family="paragraph">
      <style:paragraph-properties fo:margin-left="0cm" fo:margin-right="0cm" fo:text-align="start" fo:text-indent="0cm"/>
      <style:text-properties fo:font-style="italic" fo:font-weight="normal"/>
    </style:style>
    <style:style style:name="P27" style:family="paragraph">
      <style:paragraph-properties fo:margin-left="0cm" fo:margin-right="0cm" fo:text-align="start" fo:text-indent="0cm"/>
      <style:text-properties fo:font-style="normal" fo:font-weight="bold"/>
    </style:style>
    <style:style style:name="P28" style:family="paragraph">
      <style:paragraph-properties fo:margin-left="0cm" fo:margin-right="0cm" fo:text-align="start" fo:text-indent="0cm"/>
      <style:text-properties fo:color="#4700b8" fo:font-size="7pt" fo:font-style="normal" fo:font-weight="normal"/>
    </style:style>
    <style:style style:name="P29" style:family="paragraph">
      <style:paragraph-properties fo:margin-left="0cm" fo:margin-right="0cm" fo:text-align="start" fo:text-indent="0cm"/>
      <style:text-properties fo:color="#004a4a" fo:font-size="18pt" fo:font-style="normal" fo:font-weight="bold"/>
    </style:style>
    <style:style style:name="P30" style:family="paragraph">
      <style:paragraph-properties fo:text-align="center"/>
      <style:text-properties fo:font-size="12pt"/>
    </style:style>
    <style:style style:name="P31" style:family="paragraph">
      <style:paragraph-properties fo:margin-left="0cm" fo:margin-right="0cm" fo:text-align="start" fo:text-indent="0cm"/>
      <style:text-properties fo:font-size="7pt" fo:font-style="italic" fo:font-weight="normal"/>
    </style:style>
    <style:style style:name="P32" style:family="paragraph">
      <style:paragraph-properties fo:margin-left="0cm" fo:margin-right="0cm" fo:text-align="start" fo:text-indent="0cm"/>
      <style:text-properties fo:color="#3deb3d" fo:font-size="7pt" fo:font-style="italic" fo:font-weight="normal"/>
    </style:style>
    <style:style style:name="P33" style:family="paragraph">
      <style:paragraph-properties fo:margin-left="0cm" fo:margin-right="0cm" fo:text-align="start" fo:text-indent="0cm"/>
      <style:text-properties fo:font-size="7pt" fo:font-weight="bold"/>
    </style:style>
    <style:style style:name="P34" style:family="paragraph">
      <style:paragraph-properties fo:margin-left="0cm" fo:margin-right="0cm" fo:text-align="center" fo:text-indent="0cm"/>
      <style:text-properties fo:font-family="Monaco" style:font-family-generic="modern" style:font-pitch="variable" fo:font-size="8pt"/>
    </style:style>
    <style:style style:name="P35" style:family="paragraph">
      <style:paragraph-properties fo:margin-left="0cm" fo:margin-right="0cm" fo:text-align="start" fo:text-indent="0cm"/>
      <style:text-properties fo:font-size="9pt"/>
    </style:style>
    <style:style style:name="P36" style:family="paragraph">
      <style:paragraph-properties fo:margin-left="0cm" fo:margin-right="0cm" fo:text-indent="0cm"/>
      <style:text-properties fo:font-family="Monaco" style:font-family-generic="modern" style:font-pitch="variable" fo:font-size="6pt"/>
    </style:style>
    <style:style style:name="P37" style:family="paragraph">
      <style:text-properties fo:font-size="10.5pt"/>
    </style:style>
    <style:style style:name="P38" style:family="paragraph">
      <style:paragraph-properties fo:margin-left="0cm" fo:margin-right="0cm" fo:text-indent="0cm">
        <style:tab-stops>
          <style:tab-stop style:position="5.407cm"/>
        </style:tab-stops>
      </style:paragraph-properties>
    </style:style>
    <style:style style:name="P39" style:family="paragraph">
      <style:paragraph-properties fo:margin-left="0cm" fo:margin-right="0cm" fo:text-indent="0cm"/>
      <style:text-properties fo:font-size="9pt"/>
    </style:style>
    <style:style style:name="P40" style:family="paragraph">
      <style:paragraph-properties fo:margin-left="0cm" fo:margin-right="0cm" fo:text-indent="0cm"/>
      <style:text-properties fo:font-size="8pt"/>
    </style:style>
    <style:style style:name="P41" style:family="paragraph">
      <style:paragraph-properties fo:margin-left="0cm" fo:margin-right="0cm" fo:text-align="justify" fo:text-indent="0cm"/>
    </style:style>
    <style:style style:name="P42" style:family="paragraph">
      <style:paragraph-properties fo:text-align="justify"/>
      <style:text-properties fo:font-size="10pt"/>
    </style:style>
    <style:style style:name="P43" style:family="paragraph">
      <style:text-properties fo:font-size="13pt"/>
    </style:style>
    <style:style style:name="P44" style:family="paragraph">
      <style:text-properties fo:font-size="10pt"/>
    </style:style>
    <style:style style:name="P45" style:family="paragraph">
      <style:text-properties fo:font-family="Monaco" style:font-family-generic="modern" style:font-pitch="variable" fo:font-size="7pt"/>
    </style:style>
    <style:style style:name="T1" style:family="text">
      <style:text-properties fo:font-size="10.5pt"/>
    </style:style>
    <style:style style:name="T2" style:family="text">
      <style:text-properties fo:font-family="Monaco" style:font-family-generic="modern" style:font-pitch="variable" fo:font-size="8pt" fo:font-weight="bold"/>
    </style:style>
    <style:style style:name="T3" style:family="text">
      <style:text-properties fo:font-family="Monaco" style:font-family-generic="modern" style:font-pitch="variable" fo:font-size="8pt"/>
    </style:style>
    <style:style style:name="T4" style:family="text">
      <style:text-properties fo:font-family="Monaco" style:font-family-generic="modern" style:font-pitch="variable" fo:font-size="8pt" fo:font-weight="normal"/>
    </style:style>
    <style:style style:name="T5" style:family="text">
      <style:text-properties fo:color="#004a4a" fo:font-size="18pt" fo:font-style="normal" fo:font-weight="bold"/>
    </style:style>
    <style:style style:name="T6" style:family="text">
      <style:text-properties fo:font-size="8pt"/>
    </style:style>
    <style:style style:name="T7" style:family="text">
      <style:text-properties style:use-window-font-color="true" style:text-outline="false" style:text-line-through-style="none" style:text-position="0% 100%" fo:font-family="Arial" style:font-family-generic="roman" style:font-pitch="variable" fo:font-size="9pt" fo:letter-spacing="normal" fo:language="en" fo:country="US" fo:font-style="normal" fo:text-shadow="none" style:text-underline-style="none" fo:font-weight="normal" style:text-underline-mode="continuous" style:text-line-through-mode="continuous" style:letter-kerning="true" style:font-family-asian="'MS Gothic'" style:font-family-generic-asian="system" style:font-pitch-asian="variable" style:font-size-asian="18pt" style:language-asian="zxx" style:country-asian="none" style:font-style-asian="normal" style:font-weight-asian="normal" style:font-family-complex="Tahoma" style:font-family-generic-complex="system" style:font-pitch-complex="variable" style:font-size-complex="18pt" style:language-complex="zxx" style:country-complex="none" style:font-style-complex="normal" style:font-weight-complex="normal" style:text-emphasize="none" style:text-scale="100%" style:font-relief="none"/>
    </style:style>
    <style:style style:name="T8" style:family="text">
      <style:text-properties fo:font-size="9pt"/>
    </style:style>
    <style:style style:name="T9" style:family="text">
      <style:text-properties fo:font-size="8pt" fo:font-style="italic"/>
    </style:style>
    <style:style style:name="T10" style:family="text">
      <style:text-properties fo:font-size="9pt" fo:font-weight="bold"/>
    </style:style>
    <style:style style:name="T11" style:family="text">
      <style:text-properties fo:color="#ffffff" fo:font-size="8pt"/>
    </style:style>
    <style:style style:name="T12" style:family="text">
      <style:text-properties fo:color="#ffffff" fo:font-size="8pt" fo:font-weight="bold"/>
    </style:style>
    <style:style style:name="T13" style:family="text">
      <style:text-properties fo:color="#ffffff"/>
    </style:style>
    <style:style style:name="T14" style:family="text">
      <style:text-properties fo:color="#ffffff" fo:font-style="italic"/>
    </style:style>
    <style:style style:name="T15" style:family="text">
      <style:text-properties fo:font-size="7pt" fo:font-style="italic"/>
    </style:style>
    <style:style style:name="T16" style:family="text">
      <style:text-properties fo:font-size="7pt" fo:font-style="normal" fo:font-weight="bold"/>
    </style:style>
    <style:style style:name="T17" style:family="text">
      <style:text-properties fo:font-size="7pt" fo:font-style="normal"/>
    </style:style>
    <style:style style:name="T18" style:family="text">
      <style:text-properties fo:font-size="7pt"/>
    </style:style>
    <style:style style:name="T19" style:family="text">
      <style:text-properties fo:font-size="7pt" fo:font-style="normal" fo:font-weight="normal"/>
    </style:style>
    <style:style style:name="T20" style:family="text">
      <style:text-properties fo:font-size="7pt" fo:font-weight="bold"/>
    </style:style>
    <style:style style:name="T21" style:family="text">
      <style:text-properties fo:color="#800000" fo:font-size="8pt" fo:font-style="italic"/>
    </style:style>
    <style:style style:name="T22" style:family="text">
      <style:text-properties fo:color="#e6ff00" fo:font-size="8pt" fo:font-style="italic"/>
    </style:style>
    <style:style style:name="T23" style:family="text">
      <style:text-properties fo:color="#4c1900" fo:font-size="8pt" fo:font-style="italic"/>
    </style:style>
    <style:style style:name="T24" style:family="text">
      <style:text-properties fo:color="#4c1900" fo:font-size="8pt" fo:font-style="italic" fo:font-weight="bold"/>
    </style:style>
    <style:style style:name="T25" style:family="text">
      <style:text-properties fo:color="#000000" fo:font-size="8pt" fo:font-style="italic" style:text-underline-style="none" fo:font-weight="normal"/>
    </style:style>
    <style:style style:name="T26" style:family="text">
      <style:text-properties fo:color="#004a4a" fo:font-size="8pt" fo:font-style="normal" fo:font-weight="bold"/>
    </style:style>
    <style:style style:name="T27" style:family="text">
      <style:text-properties fo:color="#000000" fo:font-size="8pt" fo:font-style="italic" style:text-underline-style="solid" style:text-underline-width="auto" style:text-underline-color="font-color" fo:font-weight="normal"/>
    </style:style>
    <style:style style:name="T28" style:family="text">
      <style:text-properties fo:font-size="8pt" fo:font-style="italic" fo:font-weight="normal"/>
    </style:style>
    <style:style style:name="T29" style:family="text">
      <style:text-properties fo:font-size="8pt" fo:font-style="italic" fo:font-weight="bold"/>
    </style:style>
    <style:style style:name="T30" style:family="text">
      <style:text-properties fo:color="#800000" fo:font-size="8pt" fo:font-style="italic" fo:font-weight="normal"/>
    </style:style>
    <style:style style:name="T31" style:family="text">
      <style:text-properties fo:font-size="8pt" fo:font-style="normal" fo:font-weight="normal"/>
    </style:style>
    <style:style style:name="T32" style:family="text">
      <style:text-properties fo:font-size="8pt" fo:font-style="normal" fo:font-weight="bold"/>
    </style:style>
    <style:style style:name="T33" style:family="text">
      <style:text-properties fo:color="#4700b8" fo:font-size="7pt" fo:font-style="normal" fo:font-weight="normal"/>
    </style:style>
    <style:style style:name="T34" style:family="text">
      <style:text-properties fo:font-size="12pt"/>
    </style:style>
    <style:style style:name="T35" style:family="text">
      <style:text-properties fo:font-size="7pt" fo:font-style="italic" fo:font-weight="normal"/>
    </style:style>
    <style:style style:name="T36" style:family="text">
      <style:text-properties fo:color="#3deb3d" fo:font-size="7pt" fo:font-style="italic" fo:font-weight="normal"/>
    </style:style>
    <style:style style:name="T37" style:family="text">
      <style:text-properties fo:font-size="7pt" fo:font-weight="normal"/>
    </style:style>
    <style:style style:name="T38" style:family="text">
      <style:text-properties fo:font-family="Monaco" style:font-family-generic="modern" style:font-pitch="variable" fo:font-size="8pt" fo:font-style="italic" fo:font-weight="normal"/>
    </style:style>
    <style:style style:name="T39" style:family="text">
      <style:text-properties fo:color="#b80047" fo:font-family="Monaco" style:font-family-generic="modern" style:font-pitch="variable" fo:font-size="8pt"/>
    </style:style>
    <style:style style:name="T40" style:family="text">
      <style:text-properties fo:font-family="Monaco" style:font-family-generic="modern" style:font-pitch="variable" fo:font-size="16pt" fo:font-weight="normal"/>
    </style:style>
    <style:style style:name="T41" style:family="text">
      <style:text-properties fo:font-family="Monaco" style:font-family-generic="modern" style:font-pitch="variable" fo:font-size="6pt"/>
    </style:style>
    <style:style style:name="T42" style:family="text">
      <style:text-properties fo:font-size="18pt" fo:font-weight="bold"/>
    </style:style>
    <style:style style:name="T43" style:family="text">
      <style:text-properties fo:font-size="14pt"/>
    </style:style>
    <style:style style:name="T44" style:family="text">
      <style:text-properties fo:font-family="Arial" style:font-family-generic="swiss" style:font-pitch="variable" fo:font-size="14pt" style:font-family-asian="Arial" style:font-family-generic-asian="swiss" style:font-pitch-asian="variable" style:font-family-complex="Arial" style:font-family-generic-complex="swiss" style:font-pitch-complex="variable"/>
    </style:style>
    <style:style style:name="T45" style:family="text">
      <style:text-properties fo:font-size="8pt" style:text-underline-style="solid" style:text-underline-width="auto" style:text-underline-color="font-color"/>
    </style:style>
    <style:style style:name="T46" style:family="text">
      <style:text-properties fo:font-size="8pt" style:text-underline-style="none"/>
    </style:style>
    <style:style style:name="T47" style:family="text">
      <style:text-properties fo:color="#b3b3b3" fo:font-size="8pt" fo:font-style="italic"/>
    </style:style>
    <style:style style:name="T48" style:family="text">
      <style:text-properties fo:color="#666666" fo:font-size="8pt" fo:font-style="italic"/>
    </style:style>
    <style:style style:name="T49" style:family="text">
      <style:text-properties fo:color="#666666" fo:font-size="8pt"/>
    </style:style>
    <style:style style:name="T50" style:family="text">
      <style:text-properties fo:font-size="8pt" fo:font-style="normal"/>
    </style:style>
    <style:style style:name="T51" style:family="text">
      <style:text-properties fo:font-size="8pt" fo:text-shadow="none"/>
    </style:style>
    <style:style style:name="T52" style:family="text">
      <style:text-properties fo:color="#4c4c4c" fo:font-size="8pt" fo:font-style="italic" fo:text-shadow="none"/>
    </style:style>
    <style:style style:name="T53" style:family="text">
      <style:text-properties fo:color="#4c4c4c" fo:font-size="8pt" fo:font-style="italic" fo:text-shadow="1pt 1pt"/>
    </style:style>
    <style:style style:name="T54" style:family="text">
      <style:text-properties fo:font-size="8pt" style:text-underline-style="solid" style:text-underline-width="auto" style:text-underline-color="font-color" fo:font-weight="bold"/>
    </style:style>
    <style:style style:name="T55" style:family="text">
      <style:text-properties fo:font-size="10pt" fo:font-weight="bold"/>
    </style:style>
    <style:style style:name="T56" style:family="text">
      <style:text-properties fo:font-size="10pt"/>
    </style:style>
    <style:style style:name="T57" style:family="text">
      <style:text-properties fo:font-size="10pt" fo:font-style="italic" fo:font-weight="bold"/>
    </style:style>
    <style:style style:name="T58" style:family="text">
      <style:text-properties fo:color="#000000" fo:font-size="10pt" fo:font-style="italic" fo:font-weight="bold"/>
    </style:style>
    <style:style style:name="T59" style:family="text">
      <style:text-properties fo:font-size="10pt" fo:font-style="italic"/>
    </style:style>
    <style:style style:name="T60" style:family="text">
      <style:text-properties fo:font-size="10pt" fo:font-style="normal"/>
    </style:style>
    <style:style style:name="T61" style:family="text">
      <style:text-properties fo:font-size="9pt" fo:font-style="italic" fo:font-weight="bold"/>
    </style:style>
    <style:style style:name="T62" style:family="text">
      <style:text-properties fo:font-size="9pt" fo:font-style="italic"/>
    </style:style>
    <style:style style:name="T63" style:family="text">
      <style:text-properties fo:font-size="9pt" fo:font-style="normal" fo:font-weight="normal"/>
    </style:style>
    <style:style style:name="T64" style:family="text">
      <style:text-properties fo:font-size="9pt" fo:font-style="normal" fo:font-weight="bold"/>
    </style:style>
    <style:style style:name="T65" style:family="text">
      <style:text-properties fo:font-size="9pt" fo:font-style="normal" style:text-underline-style="solid" style:text-underline-width="auto" style:text-underline-color="font-color" fo:font-weight="normal"/>
    </style:style>
    <style:style style:name="T66" style:family="text">
      <style:text-properties fo:font-size="9pt" fo:font-style="italic" fo:font-weight="normal"/>
    </style:style>
    <style:style style:name="T67" style:family="text">
      <style:text-properties fo:font-size="13pt"/>
    </style:style>
    <style:style style:name="T68" style:family="text">
      <style:text-properties fo:font-size="10pt" style:text-underline-style="none" fo:font-weight="bold"/>
    </style:style>
    <style:style style:name="T69" style:family="text">
      <style:text-properties fo:font-size="10pt" style:text-underline-style="none" fo:font-weight="normal"/>
    </style:style>
    <style:style style:name="T70" style:family="text">
      <style:text-properties fo:font-size="10pt" style:text-underline-style="none"/>
    </style:style>
    <style:style style:name="T71" style:family="text">
      <style:text-properties fo:font-size="10pt" style:text-underline-style="solid" style:text-underline-width="auto" style:text-underline-color="font-color"/>
    </style:style>
    <style:style style:name="T72" style:family="text">
      <style:text-properties fo:font-size="10pt" fo:font-style="normal" fo:font-weight="normal"/>
    </style:style>
    <style:style style:name="T73" style:family="text">
      <style:text-properties fo:font-family="Monaco" style:font-family-generic="modern" style:font-pitch="variable" fo:font-size="7pt"/>
    </style:style>
    <style:style style:name="T74" style:family="text">
      <style:text-properties fo:font-family="Monaco" style:font-family-generic="modern" style:font-pitch="variable" fo:font-size="7pt" fo:font-weight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layer="layout" svg:width="11.479cm" svg:height="4.493cm" svg:x="6.715cm" svg:y="4.811cm">
          <draw:text-box>
            <text:p text:style-name="P1">Design Document:</text:p>
            <text:p text:style-name="P1"/>
            <text:p text:style-name="P1">Scalability and Security Enhancements</text:p>
            <text:p text:style-name="P1">for PC/SC-Lite </text:p>
            <text:p text:style-name="P1"/>
            <text:p text:style-name="P1">Paul Klissner, <text:s/>June 2008</text:p>
          </draw:text-box>
        </draw:frame>
      </draw:page>
      <draw:page draw:name="page2" draw:style-name="dp1" draw:master-page-name="Default">
        <office:forms form:automatic-focus="false" form:apply-design-mode="false"/>
        <draw:frame draw:style-name="gr1" draw:layer="layout" svg:width="4.312cm" svg:height="0.958cm" svg:x="1.635cm" svg:y="2.27cm">
          <draw:text-box>
            <text:p text:style-name="P1">Design Goals</text:p>
          </draw:text-box>
        </draw:frame>
        <draw:rect draw:style-name="gr2" draw:text-style-name="P3" draw:layer="layout" svg:width="13.97cm" svg:height="5.08cm" svg:x="2.27cm" svg:y="3.34cm">
          <text:p text:style-name="P2"><text:span text:style-name="T1"/></text:p>
          <text:p text:style-name="P2"><text:span text:style-name="T1">1. <text:s text:c="2"/>Port existing Open Source PC/SC-Lite 1.3.2 to be compatible</text:span></text:p>
          <text:p text:style-name="P2"><text:span text:style-name="T1"><text:s text:c="6"/></text:span><text:span text:style-name="T1">with Solaris, Solaris + Trusted Extensions and to support</text:span></text:p>
          <text:p text:style-name="P2"><text:span text:style-name="T1"><text:s text:c="6"/></text:span><text:span text:style-name="T1">the Sun Ray thin client platform.</text:span></text:p>
          <text:p text:style-name="P2"><text:span text:style-name="T1"><text:s/></text:span></text:p>
          <text:p text:style-name="P2"><text:span text:style-name="T1">2. <text:s text:c="2"/>Do it in a way that can be integrated back into main Open Source</text:span></text:p>
          <text:p text:style-name="P2"><text:span text:style-name="T1"><text:s text:c="6"/></text:span><text:span text:style-name="T1">project as well as acceptable to two Sun review bodies.</text:span></text:p>
          <text:p text:style-name="P2"><text:span text:style-name="T1"/></text:p>
          <text:p text:style-name="P2"><text:span text:style-name="T1"/></text:p>
          <text:p text:style-name="P2"><text:span text:style-name="T1"><text:s text:c="4"/></text:span></text:p>
        </draw:rect>
        <draw:rect draw:style-name="gr3" draw:text-style-name="P4" draw:layer="layout" svg:width="13.97cm" svg:height="15.24cm" svg:x="1.635cm" svg:y="13.7cm">
          <text:p text:style-name="P1"/>
        </draw:rect>
        <draw:frame draw:style-name="gr4" draw:text-style-name="P1" draw:layer="layout" svg:width="4.304cm" svg:height="0.963cm" svg:x="1.635cm" svg:y="7.985cm">
          <draw:text-box>
            <text:p text:style-name="P1">Disclaimers</text:p>
          </draw:text-box>
        </draw:frame>
        <draw:rect draw:style-name="gr2" draw:text-style-name="P3" draw:layer="layout" svg:width="13.97cm" svg:height="5.08cm" svg:x="2.27cm" svg:y="3.14cm">
          <text:p text:style-name="P2"><text:span text:style-name="T1"/></text:p>
          <text:p text:style-name="P2"><text:span text:style-name="T1">1. <text:s text:c="2"/>Port existing Open Source PC/SC-Lite 1.3.2 to be compatible</text:span></text:p>
          <text:p text:style-name="P2"><text:span text:style-name="T1"><text:s text:c="6"/></text:span><text:span text:style-name="T1">with Solaris, Solaris + Trusted Extensions and to support</text:span></text:p>
          <text:p text:style-name="P2"><text:span text:style-name="T1"><text:s text:c="6"/></text:span><text:span text:style-name="T1">the Sun Ray thin client platform.</text:span></text:p>
          <text:p text:style-name="P2"><text:span text:style-name="T1"><text:s/></text:span></text:p>
          <text:p text:style-name="P2"><text:span text:style-name="T1">2. <text:s text:c="2"/>Do it in a way that can be integrated back into main Open Source</text:span></text:p>
          <text:p text:style-name="P2"><text:span text:style-name="T1"><text:s text:c="6"/></text:span><text:span text:style-name="T1">project as well as acceptable to two Sun review bodies.</text:span></text:p>
          <text:p text:style-name="P2"><text:span text:style-name="T1"/></text:p>
          <text:p text:style-name="P2"><text:span text:style-name="T1"/></text:p>
          <text:p text:style-name="P2"><text:span text:style-name="T1"><text:s text:c="4"/></text:span></text:p>
        </draw:rect>
        <draw:rect draw:style-name="gr2" draw:text-style-name="P3" draw:layer="layout" svg:width="13.335cm" svg:height="4.445cm" svg:x="3.54cm" svg:y="12.295cm">
          <text:p text:style-name="P2"><text:span text:style-name="T1">At the time of the intial integration back into the <text:s/>PC/SC-Lite</text:span></text:p>
          <text:p text:style-name="P2"><text:span text:style-name="T1">open source gate there is quite a bit of work involved if this</text:span></text:p>
          <text:p text:style-name="P2"><text:span text:style-name="T1">code is to be merged into the trunk.</text:span></text:p>
          <text:p text:style-name="P2"><text:span text:style-name="T1"/></text:p>
          <text:p text:style-name="P2"><text:span text:style-name="T1">The Open Source code has had many changes since this</text:span></text:p>
          <text:p text:style-name="P2"><text:span text:style-name="T1">project diverged at 1.3.2. <text:s/>Further there is additional clean up to</text:span></text:p>
          <text:p text:style-name="P2"><text:span text:style-name="T1">be done to make this code platform neutral.</text:span></text:p>
          <text:p text:style-name="P2"><text:span text:style-name="T1"/></text:p>
          <text:p text:style-name="P2"><text:span text:style-name="T1">While an effort has been made to preserve backward compatibility</text:span></text:p>
          <text:p text:style-name="P2"><text:span text:style-name="T1">with the configuration modes, and many areas were designed with</text:span></text:p>
          <text:p text:style-name="P2"><text:span text:style-name="T1">platform neutrality in mind, due to time-constraints on the original</text:span></text:p>
          <text:p text:style-name="P2"><text:span text:style-name="T1">project areas had to be implemented for Solaris and the platform-specific</text:span></text:p>
          <text:p text:style-name="P2"><text:span text:style-name="T1">idioms and mechanisms were not put in place for every function.</text:span></text:p>
          <text:p text:style-name="P2"><text:span text:style-name="T1">This willl require some work.</text:span></text:p>
          <text:p text:style-name="P2"><text:span text:style-name="T1"/></text:p>
          <text:p text:style-name="P2"><text:span text:style-name="T1">Because this was designed to build in our internal environment</text:span></text:p>
          <text:p text:style-name="P2"><text:span text:style-name="T1">originally the workspace has been set up to build PC/SC-Lite</text:span></text:p>
          <text:p text:style-name="P2"><text:span text:style-name="T1">with a specific environment and configuration (see the buildenv</text:span></text:p>
          <text:p text:style-name="P2"><text:span text:style-name="T1">directory and enclosed README). <text:s/>Ultimately this will need to be</text:span></text:p>
          <text:p text:style-name="P2"><text:span text:style-name="T1">resolved so it builds everything properly under the various supported</text:span></text:p>
          <text:p text:style-name="P2"><text:span text:style-name="T1">configurations on all of the supported platforms. <text:s/>Until then, the</text:span></text:p>
          <text:p text:style-name="P2"><text:span text:style-name="T1">code should be considered to be Solaris specific, and only tested </text:span></text:p>
          <text:p text:style-name="P2"><text:span text:style-name="T1">to work with the pre-determined set of flags at configure time,</text:span></text:p>
          <text:p text:style-name="P2"><text:span text:style-name="T1">as provided in the setup script.</text:span></text:p>
        </draw:rect>
      </draw:page>
      <draw:page draw:name="page3" draw:style-name="dp1" draw:master-page-name="Default">
        <office:forms form:automatic-focus="false" form:apply-design-mode="false"/>
        <draw:rect draw:style-name="gr2" draw:text-style-name="P5" draw:layer="layout" svg:width="12.065cm" svg:height="6.132cm" svg:x="4.81cm" svg:y="15.805cm">
          <text:p text:style-name="P2"><text:span text:style-name="T2">configure script optional features [pre-build configuration]:</text:span></text:p>
          <text:p text:style-name="P2"><text:span text:style-name="T3"><text:s text:c="2"/></text:span></text:p>
          <text:p text:style-name="P2"><text:span text:style-name="T3"><text:s text:c="2"/></text:span><text:span text:style-name="T3">--disable-FEATURE <text:s text:c="12"/>do not include FEATURE </text:span></text:p>
          <text:p text:style-name="P2"><text:span text:style-name="T3"><text:s text:c="2"/></text:span><text:span text:style-name="T3">--enable-FEATURE[=ARG] <text:s text:c="7"/>include FEATURE [ARG=yes]</text:span></text:p>
          <text:p text:style-name="P2"><text:span text:style-name="T3"><text:s text:c="2"/></text:span><text:span text:style-name="T3">--disable-dependency-tracking speeds up one-time build</text:span></text:p>
          <text:p text:style-name="P2"><text:span text:style-name="T3"><text:s text:c="2"/></text:span><text:span text:style-name="T3">--enable-dependency-tracking <text:s/>do not reject slow dependency extractors</text:span></text:p>
          <text:p text:style-name="P2"><text:span text:style-name="T3"><text:s text:c="2"/></text:span><text:span text:style-name="T3">--enable-maintainer-mode <text:s text:c="5"/>enable make rules and dependencies</text:span></text:p>
          <text:p text:style-name="P2"><text:span text:style-name="T3"><text:s text:c="2"/></text:span><text:span text:style-name="T3">--enable-shared[=PKGS] <text:s text:c="7"/>build shared libraries [default=yes]</text:span></text:p>
          <text:p text:style-name="P2"><text:span text:style-name="T3"><text:s text:c="2"/></text:span><text:span text:style-name="T3">--enable-static[=PKGS] <text:s text:c="7"/>build static libraries [default=yes]</text:span></text:p>
          <text:p text:style-name="P2"><text:span text:style-name="T3"><text:s text:c="2"/></text:span><text:span text:style-name="T3">--enable-fast-install[=PKGS] <text:s/>optimize for fast install [default=yes]</text:span></text:p>
          <text:p text:style-name="P2"><text:span text:style-name="T3"><text:s text:c="2"/></text:span><text:span text:style-name="T3">--disable-libtool-lock <text:s text:c="7"/>avoid locking <text:s/>--disable-libusb</text:span></text:p>
          <text:p text:style-name="P2"><text:span text:style-name="T3"><text:s text:c="2"/></text:span><text:span text:style-name="T3">--enable-usbdropdir=DIR <text:s text:c="6"/>directory containing USB drivers (default</text:span></text:p>
          <text:p text:style-name="P2"><text:span text:style-name="T3"><text:s text:c="32"/></text:span><text:span text:style-name="T3">/usr/local/pcsc/drivers)</text:span></text:p>
          <text:p text:style-name="P2"><text:span text:style-name="T3"><text:s text:c="2"/></text:span><text:span text:style-name="T3">--enable-debugatr <text:s text:c="12"/>enable ATR debug messages from pcscd</text:span></text:p>
          <text:p text:style-name="P2"><text:span text:style-name="T3"><text:s text:c="2"/></text:span><text:span text:style-name="T3">--enable-scf <text:s text:c="17"/>use SCF for reader support</text:span></text:p>
          <text:p text:style-name="P2"><text:span text:style-name="T3"><text:s text:c="2"/></text:span><text:span text:style-name="T3">--enable-confdir=DIR <text:s text:c="9"/>dir containing pcsc.conf (default /etc)</text:span></text:p>
          <text:p text:style-name="P2"><text:span text:style-name="T3"><text:s text:c="2"/></text:span><text:span text:style-name="T3">--enable-runpid=FILE <text:s text:c="9"/>file containing pcscd pid</text:span></text:p>
          <text:p text:style-name="P2"><text:span text:style-name="T3"><text:s text:c="2"/></text:span><text:span text:style-name="T3">--enable-ipcdir=DIR <text:s text:c="10"/>dir containing IPC files (default /var/run)</text:span></text:p>
          <text:p text:style-name="P2"><text:span text:style-name="T3"/></text:p>
        </draw:rect>
        <draw:rect draw:style-name="gr2" draw:text-style-name="P6" draw:layer="layout" svg:width="12.065cm" svg:height="3.175cm" svg:x="4.175cm" svg:y="23.09cm">
          <text:p text:style-name="P2"><text:span text:style-name="T2"><text:s text:c="5"/></text:span><text:span text:style-name="T2">Command line options:</text:span></text:p>
          <text:p text:style-name="P2"><text:span text:style-name="T2"/></text:p>
          <text:p text:style-name="P2"><text:span text:style-name="T4"><text:s text:c="7"/></text:span><text:span text:style-name="T4">-a, --apdu <text:s text:c="10"/>log APDUs and SW using the debug method (see -d)</text:span></text:p>
          <text:p text:style-name="P2"><text:span text:style-name="T4"><text:s text:c="7"/></text:span><text:span text:style-name="T4">-c, --config file <text:s text:c="3"/>Specifies alternate location for reader.conf</text:span></text:p>
          <text:p text:style-name="P2"><text:span text:style-name="T4"><text:s text:c="7"/></text:span><text:span text:style-name="T4">-d, --debug OUTPUT <text:s text:c="2"/>display debug messages.</text:span></text:p>
          <text:p text:style-name="P2"><text:span text:style-name="T4"><text:s text:c="7"/></text:span><text:span text:style-name="T4">-f, --foreground <text:s text:c="4"/>Runs pcscd in the foreground (no daemon)</text:span></text:p>
          <text:p text:style-name="P2"><text:span text:style-name="T4"><text:s text:c="7"/></text:span><text:span text:style-name="T4">-h, --help <text:s text:c="10"/>Displays information about the pcscd command line</text:span></text:p>
          <text:p text:style-name="P2"><text:span text:style-name="T4"><text:s text:c="7"/></text:span><text:span text:style-name="T4">-v, --version <text:s text:c="7"/>Displays the program version number</text:span></text:p>
        </draw:rect>
        <draw:frame draw:style-name="gr5" draw:text-style-name="P8" draw:layer="layout" svg:width="12.94cm" svg:height="1.665cm" svg:x="4.275cm" svg:y="1.535cm">
          <draw:text-box>
            <text:p text:style-name="P7"><text:span text:style-name="T5">PC/SC-Lite 1.3.2 from repository <text:s/>trunk</text:span></text:p>
            <text:p text:style-name="P7"><text:span text:style-name="T5">(starting point for adaptation)</text:span></text:p>
          </draw:text-box>
        </draw:frame>
        <draw:g>
          <draw:rect draw:style-name="gr6" draw:text-style-name="P9" draw:layer="layout" svg:width="9.732cm" svg:height="9.017cm" svg:x="5.903cm" svg:y="4.6cm">
            <text:p text:style-name="P1"/>
          </draw:rect>
          <draw:rect draw:style-name="gr7" draw:text-style-name="P7" draw:layer="layout" svg:width="7.486cm" svg:height="1.27cm" svg:x="6.345cm" svg:y="5.87cm">
            <text:p text:style-name="P7">pcscd</text:p>
          </draw:rect>
          <draw:rect draw:style-name="gr8" draw:text-style-name="P7" draw:layer="layout" svg:width="7.486cm" svg:height="1.27cm" svg:x="6.345cm" svg:y="11.585cm">
            <text:p text:style-name="P7">libpcsclite.so.1</text:p>
          </draw:rect>
          <draw:ellipse draw:style-name="gr9" draw:text-style-name="P10" draw:layer="layout" svg:width="3.743cm" svg:height="1.27cm" svg:x="7.229cm" svg:y="9.31cm">
            <text:p text:style-name="P7"><text:span text:style-name="T6">/var/run/pcscd.pub</text:span></text:p>
          </draw:ellipse>
          <draw:g>
            <draw:custom-shape draw:style-name="gr10" draw:text-style-name="P11" draw:layer="layout" svg:width="1.872cm" svg:height="4.445cm" svg:x="11.171cm" svg:y="7.14cm">
              <text:p text:style-name="P1"/>
              <draw:enhanced-geometry svg:viewBox="0 0 21600 21600" draw:mirror-horizontal="false" draw:mirror-vertical="false" draw:text-areas="?f0 ?f8 ?f2 ?f9" draw:type="up-down-arrow" draw:modifiers="5400 4300" draw:enhanced-path="M 0 ?f1 L 10800 0 21600 ?f1 ?f2 ?f1 ?f2 ?f3 21600 ?f3 10800 21600 0 ?f3 ?f0 ?f3 ?f0 ?f1 Z N">
                <draw:equation draw:name="f0" draw:formula="$0 "/>
                <draw:equation draw:name="f1" draw:formula="$1 "/>
                <draw:equation draw:name="f2" draw:formula="21600-$0 "/>
                <draw:equation draw:name="f3" draw:formula="21600-$1 "/>
                <draw:equation draw:name="f4" draw:formula="10800-$1 "/>
                <draw:equation draw:name="f5" draw:formula="$0 *?f4 /10800"/>
                <draw:equation draw:name="f6" draw:formula="21600-?f5 "/>
                <draw:equation draw:name="f7" draw:formula="10800-$0 "/>
                <draw:equation draw:name="f8" draw:formula="$1 *?f7 /10800"/>
                <draw:equation draw:name="f9" draw:formula="21600-?f8 "/>
                <draw:handle draw:handle-position="$0 $1" draw:handle-range-x-minimum="0" draw:handle-range-x-maximum="10800" draw:handle-range-y-minimum="0" draw:handle-range-y-maximum="10800"/>
              </draw:enhanced-geometry>
            </draw:custom-shape>
            <draw:rect draw:style-name="gr11" draw:text-style-name="P13" draw:layer="layout" svg:width="3.821cm" svg:height="0.443cm" draw:transform="rotate (-1.57079632679579) translate (12.402cm 7.531cm)">
              <text:p text:style-name="P12"><text:span text:style-name="T7">/var/run/pcscd.comm</text:span></text:p>
            </draw:rect>
          </draw:g>
          <draw:line draw:style-name="gr12" draw:text-style-name="P9" draw:layer="layout" svg:x1="9.079cm" svg:y1="7.14cm" svg:x2="9.079cm" svg:y2="9.299cm">
            <text:p text:style-name="P1"/>
          </draw:line>
          <draw:line draw:style-name="gr12" draw:text-style-name="P9" draw:layer="layout" svg:x1="9.101cm" svg:y1="10.58cm" svg:x2="9.101cm" svg:y2="11.545cm">
            <text:p text:style-name="P1"/>
          </draw:line>
          <draw:line draw:style-name="gr13" draw:text-style-name="P9" draw:layer="layout" svg:x1="8.511cm" svg:y1="10.58cm" svg:x2="7.723cm" svg:y2="11.215cm">
            <text:p text:style-name="P1"/>
          </draw:line>
          <draw:line draw:style-name="gr13" draw:text-style-name="P9" draw:layer="layout" svg:x1="9.742cm" svg:y1="10.58cm" svg:x2="10.53cm" svg:y2="11.215cm">
            <text:p text:style-name="P1"/>
          </draw:line>
          <draw:line draw:style-name="gr14" draw:text-style-name="P9" draw:layer="layout" svg:x1="7.62cm" svg:y1="5.058cm" svg:x2="7.62cm" svg:y2="5.845cm">
            <text:p text:style-name="P1"/>
          </draw:line>
          <draw:rect draw:style-name="gr15" draw:text-style-name="P14" draw:layer="layout" svg:width="3.249cm" svg:height="0.635cm" svg:x="6.397cm" svg:y="4.7cm">
            <text:p text:style-name="P7"><text:span text:style-name="T8">/etc/reader.conf</text:span></text:p>
          </draw:rect>
          <draw:rect draw:style-name="gr15" draw:text-style-name="P15" draw:layer="layout" svg:width="2.313cm" svg:height="0.635cm" svg:x="12.947cm" svg:y="9.01cm">
            <text:p text:style-name="P7"><text:span text:style-name="T9">UNIX-domain</text:span></text:p>
            <text:p text:style-name="P7"><text:span text:style-name="T9">socket</text:span></text:p>
          </draw:rect>
          <draw:rect draw:style-name="gr16" draw:text-style-name="P16" draw:layer="layout" svg:width="1.905cm" svg:height="0.002cm" draw:transform="rotate (1.5707963267946) translate (6.809cm 10.069cm)">
            <text:p text:style-name="P2"><text:span text:style-name="T9">Memory mapped</text:span></text:p>
            <text:p text:style-name="P2"><text:span text:style-name="T9">one-way status push</text:span></text:p>
            <text:p text:style-name="P2"><text:span text:style-name="T9"/></text:p>
          </draw:rect>
          <draw:rect draw:style-name="gr7" draw:text-style-name="P7" draw:layer="layout" svg:width="7.486cm" svg:height="1.27cm" svg:x="6.345cm" svg:y="5.87cm">
            <text:p text:style-name="P7">pcscd</text:p>
          </draw:rect>
          <draw:rect draw:style-name="gr2" draw:text-style-name="P14" draw:layer="layout" svg:width="8.761cm" svg:height="0.835cm" svg:x="5.903cm" svg:y="13.7cm">
            <text:p text:style-name="P7"><text:span text:style-name="T10">Diagram 1</text:span></text:p>
          </draw:rect>
        </draw:g>
      </draw:page>
      <draw:page draw:name="page4" draw:style-name="dp1" draw:master-page-name="Default">
        <office:forms form:automatic-focus="false" form:apply-design-mode="false"/>
        <draw:rect draw:style-name="gr17" draw:text-style-name="P17" draw:layer="layout" svg:width="2.794cm" svg:height="0.635cm" svg:x="8.925cm" svg:y="8.745cm">
          <text:p text:style-name="P7"><text:span text:style-name="T11">/var/run/fifo/</text:span><text:span text:style-name="T12">&lt;dpy#&gt;.o</text:span></text:p>
        </draw:rect>
        <draw:rect draw:style-name="gr17" draw:text-style-name="P17" draw:layer="layout" svg:width="2.794cm" svg:height="0.635cm" svg:x="8.823cm" svg:y="8.595cm">
          <text:p text:style-name="P7"><text:span text:style-name="T11">/var/run/fifo/</text:span><text:span text:style-name="T12">&lt;dpy#&gt;.o</text:span></text:p>
        </draw:rect>
        <draw:line draw:style-name="gr18" draw:text-style-name="P9" draw:layer="layout" svg:x1="11.461cm" svg:y1="7.636cm" svg:x2="12.985cm" svg:y2="7.636cm">
          <text:p text:style-name="P1"/>
        </draw:line>
        <draw:rect draw:style-name="gr17" draw:text-style-name="P17" draw:layer="layout" svg:width="2.794cm" svg:height="0.635cm" svg:x="8.867cm" svg:y="7.573cm">
          <text:p text:style-name="P7"><text:span text:style-name="T11">/var/run/fifo/</text:span><text:span text:style-name="T12">&lt;dpy#&gt;.o</text:span></text:p>
        </draw:rect>
        <draw:rect draw:style-name="gr17" draw:text-style-name="P17" draw:layer="layout" svg:width="2.794cm" svg:height="0.635cm" svg:x="8.767cm" svg:y="7.472cm">
          <text:p text:style-name="P7"><text:span text:style-name="T11">/var/run/fifo/</text:span><text:span text:style-name="T12">&lt;dpy#&gt;.o</text:span></text:p>
        </draw:rect>
        <draw:rect draw:style-name="gr17" draw:text-style-name="P18" draw:layer="layout" svg:width="6.35cm" svg:height="1.905cm" svg:x="13.366cm" svg:y="7.637cm">
          <text:p text:style-name="P7"><text:span text:style-name="T13">pcscd -I -x :&lt;dpy#&gt;</text:span></text:p>
          <text:p text:style-name="P7"><text:span text:style-name="T14">instance</text:span></text:p>
        </draw:rect>
        <draw:rect draw:style-name="gr17" draw:text-style-name="P18" draw:layer="layout" svg:width="6.35cm" svg:height="1.905cm" svg:x="13.165cm" svg:y="7.475cm">
          <text:p text:style-name="P7"><text:span text:style-name="T13">pcscd -I -x :&lt;dpy#&gt;</text:span></text:p>
          <text:p text:style-name="P7"><text:span text:style-name="T14">instance</text:span></text:p>
        </draw:rect>
        <draw:rect draw:style-name="gr19" draw:text-style-name="P18" draw:layer="layout" svg:width="6.35cm" svg:height="1.905cm" svg:x="12.931cm" svg:y="7.301cm">
          <text:p text:style-name="P7"><text:span text:style-name="T13">pcscd -I -x :&lt;dpy#&gt;</text:span></text:p>
          <text:p text:style-name="P7"><text:span text:style-name="T14">(instance)</text:span></text:p>
        </draw:rect>
        <draw:g>
          <draw:rect draw:style-name="gr20" draw:text-style-name="P7" draw:layer="layout" svg:width="5.08cm" svg:height="1.905cm" svg:x="8.438cm" svg:y="24.431cm">
            <text:p text:style-name="P1"/>
          </draw:rect>
          <draw:rect draw:style-name="gr20" draw:text-style-name="P7" draw:layer="layout" svg:width="5.08cm" svg:height="1.905cm" svg:x="8.203cm" svg:y="24.161cm">
            <text:p text:style-name="P1"/>
          </draw:rect>
          <draw:rect draw:style-name="gr21" draw:text-style-name="P7" draw:layer="layout" svg:width="5.08cm" svg:height="1.905cm" svg:x="7.933cm" svg:y="23.826cm">
            <text:p text:style-name="P7">libpcsclite.so.1</text:p>
          </draw:rect>
        </draw:g>
        <draw:line draw:style-name="gr22" draw:text-style-name="P9" draw:layer="layout" svg:x1="4.175cm" svg:y1="11.795cm" svg:x2="10.525cm" svg:y2="21.955cm">
          <text:p text:style-name="P1"/>
        </draw:line>
        <draw:line draw:style-name="gr23" draw:text-style-name="P9" draw:layer="layout" svg:x1="4.041cm" svg:y1="9.811cm" svg:x2="4.041cm" svg:y2="10.446cm">
          <text:p text:style-name="P1"/>
        </draw:line>
        <draw:line draw:style-name="gr22" draw:text-style-name="P9" draw:layer="layout" svg:x1="10.525cm" svg:y1="23.86cm" svg:x2="10.525cm" svg:y2="21.879cm">
          <text:p text:style-name="P1"/>
        </draw:line>
        <draw:line draw:style-name="gr22" draw:text-style-name="P9" draw:layer="layout" svg:x1="17.51cm" svg:y1="9.255cm" svg:x2="10.525cm" svg:y2="21.955cm">
          <text:p text:style-name="P1"/>
        </draw:line>
        <draw:path draw:style-name="gr24" draw:text-style-name="P9" draw:layer="layout" svg:width="2.539cm" svg:height="0.199cm" svg:x="9.255cm" svg:y="19.415cm" svg:viewBox="0 0 2540 200" svg:d="m0 200c1270-452 2540 0 2540 0">
          <text:p text:style-name="P1"/>
        </draw:path>
        <draw:rect draw:style-name="gr25" draw:text-style-name="P17" draw:layer="layout" svg:width="2.794cm" svg:height="0.635cm" svg:x="8.667cm" svg:y="7.371cm">
          <text:p text:style-name="P7"><text:span text:style-name="T11">/var/run/fifo/</text:span><text:span text:style-name="T12">&lt;dpy#&gt;.o</text:span></text:p>
        </draw:rect>
        <draw:line draw:style-name="gr18" draw:text-style-name="P9" draw:layer="layout" svg:x1="7.116cm" svg:y1="7.706cm" svg:x2="8.686cm" svg:y2="7.706cm">
          <text:p text:style-name="P1"/>
        </draw:line>
        <draw:rect draw:style-name="gr25" draw:text-style-name="P17" draw:layer="layout" svg:width="2.794cm" svg:height="0.635cm" svg:x="8.668cm" svg:y="8.472cm">
          <text:p text:style-name="P7"><text:span text:style-name="T11">/var/run/fifo/</text:span><text:span text:style-name="T12">&lt;dpy#&gt;.i</text:span></text:p>
        </draw:rect>
        <draw:line draw:style-name="gr26" draw:text-style-name="P9" draw:layer="layout" svg:x1="7.117cm" svg:y1="8.807cm" svg:x2="8.687cm" svg:y2="8.807cm">
          <text:p text:style-name="P1"/>
        </draw:line>
        <draw:line draw:style-name="gr26" draw:text-style-name="P9" draw:layer="layout" svg:x1="11.462cm" svg:y1="8.737cm" svg:x2="12.986cm" svg:y2="8.737cm">
          <text:p text:style-name="P1"/>
        </draw:line>
        <draw:rect draw:style-name="gr27" draw:text-style-name="P19" draw:layer="layout" svg:width="6.985cm" svg:height="0.2cm" svg:x="6.581cm" svg:y="6.936cm">
          <text:p text:style-name="P2"><text:span text:style-name="T15"><text:s text:c="3"/></text:span><text:span text:style-name="T15">- </text:span><text:span text:style-name="T16">PING</text:span><text:span text:style-name="T17"> messages</text:span><text:span text:style-name="T18"> <text:s/></text:span></text:p>
          <text:p text:style-name="P2"><text:span text:style-name="T18"><text:s text:c="3"/></text:span><text:span text:style-name="T18">- </text:span><text:span text:style-name="T19">ioctl(..., I_SENDFD, ...)</text:span></text:p>
          <text:p text:style-name="P2"><text:span text:style-name="T20"/></text:p>
        </draw:rect>
        <draw:frame draw:style-name="gr28" draw:text-style-name="P19" draw:layer="layout" svg:width="5.895cm" svg:height="0.793cm" svg:x="8.605cm" svg:y="9.438cm">
          <draw:text-box>
            <text:p text:style-name="P2"><text:span text:style-name="T17">- <text:s/></text:span><text:span text:style-name="T16">ACK</text:span><text:span text:style-name="T17"> (ping reply) messages</text:span></text:p>
            <text:p text:style-name="P2"><text:span text:style-name="T17">- <text:s/>“</text:span><text:span text:style-name="T19">instance died</text:span><text:span text:style-name="T17">”</text:span><text:span text:style-name="T18"> messages</text:span></text:p>
          </draw:text-box>
        </draw:frame>
        <draw:frame draw:style-name="gr29" draw:text-style-name="P20" draw:layer="layout" svg:width="3.99cm" svg:height="1.19cm" svg:x="8.62cm" svg:y="18.045cm">
          <draw:text-box>
            <text:p text:style-name="P2"><text:span text:style-name="T21">Client connection migrates</text:span></text:p>
            <text:p text:style-name="P2"><text:span text:style-name="T21">from launcher to instance </text:span></text:p>
            <text:p text:style-name="P2"><text:span text:style-name="T21"><text:s/></text:span><text:span text:style-name="T21">when fd is sent over fifo.</text:span></text:p>
          </draw:text-box>
        </draw:frame>
        <draw:frame draw:style-name="gr28" draw:text-style-name="P21" draw:layer="layout" svg:width="3.99cm" svg:height="0.57cm" svg:x="4.425cm" svg:y="9.29cm">
          <draw:text-box>
            <text:p text:style-name="P2"><text:span text:style-name="T22">Managed by SMF </text:span></text:p>
          </draw:text-box>
        </draw:frame>
        <draw:g>
          <draw:path draw:style-name="gr30" draw:text-style-name="P22" draw:layer="layout" svg:width="4.444cm" svg:height="1.169cm" svg:x="10.291cm" svg:y="6.101cm" svg:viewBox="0 0 4445 1170" svg:d="m0 0c2963 0 4445 1170 4445 1170">
            <text:p text:style-name="P1"/>
          </draw:path>
          <draw:path draw:style-name="gr31" draw:text-style-name="P22" draw:layer="layout" svg:width="4.444cm" svg:height="1.169cm" svg:x="5.845cm" svg:y="6.101cm" svg:viewBox="0 0 4445 1170" svg:d="m4445 0c-2963 0-4445 1170-4445 1170">
            <text:p text:style-name="P1"/>
          </draw:path>
        </draw:g>
        <draw:frame draw:style-name="gr28" draw:text-style-name="P23" draw:layer="layout" svg:width="8.358cm" svg:height="0.877cm" svg:x="6.612cm" svg:y="4.81cm">
          <draw:text-box>
            <text:p text:style-name="P2"><text:span text:style-name="T23">Launcher forks execs </text:span><text:span text:style-name="T24">/bin/ctrun</text:span><text:span text:style-name="T23"> to spawn an instance. <text:s/></text:span></text:p>
            <text:p text:style-name="P2"><text:span text:style-name="T23"><text:s text:c="11"/></text:span><text:span text:style-name="T23">(this disengages instance from SMF) </text:span></text:p>
          </draw:text-box>
        </draw:frame>
        <draw:frame draw:style-name="gr32" draw:text-style-name="P24" draw:layer="layout" svg:width="5.58cm" svg:height="1.503cm" svg:x="2.605cm" svg:y="20.257cm">
          <draw:text-box>
            <text:p text:style-name="P2"><text:span text:style-name="T25">Launching, connection, verification:</text:span></text:p>
            <text:p text:style-name="P2"><text:span text:style-name="T25"><text:s/></text:span></text:p>
            <text:p text:style-name="P2"><text:span text:style-name="T26"><text:s text:c="4"/></text:span><text:span text:style-name="T26">SCardEstablishContext()</text:span><text:span text:style-name="T26"><text:line-break/></text:span><text:span text:style-name="T26"> <text:s text:c="3"/>SCardCheckDaemonAvailability()</text:span></text:p>
          </draw:text-box>
        </draw:frame>
        <draw:frame draw:style-name="gr33" draw:text-style-name="P25" draw:layer="layout" svg:width="5.01cm" svg:height="4.007cm" svg:x="14.405cm" svg:y="19.023cm">
          <draw:text-box>
            <text:p text:style-name="P2"><text:span text:style-name="T25">RPC functions:</text:span></text:p>
            <text:p text:style-name="P2"><text:span text:style-name="T27"/></text:p>
            <text:p text:style-name="P2"><text:span text:style-name="T26"><text:s text:c="3"/></text:span><text:span text:style-name="T26">SCardEstablishContext()</text:span></text:p>
            <text:p text:style-name="P2"><text:span text:style-name="T26"><text:s text:c="3"/></text:span><text:span text:style-name="T26">SCardReleaseContext()</text:span></text:p>
            <text:p text:style-name="P2"><text:span text:style-name="T26"><text:s text:c="3"/></text:span><text:span text:style-name="T26">SCardConnect()</text:span></text:p>
            <text:p text:style-name="P2"><text:span text:style-name="T26"><text:s text:c="3"/></text:span><text:span text:style-name="T26">SCardReconnec t() </text:span></text:p>
            <text:p text:style-name="P2"><text:span text:style-name="T26"><text:s text:c="3"/></text:span><text:span text:style-name="T26">SCardDisconnect()</text:span></text:p>
            <text:p text:style-name="P2"><text:span text:style-name="T26"><text:s text:c="3"/></text:span><text:span text:style-name="T26">SCardGetAttribute() </text:span></text:p>
            <text:p text:style-name="P2"><text:span text:style-name="T26"><text:s text:c="3"/></text:span><text:span text:style-name="T26">SCardSetAttribute()</text:span></text:p>
            <text:p text:style-name="P2"><text:span text:style-name="T26"><text:s text:c="3"/></text:span><text:span text:style-name="T26">SCardBeginTransaction()</text:span></text:p>
            <text:p text:style-name="P2"><text:span text:style-name="T26"><text:s text:c="3"/></text:span><text:span text:style-name="T26">SCardEndTransaction()</text:span></text:p>
            <text:p text:style-name="P2"><text:span text:style-name="T26"><text:s text:c="3"/></text:span><text:span text:style-name="T26">SCardTransmit()</text:span></text:p>
          </draw:text-box>
        </draw:frame>
        <draw:line draw:style-name="gr34" draw:text-style-name="P9" draw:layer="layout" svg:x1="3.604cm" svg:y1="6.715cm" svg:x2="3.604cm" svg:y2="7.278cm">
          <text:p text:style-name="P1"/>
        </draw:line>
        <draw:frame draw:style-name="gr28" draw:text-style-name="P26" draw:layer="layout" svg:width="5.715cm" svg:height="0.57cm" svg:x="1.635cm" svg:y="6.18cm">
          <draw:text-box>
            <text:p text:style-name="P2"><text:span text:style-name="T28">/etc/smartcard/pcscd.conf</text:span></text:p>
          </draw:text-box>
        </draw:frame>
        <draw:frame draw:style-name="gr28" draw:text-style-name="P26" draw:layer="layout" svg:width="5.715cm" svg:height="1.19cm" svg:x="14.135cm" svg:y="5.41cm">
          <draw:text-box>
            <text:p text:style-name="P2"><text:span text:style-name="T28">Loads plugin-specific .conf files from </text:span><text:span text:style-name="T29">/etc/smartcard</text:span><text:span text:style-name="T28"> and uses plugin-specific helper scrips from </text:span><text:span text:style-name="T29">/usr/lib/smartcard</text:span></text:p>
          </draw:text-box>
        </draw:frame>
        <draw:frame draw:style-name="gr35" draw:text-style-name="P27" draw:layer="layout" svg:width="5.08cm" svg:height="2.54cm" svg:x="7.985cm" svg:y="10.525cm">
          <draw:text-box>
            <text:p text:style-name="P2"><text:span text:style-name="T30">/usr/smartcard/lib/</text:span></text:p>
            <text:p text:style-name="P2"><text:span text:style-name="T31"/></text:p>
            <text:p text:style-name="P2"><text:span text:style-name="T31"><text:s text:c="4"/></text:span><text:span text:style-name="T28">pcscd-validate.conf</text:span></text:p>
            <text:p text:style-name="P2"><text:span text:style-name="T32"><text:s text:c="7"/></text:span><text:span text:style-name="T32">pcscdValidate.so.1</text:span></text:p>
            <text:p text:style-name="P2"><text:span text:style-name="T32"><text:s text:c="7"/></text:span><text:span text:style-name="T32">pcscdValidate-SunRay.so.1</text:span></text:p>
            <text:p text:style-name="P2"><text:span text:style-name="T32"><text:s text:c="7"/></text:span><text:span text:style-name="T29">etc</text:span><text:span text:style-name="T32"> ...</text:span></text:p>
            <text:p text:style-name="P2"><text:span text:style-name="T32"><text:s text:c="7"/></text:span></text:p>
            <text:p text:style-name="P2"><text:span text:style-name="T32"><text:s text:c="7"/></text:span></text:p>
            <text:p text:style-name="P2"><text:span text:style-name="T28"><text:s/></text:span></text:p>
          </draw:text-box>
        </draw:frame>
        <draw:frame draw:style-name="gr36" draw:text-style-name="P28" draw:layer="layout" svg:width="1.859cm" svg:height="0.57cm" svg:x="11.171cm" svg:y="11.125cm">
          <draw:text-box>
            <text:p text:style-name="P2"><text:span text:style-name="T33">(plugins)</text:span></text:p>
          </draw:text-box>
        </draw:frame>
        <draw:frame draw:style-name="gr28" draw:text-style-name="P29" draw:layer="layout" svg:width="15.875cm" svg:height="0.958cm" svg:x="2.64cm" svg:y="2.37cm">
          <draw:text-box>
            <text:p text:style-name="P2"><text:span text:style-name="T5">PC/SC-Lite Scalability &amp; Security Enhancements</text:span></text:p>
          </draw:text-box>
        </draw:frame>
        <draw:rect draw:style-name="gr37" draw:text-style-name="P30" draw:layer="layout" svg:width="1.905cm" svg:height="1.414cm" svg:x="3.105cm" svg:y="10.381cm">
          <text:p text:style-name="P7"><text:span text:style-name="T34">tcp/ip</text:span></text:p>
          <text:p text:style-name="P7"><text:span text:style-name="T34">port 5999</text:span></text:p>
        </draw:rect>
        <draw:rect draw:style-name="gr19" draw:text-style-name="P18" draw:layer="layout" svg:width="5.842cm" svg:height="2.54cm" svg:x="1.308cm" svg:y="7.35cm">
          <text:p text:style-name="P7"><text:span text:style-name="T13">pcscd -L</text:span></text:p>
          <text:p text:style-name="P7"><text:span text:style-name="T14">(launcher)</text:span></text:p>
        </draw:rect>
        <draw:frame draw:style-name="gr36" draw:text-style-name="P26" draw:layer="layout" svg:width="4.445cm" svg:height="0.57cm" svg:x="7.485cm" svg:y="13.965cm">
          <draw:text-box>
            <text:p text:style-name="P2"><text:span text:style-name="T28">/etc/dt/config/Xservers</text:span></text:p>
          </draw:text-box>
        </draw:frame>
        <draw:frame draw:style-name="gr36" draw:text-style-name="P31" draw:layer="layout" svg:width="5.685cm" svg:height="0.793cm" svg:x="9.89cm" svg:y="13.265cm">
          <draw:text-box>
            <text:p text:style-name="P2"><text:span text:style-name="T35">Sun Ray session interfaces among any </text:span></text:p>
            <text:p text:style-name="P2"><text:span text:style-name="T35">other plugin-specific dependencies</text:span></text:p>
          </draw:text-box>
        </draw:frame>
        <draw:line draw:style-name="gr34" draw:text-style-name="P9" draw:layer="layout" svg:x1="9.12cm" svg:y1="13.9cm" svg:x2="9.12cm" svg:y2="12.73cm">
          <text:p text:style-name="P1"/>
        </draw:line>
        <draw:g>
          <draw:frame draw:style-name="gr38" draw:text-style-name="P27" draw:layer="layout" svg:width="4.318cm" svg:height="3.381cm" svg:x="1.362cm" svg:y="14.956cm">
            <draw:text-box>
              <text:p text:style-name="P2"><text:span text:style-name="T30">/usr/smartcard/lib/</text:span></text:p>
              <text:p text:style-name="P2"><text:span text:style-name="T30"/></text:p>
              <text:p text:style-name="P2"><text:span text:style-name="T28"><text:s text:c="2"/></text:span><text:span text:style-name="T28">[pcscdAuth.conf]</text:span></text:p>
              <text:p text:style-name="P2"><text:span text:style-name="T32"><text:s text:c="6"/></text:span><text:span text:style-name="T32">pcscdAuth.so.1</text:span></text:p>
              <text:p text:style-name="P2"><text:span text:style-name="T32"/></text:p>
              <text:p text:style-name="P2"><text:span text:style-name="T28"><text:s text:c="3"/></text:span><text:span text:style-name="T28">[pcscdAuth-SunRay.conf]</text:span></text:p>
              <text:p text:style-name="P2"><text:span text:style-name="T32"><text:s text:c="6"/></text:span><text:span text:style-name="T32">pcscdAuth-SunRay.so.1</text:span></text:p>
              <text:p text:style-name="P2"><text:span text:style-name="T32"/></text:p>
              <text:p text:style-name="P2"><text:span text:style-name="T32"><text:s text:c="3"/></text:span><text:span text:style-name="T29">etc...</text:span></text:p>
              <text:p text:style-name="P2"><text:span text:style-name="T32"/></text:p>
            </draw:text-box>
          </draw:frame>
          <draw:frame draw:style-name="gr36" draw:text-style-name="P28" draw:layer="layout" svg:width="1.859cm" svg:height="0.57cm" svg:x="4.221cm" svg:y="15.335cm">
            <draw:text-box>
              <text:p text:style-name="P2"><text:span text:style-name="T33">(plugins)</text:span></text:p>
            </draw:text-box>
          </draw:frame>
        </draw:g>
        <draw:line draw:style-name="gr34" draw:text-style-name="P9" draw:layer="layout" svg:x1="11.66cm" svg:y1="12.73cm" svg:x2="11.66cm" svg:y2="13.365cm">
          <text:p text:style-name="P1"/>
        </draw:line>
        <draw:line draw:style-name="gr34" draw:text-style-name="P9" draw:layer="layout" svg:x1="16.804cm" svg:y1="6.716cm" svg:x2="16.804cm" svg:y2="7.279cm">
          <text:p text:style-name="P1"/>
        </draw:line>
        <draw:line draw:style-name="gr39" draw:text-style-name="P9" draw:layer="layout" svg:x1="6.08cm" svg:y1="10.19cm" svg:x2="7.35cm" svg:y2="11.895cm">
          <text:p text:style-name="P1"/>
        </draw:line>
        <draw:g>
          <draw:frame draw:style-name="gr40" draw:text-style-name="P27" draw:layer="layout" svg:width="4.318cm" svg:height="3.381cm" svg:x="15.401cm" svg:y="14.75cm">
            <draw:text-box>
              <text:p text:style-name="P2"><text:span text:style-name="T30">/usr/smartcard/lib/</text:span></text:p>
              <text:p text:style-name="P2"><text:span text:style-name="T30"/></text:p>
              <text:p text:style-name="P2"><text:span text:style-name="T28"><text:s text:c="2"/></text:span><text:span text:style-name="T28">[ifdAuth.conf]</text:span></text:p>
              <text:p text:style-name="P2"><text:span text:style-name="T32"><text:s text:c="5"/></text:span><text:span text:style-name="T32">ifdAuth.so.1</text:span></text:p>
              <text:p text:style-name="P2"><text:span text:style-name="T32"/></text:p>
              <text:p text:style-name="P2"><text:span text:style-name="T28"><text:s text:c="3"/></text:span><text:span text:style-name="T28">[ifdAuth-SunRay.conf]</text:span></text:p>
              <text:p text:style-name="P2"><text:span text:style-name="T32"><text:s text:c="4"/></text:span><text:span text:style-name="T32">ifdAuth-SunRay.so.1</text:span></text:p>
              <text:p text:style-name="P2"><text:span text:style-name="T32"/></text:p>
              <text:p text:style-name="P2"><text:span text:style-name="T32"><text:s text:c="2"/></text:span><text:span text:style-name="T29"><text:s/></text:span><text:span text:style-name="T29">etc...</text:span></text:p>
              <text:p text:style-name="P2"><text:span text:style-name="T32"/></text:p>
            </draw:text-box>
          </draw:frame>
          <draw:frame draw:style-name="gr41" draw:text-style-name="P28" draw:layer="layout" svg:width="1.859cm" svg:height="0.522cm" svg:x="18.072cm" svg:y="15.245cm">
            <draw:text-box>
              <text:p text:style-name="P2"><text:span text:style-name="T33">(plugins)</text:span></text:p>
            </draw:text-box>
          </draw:frame>
        </draw:g>
        <draw:line draw:style-name="gr39" draw:text-style-name="P9" draw:layer="layout" svg:x1="2.07cm" svg:y1="10.075cm" svg:x2="2.07cm" svg:y2="14.77cm">
          <text:p text:style-name="P1"/>
        </draw:line>
        <draw:frame draw:style-name="gr42" draw:text-style-name="P32" draw:layer="layout" svg:width="4.45cm" svg:height="0.535cm" svg:x="4.805cm" svg:y="9.355cm">
          <draw:text-box>
            <text:p text:style-name="P2"><text:span text:style-name="T36">Managed by SMF</text:span></text:p>
          </draw:text-box>
        </draw:frame>
        <draw:line draw:style-name="gr20" draw:text-style-name="P9" draw:layer="layout" svg:x1="1.9cm" svg:y1="23.29cm" svg:x2="19.045cm" svg:y2="23.29cm">
          <text:p text:style-name="P1"/>
        </draw:line>
        <draw:frame draw:style-name="gr43" draw:text-style-name="P25" draw:layer="layout" svg:width="5.08cm" svg:height="2.129cm" svg:x="14.37cm" svg:y="23.606cm">
          <draw:text-box>
            <text:p text:style-name="P2"><text:span text:style-name="T25">Local funcs (ReaderState polling):</text:span></text:p>
            <text:p text:style-name="P2"><text:span text:style-name="T27"/></text:p>
            <text:p text:style-name="P2"><text:span text:style-name="T26"><text:s text:c="3"/></text:span><text:span text:style-name="T26">SCardListReaders()</text:span></text:p>
            <text:p text:style-name="P2"><text:span text:style-name="T26"><text:s text:c="3"/></text:span><text:span text:style-name="T26">SCardGetStatus</text:span></text:p>
            <text:p text:style-name="P2"><text:span text:style-name="T26"><text:s text:c="3"/></text:span><text:span text:style-name="T26">SCardGetStatusChange</text:span></text:p>
            <text:p text:style-name="P2"><text:span text:style-name="T26"/></text:p>
          </draw:text-box>
        </draw:frame>
        <draw:frame draw:style-name="gr44" draw:text-style-name="P19" draw:layer="layout" svg:width="3.437cm" svg:height="0.793cm" svg:x="5.783cm" svg:y="18.114cm">
          <draw:text-box>
            <text:p text:style-name="P2"><text:span text:style-name="T18">- Connect requests <text:s text:c="4"/></text:span></text:p>
            <text:p text:style-name="P2"><text:span text:style-name="T17">- </text:span><text:span text:style-name="T16">PING</text:span><text:span text:style-name="T17"> messages</text:span></text:p>
          </draw:text-box>
        </draw:frame>
        <draw:frame draw:style-name="gr44" draw:text-style-name="P19" draw:layer="layout" svg:width="5.895cm" svg:height="0.793cm" svg:x="6.715cm" svg:y="15.639cm">
          <draw:text-box>
            <text:p text:style-name="P2"><text:span text:style-name="T18">- Connect response (status) </text:span></text:p>
            <text:p text:style-name="P2"><text:span text:style-name="T18">- </text:span><text:span text:style-name="T20">ACK (</text:span><text:span text:style-name="T37">ping reply) messages</text:span></text:p>
          </draw:text-box>
        </draw:frame>
        <draw:line draw:style-name="gr45" draw:text-style-name="P9" draw:layer="layout" svg:x1="7.685cm" svg:y1="18.08cm" svg:x2="6.863cm" svg:y2="16.814cm">
          <text:p text:style-name="P1"/>
        </draw:line>
        <draw:line draw:style-name="gr46" draw:text-style-name="P9" draw:layer="layout" svg:x1="8.32cm" svg:y1="17.706cm" svg:x2="7.498cm" svg:y2="16.44cm">
          <text:p text:style-name="P1"/>
        </draw:line>
        <draw:frame draw:style-name="gr44" draw:text-style-name="P33" draw:layer="layout" svg:width="3.355cm" svg:height="0.522cm" svg:x="1.635cm" svg:y="22.755cm">
          <draw:text-box>
            <text:p text:style-name="P2"><text:span text:style-name="T20">GLOBAL ZONE</text:span></text:p>
          </draw:text-box>
        </draw:frame>
        <draw:frame draw:style-name="gr44" draw:text-style-name="P19" draw:layer="layout" svg:width="3.355cm" svg:height="0.793cm" svg:x="11.215cm" svg:y="15.67cm">
          <draw:text-box>
            <text:p text:style-name="P2"><text:span text:style-name="T18">- RPC return data</text:span></text:p>
            <text:p text:style-name="P2"><text:span text:style-name="T18">- ReaderState data</text:span></text:p>
          </draw:text-box>
        </draw:frame>
        <draw:line draw:style-name="gr46" draw:text-style-name="P9" draw:layer="layout" svg:x1="12.43cm" svg:y1="17.773cm" svg:x2="13.139cm" svg:y2="16.44cm">
          <text:p text:style-name="P1"/>
        </draw:line>
        <draw:line draw:style-name="gr47" draw:text-style-name="P9" draw:layer="layout" svg:x1="13.107cm" svg:y1="18.01cm" svg:x2="13.816cm" svg:y2="16.677cm">
          <text:p text:style-name="P1"/>
        </draw:line>
        <draw:line draw:style-name="gr34" draw:text-style-name="P9" draw:layer="layout" svg:x1="11.86cm" svg:y1="13.365cm" svg:x2="11.86cm" svg:y2="12.73cm">
          <text:p text:style-name="P1"/>
        </draw:line>
        <draw:line draw:style-name="gr48" draw:text-style-name="P9" draw:layer="layout" svg:x1="7.885cm" svg:y1="9.69cm" svg:x2="8.553cm" svg:y2="9.69cm">
          <text:p text:style-name="P1"/>
        </draw:line>
        <draw:line draw:style-name="gr48" draw:text-style-name="P9" draw:layer="layout" svg:x1="12.353cm" svg:y1="7.09cm" svg:x2="11.685cm" svg:y2="7.09cm">
          <text:p text:style-name="P1"/>
        </draw:line>
        <draw:frame draw:style-name="gr44" draw:text-style-name="P33" draw:layer="layout" svg:width="3.355cm" svg:height="0.522cm" svg:x="1.725cm" svg:y="23.325cm">
          <draw:text-box>
            <text:p text:style-name="P2"><text:span text:style-name="T20">LOCAL <text:s/>ZONE</text:span></text:p>
          </draw:text-box>
        </draw:frame>
        <draw:frame draw:style-name="gr44" draw:text-style-name="P19" draw:layer="layout" svg:width="3.355cm" svg:height="0.793cm" svg:x="12.561cm" svg:y="18.005cm">
          <draw:text-box>
            <text:p text:style-name="P2"><text:span text:style-name="T18">- RPC calls</text:span></text:p>
            <text:p text:style-name="P2"><text:span text:style-name="T18">- ReaderState requests</text:span></text:p>
          </draw:text-box>
        </draw:frame>
        <draw:rect draw:style-name="gr2" draw:text-style-name="P14" draw:layer="layout" svg:width="1.67cm" svg:height="0.835cm" svg:x="1.235cm" svg:y="25.765cm">
          <text:p text:style-name="P7"><text:span text:style-name="T10">Diagram 2 <text:s/></text:span><text:span text:style-name="T15"><text:s/></text:span></text:p>
        </draw:rect>
        <draw:line draw:style-name="gr39" draw:text-style-name="P9" draw:layer="layout" svg:x1="18.67cm" svg:y1="9.776cm" svg:x2="18.67cm" svg:y2="14.471cm">
          <text:p text:style-name="P1"/>
        </draw:line>
        <draw:line draw:style-name="gr48" draw:text-style-name="P9" draw:layer="layout" svg:x1="7.885cm" svg:y1="9.99cm" svg:x2="8.553cm" svg:y2="9.99cm">
          <text:p text:style-name="P1"/>
        </draw:line>
        <draw:line draw:style-name="gr48" draw:text-style-name="P9" draw:layer="layout" svg:x1="12.353cm" svg:y1="6.79cm" svg:x2="11.685cm" svg:y2="6.79cm">
          <text:p text:style-name="P1"/>
        </draw:line>
        <draw:frame draw:style-name="gr49" draw:text-style-name="P19" draw:layer="layout" svg:width="3.324cm" svg:height="1.049cm" draw:transform="rotate (-0.995012206562966) translate (9.415cm 20.215cm)">
          <draw:text-box>
            <text:p text:style-name="P2"><text:span text:style-name="T18">pre-connect</text:span></text:p>
          </draw:text-box>
        </draw:frame>
        <draw:frame draw:style-name="gr49" draw:text-style-name="P19" draw:layer="layout" svg:width="3.324cm" svg:height="1.049cm" draw:transform="rotate (1.02974425867646) translate (10.589cm 21.715cm)">
          <draw:text-box>
            <text:p text:style-name="P2"><text:span text:style-name="T18">post connect </text:span></text:p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50" draw:text-style-name="P5" draw:layer="layout" svg:width="14.557cm" svg:height="4.827cm" svg:x="1.636cm" svg:y="0.878cm">
          <draw:text-box>
            <text:p text:style-name="P2"><text:span text:style-name="T2">New autoconf configure options</text:span></text:p>
            <text:p text:style-name="P2"><text:span text:style-name="T3"><text:s/></text:span></text:p>
            <text:p text:style-name="P2"><text:span text:style-name="T3"><text:s text:c="5"/></text:span><text:span text:style-name="T3">--enable-rtlib=DIR <text:s text:c="12"/>Daemon-specific runtime path for library path</text:span></text:p>
            <text:p text:style-name="P2"><text:span text:style-name="T3"><text:s text:c="2"/></text:span></text:p>
            <text:p text:style-name="P2"><text:span text:style-name="T3"><text:s text:c="5"/></text:span><text:span text:style-name="T3">--enable-xtag=&lt;Xservers PATH&gt; <text:s/>specifies path to system's Xservers file. </text:span></text:p>
            <text:p text:style-name="P2"><text:span text:style-name="T3"><text:s text:c="36"/></text:span><text:span text:style-name="T3">Needed only if configuring for portsvc, ie. <text:s/></text:span></text:p>
            <text:p text:style-name="P2"><text:span text:style-name="T3"><text:s text:c="36"/></text:span><text:span text:style-name="T3">launcher mode</text:span></text:p>
            <text:p text:style-name="P2"><text:span text:style-name="T3"><text:s text:c="2"/></text:span></text:p>
            <text:p text:style-name="P2"><text:span text:style-name="T3"><text:s text:c="5"/></text:span><text:span text:style-name="T3">--enable-portsvc=PORT <text:s text:c="9"/>specifies port client library can contact </text:span></text:p>
            <text:p text:style-name="P2"><text:span text:style-name="T3"><text:s text:c="36"/></text:span><text:span text:style-name="T3">pcscd on if a server instance is running in</text:span></text:p>
            <text:p text:style-name="P2"><text:span text:style-name="T3"><text:s text:c="36"/></text:span><text:span text:style-name="T3">'port server' mode. (default=port server mode </text:span></text:p>
            <text:p text:style-name="P2"><text:span text:style-name="T3"><text:s text:c="36"/></text:span><text:span text:style-name="T3">not available)</text:span></text:p>
            <text:p text:style-name="P2"><text:span text:style-name="T3"/></text:p>
          </draw:text-box>
        </draw:frame>
        <draw:frame draw:style-name="gr50" draw:text-style-name="P5" draw:layer="layout" svg:width="15.24cm" svg:height="22.075cm" svg:x="1.635cm" svg:y="5.291cm">
          <draw:text-box>
            <text:p text:style-name="P2"><text:span text:style-name="T2">Revised Command-line options:</text:span></text:p>
            <text:p text:style-name="P2"><text:span text:style-name="T2"/></text:p>
            <text:p text:style-name="P2"><text:span text:style-name="T38"><text:s text:c="2"/></text:span><text:span text:style-name="T38">[ NOTE: Usage page auto-generated from command option tables &amp; KVP parser tables ]</text:span></text:p>
            <text:p text:style-name="P2"><text:span text:style-name="T4"/></text:p>
            <text:p text:style-name="P2"><text:span text:style-name="T3">Usage: pcscd options <text:s/></text:span></text:p>
            <text:p text:style-name="P2"><text:span text:style-name="T2"/></text:p>
            <text:p text:style-name="P2"><text:span text:style-name="T3"><text:s text:c="3"/></text:span><text:span text:style-name="T3">pcscd -?</text:span></text:p>
            <text:p text:style-name="P2"><text:span text:style-name="T3"><text:s text:c="3"/></text:span><text:span text:style-name="T3">pcscd -v</text:span></text:p>
            <text:p text:style-name="P2"><text:span text:style-name="T3"/></text:p>
            <text:p text:style-name="P2"><text:span text:style-name="T3"><text:s text:c="3"/></text:span><text:span text:style-name="T3">pcscd -k <text:s/>-x :display_number <text:s/>[ -P pid ]</text:span></text:p>
            <text:p text:style-name="P2"><text:span text:style-name="T3"/></text:p>
            <text:p text:style-name="P2"><text:span text:style-name="T3"><text:s text:c="3"/></text:span><text:span text:style-name="T3">pcscd -L <text:s/>[ -c config_file_path ] <text:s/>[ -b basedir ]</text:span></text:p>
            <text:p text:style-name="P2"><text:span text:style-name="T3"><text:s text:c="13"/></text:span><text:span text:style-name="T3">[ -m mapfile_path ] <text:s/>[ -o logfile ] <text:s/>[ -A ]</text:span></text:p>
            <text:p text:style-name="P2"><text:span text:style-name="T3"><text:s text:c="13"/></text:span><text:span text:style-name="T3">[ -p port_number ] <text:s/>[ -t {SOCKET_UNIX | SOCKET_INETV4} ]</text:span></text:p>
            <text:p text:style-name="P2"><text:span text:style-name="T3"><text:s text:c="13"/></text:span><text:span text:style-name="T3">[ -f ] <text:s/>[ -M ] <text:s/>[ -l {STDERR | SYSLOG} ]</text:span></text:p>
            <text:p text:style-name="P2"><text:span text:style-name="T3"><text:s text:c="13"/></text:span><text:span text:style-name="T3">[ -d {DEBUG | INFO | ERROR | CRITICAL} ] <text:s/>[ -a ]</text:span></text:p>
            <text:p text:style-name="P2"><text:span text:style-name="T3"><text:s text:c="13"/></text:span><text:span text:style-name="T3">[ -N time_secs ] <text:s/>[ -R time_secs ] <text:s/>[ -F timeout_secs ] [ -V ]</text:span></text:p>
            <text:p text:style-name="P2"><text:span text:style-name="T3"/></text:p>
            <text:p text:style-name="P2"><text:span text:style-name="T3"><text:s text:c="3"/></text:span><text:span text:style-name="T3">pcscd -I <text:s/>[ -x :display_number ]</text:span></text:p>
            <text:p text:style-name="P2"><text:span text:style-name="T3"><text:s text:c="13"/></text:span><text:span text:style-name="T3">[ -c config_file_path ] <text:s/>[ -b basedir ] <text:s/>[ -m mapfile_path ]</text:span></text:p>
            <text:p text:style-name="P2"><text:span text:style-name="T3"><text:s text:c="13"/></text:span><text:span text:style-name="T3">[ -i ifd_plugin_dir ] <text:s/>[ -r reader_config_path ]</text:span></text:p>
            <text:p text:style-name="P2"><text:span text:style-name="T3"><text:s text:c="13"/></text:span><text:span text:style-name="T3">[ -o logfile ] <text:s/>[ -A ] <text:s/>[ -p port_number ]</text:span></text:p>
            <text:p text:style-name="P2"><text:span text:style-name="T3"><text:s text:c="13"/></text:span><text:span text:style-name="T3">[ -t {SOCKET_UNIX | SOCKET_INETV4} ] <text:s/>[ -f ] <text:s/>[ -M ]</text:span></text:p>
            <text:p text:style-name="P2"><text:span text:style-name="T3"><text:s text:c="13"/></text:span><text:span text:style-name="T3">[ -l {STDERR | SYSLOG} ] <text:s/>[ -d {DEBUG | INFO | ERROR</text:span></text:p>
            <text:p text:style-name="P2"><text:span text:style-name="T3"><text:s text:c="16"/></text:span><text:span text:style-name="T3">... | CRITICAL} ] <text:s/>[ -a ] <text:s/>[ -V ]</text:span></text:p>
            <text:p text:style-name="P2"><text:span text:style-name="T3"/></text:p>
            <text:p text:style-name="P2"><text:span text:style-name="T3"><text:s text:c="3"/></text:span><text:span text:style-name="T3">pcscd <text:s text:c="4"/>[ -c config_file_path ] <text:s/>[ -b basedir ]</text:span></text:p>
            <text:p text:style-name="P2"><text:span text:style-name="T3"><text:s text:c="13"/></text:span><text:span text:style-name="T3">[ -m mapfile_path ] <text:s/>[ -i ifd_plugin_dir ]</text:span></text:p>
            <text:p text:style-name="P2"><text:span text:style-name="T3"><text:s text:c="13"/></text:span><text:span text:style-name="T3">[ -r reader_config_path ] <text:s/>[ -o logfile ] <text:s/>[ -A ]</text:span></text:p>
            <text:p text:style-name="P2"><text:span text:style-name="T3"><text:s text:c="13"/></text:span><text:span text:style-name="T3">[ -p port_number ] <text:s/>[ -t {SOCKET_UNIX | SOCKET_INETV4} ]</text:span></text:p>
            <text:p text:style-name="P2"><text:span text:style-name="T3"><text:s text:c="13"/></text:span><text:span text:style-name="T3">[ -f ] <text:s/>[ -M ] <text:s/>[ -l {STDERR | SYSLOG} ]</text:span></text:p>
            <text:p text:style-name="P2"><text:span text:style-name="T3"><text:s text:c="13"/></text:span><text:span text:style-name="T3">[ -d {DEBUG | INFO | ERROR | CRITICAL} ] <text:s/>[ -a ] [ -V ]</text:span></text:p>
            <text:p text:style-name="P2"><text:span text:style-name="T3"/></text:p>
            <text:p text:style-name="P2"><text:span text:style-name="T3"><text:s text:c="3"/></text:span><text:span text:style-name="T3">Options:</text:span></text:p>
            <text:p text:style-name="P2"><text:span text:style-name="T3"/></text:p>
            <text:p text:style-name="P2"><text:span text:style-name="T3"><text:s text:c="7"/></text:span><text:span text:style-name="T3">-L <text:s text:c="2"/>--launcher <text:s text:c="8"/>Run in launcher mode</text:span></text:p>
            <text:p text:style-name="P2"><text:span text:style-name="T3"><text:s text:c="7"/></text:span><text:span text:style-name="T3">-I <text:s text:c="2"/>--instance <text:s text:c="8"/>Run as instance (mode is used by launcher)</text:span></text:p>
            <text:p text:style-name="P2"><text:span text:style-name="T3"><text:s text:c="7"/></text:span><text:span text:style-name="T3">-k <text:s text:c="2"/>--stop <text:s text:c="12"/>Terminate instance handling specified display</text:span></text:p>
            <text:p text:style-name="P2"><text:span text:style-name="T3"><text:s text:c="7"/></text:span><text:span text:style-name="T3">-P <text:s text:c="2"/>--pid <text:s text:c="13"/>PID of instance to stop</text:span></text:p>
            <text:p text:style-name="P2"><text:span text:style-name="T3"><text:s text:c="7"/></text:span><text:span text:style-name="T3">-c <text:s text:c="2"/>--config <text:s text:c="10"/>Specify hierarchical server config file location</text:span></text:p>
            <text:p text:style-name="P2"><text:span text:style-name="T3"><text:s text:c="7"/></text:span><text:span text:style-name="T3">-b <text:s text:c="2"/>--basedir <text:s text:c="9"/>Specify hierarchical server base dir location</text:span></text:p>
            <text:p text:style-name="P2"><text:span text:style-name="T3"><text:s text:c="7"/></text:span><text:span text:style-name="T3">-r <text:s text:c="2"/>--reader <text:s text:c="10"/>Specify abs. or relative reader conf. location</text:span></text:p>
            <text:p text:style-name="P2"><text:span text:style-name="T3"><text:s text:c="7"/></text:span><text:span text:style-name="T3">-f <text:s text:c="2"/>--foreground <text:s text:c="6"/>Run in foreground (no daemon)</text:span></text:p>
            <text:p text:style-name="P2"><text:span text:style-name="T3"><text:s text:c="7"/></text:span><text:span text:style-name="T3">-i <text:s text:c="2"/>--ifd <text:s text:c="13"/>Specify abs. or rel. IFD handler plugin path</text:span></text:p>
            <text:p text:style-name="P2"><text:span text:style-name="T3"><text:s text:c="7"/></text:span><text:span text:style-name="T3">-x <text:s text:c="2"/>--display <text:s text:c="9"/>X display that owns reader(s) of interest</text:span></text:p>
            <text:p text:style-name="P2"><text:span text:style-name="T3"><text:s text:c="7"/></text:span><text:span text:style-name="T3">-t <text:s text:c="2"/>--transport <text:s text:c="7"/>Specify IPC comm. transport type</text:span></text:p>
            <text:p text:style-name="P2"><text:span text:style-name="T3"><text:s text:c="7"/></text:span><text:span text:style-name="T3">-p <text:s text:c="2"/>--port <text:s text:c="12"/>Specify INETV4 port number to use</text:span></text:p>
            <text:p text:style-name="P2"><text:span text:style-name="T3"><text:s text:c="7"/></text:span><text:span text:style-name="T3">-T <text:s text:c="2"/>--timeout <text:s text:c="9"/>Specify Instance timeout</text:span></text:p>
            <text:p text:style-name="P2"><text:span text:style-name="T3"><text:s text:c="7"/></text:span><text:span text:style-name="T3">-A <text:s text:c="2"/>--useauth <text:s text:c="9"/>Enable authentication</text:span></text:p>
            <text:p text:style-name="P2"><text:span text:style-name="T3"><text:s text:c="7"/></text:span><text:span text:style-name="T3">-m <text:s text:c="2"/>--mapfile <text:s text:c="9"/>Specify memory map file name</text:span></text:p>
            <text:p text:style-name="P2"><text:span text:style-name="T3"><text:s text:c="7"/></text:span><text:span text:style-name="T3">-M <text:s text:c="2"/>--usemap <text:s text:c="10"/>Enable memory-mapped reader state conveyance</text:span></text:p>
            <text:p text:style-name="P2"><text:span text:style-name="T3"><text:s text:c="7"/></text:span><text:span text:style-name="T3">-d <text:s text:c="2"/>--loglevel <text:s text:c="8"/>Set logging minimum severity level</text:span></text:p>
            <text:p text:style-name="P2"><text:span text:style-name="T3"><text:s text:c="7"/></text:span><text:span text:style-name="T3">-l <text:s text:c="2"/>--logtype <text:s text:c="9"/>Specify facility to send logging output to</text:span></text:p>
            <text:p text:style-name="P2"><text:span text:style-name="T3"><text:s text:c="7"/></text:span><text:span text:style-name="T3">-o <text:s text:c="2"/>--logfile <text:s text:c="9"/>Specify target of stderr</text:span></text:p>
            <text:p text:style-name="P2"><text:span text:style-name="T3"><text:s text:c="7"/></text:span><text:span text:style-name="T3">-a <text:s text:c="2"/>--apdu <text:s text:c="12"/>Log APDU commands and results</text:span></text:p>
            <text:p text:style-name="P2"><text:span text:style-name="T3"><text:s text:c="7"/></text:span><text:span text:style-name="T3">-V <text:s text:c="2"/>--verbose <text:s text:c="9"/>Debug verbosity level, 0=min</text:span></text:p>
            <text:p text:style-name="P2"><text:span text:style-name="T3"><text:s text:c="7"/></text:span><text:span text:style-name="T3">-N <text:s text:c="2"/>--launchthr <text:s text:c="7"/>Launched instance min time req. to assume success</text:span></text:p>
            <text:p text:style-name="P2"><text:span text:style-name="T3"><text:s text:c="7"/></text:span><text:span text:style-name="T3">-R <text:s text:c="2"/>--launchint <text:s text:c="7"/>Instance, max. allowed failed launches + retries</text:span></text:p>
            <text:p text:style-name="P2"><text:span text:style-name="T3"><text:s text:c="7"/></text:span><text:span text:style-name="T3">-F <text:s text:c="2"/>--fifotime <text:s text:c="8"/>Number of seconds to time out on fifo ping</text:span></text:p>
            <text:p text:style-name="P2"><text:span text:style-name="T3"><text:s text:c="7"/></text:span><text:span text:style-name="T3">-v <text:s text:c="2"/>--version <text:s text:c="9"/>Display the program version number</text:span></text:p>
            <text:p text:style-name="P2"><text:span text:style-name="T3"><text:s text:c="7"/></text:span><text:span text:style-name="T3">-? <text:s text:c="2"/>--help <text:s text:c="12"/>Display usage information</text:span></text:p>
            <text:p text:style-name="P2"><text:span text:style-name="T3"/></text:p>
          </draw:text-box>
        </draw:frame>
      </draw:page>
      <draw:page draw:name="page6" draw:style-name="dp1" draw:master-page-name="Default">
        <office:forms form:automatic-focus="false" form:apply-design-mode="false"/>
        <draw:rect draw:style-name="gr51" draw:text-style-name="P34" draw:layer="layout" svg:width="16.51cm" svg:height="16.51cm" svg:x="2.67cm" svg:y="3.875cm">
          <text:p text:style-name="P1"><text:span text:style-name="T3">#define KVP(key, consumer, visibility, type, result) \</text:span></text:p>
          <text:p text:style-name="P1"><text:span text:style-name="T3"><text:s text:c="10"/></text:span><text:span text:style-name="T3">{ #key, consumer, visibility, type, \</text:span></text:p>
          <text:p text:style-name="P1"><text:span text:style-name="T3"><text:s text:c="12"/></text:span><text:span text:style-name="T3">(struct kvpValidation *)&amp;key, (void *)result }</text:span></text:p>
          <text:p text:style-name="P1"><text:span text:style-name="T3"/></text:p>
          <text:p text:style-name="P1"><text:span text:style-name="T3"/></text:p>
          <text:p text:style-name="P1"><text:span text:style-name="T3">static struct kvp {</text:span></text:p>
          <text:p text:style-name="P1"><text:span text:style-name="T3"><text:s text:c="8"/></text:span><text:span text:style-name="T3">char *key; <text:s text:c="23"/>/* key name of this KVP */</text:span></text:p>
          <text:p text:style-name="P1"><text:span text:style-name="T3"><text:s text:c="8"/></text:span><text:span text:style-name="T3">int <text:s/>consumer; <text:s text:c="19"/>/* Who can access, client, server or both? */</text:span></text:p>
          <text:p text:style-name="P1"><text:span text:style-name="T3"><text:s text:c="8"/></text:span><text:span text:style-name="T3">int <text:s/>visibility; <text:s text:c="17"/>/* Is this a user or internal-only option? */</text:span></text:p>
          <text:p text:style-name="P1"><text:span text:style-name="T3"><text:s text:c="8"/></text:span><text:span text:style-name="T3">int <text:s/>type; <text:s text:c="23"/>/* What is the resultant data type */</text:span></text:p>
          <text:p text:style-name="P1"><text:span text:style-name="T3"><text:s text:c="8"/></text:span><text:span text:style-name="T3">struct kvpValidation *validation; /* Optional validation processing for val */</text:span></text:p>
          <text:p text:style-name="P1"><text:span text:style-name="T3"><text:s text:c="8"/></text:span><text:span text:style-name="T3">void *result; <text:s text:c="20"/>/* Where the parsed result is stored */</text:span></text:p>
          <text:p text:style-name="P1"><text:span text:style-name="T3">} kvps[] = {</text:span></text:p>
          <text:p text:style-name="P1"><text:span text:style-name="T3"><text:s text:c="8"/></text:span><text:span text:style-name="T3">KVP(</text:span><text:span text:style-name="T39">READER_CONFIG_FILE</text:span><text:span text:style-name="T3">, <text:s text:c="4"/>SERVER, PARAM, <text:s/>_STRING, <text:s text:c="2"/>&amp;pcscCfg.readerConfigFile),</text:span></text:p>
          <text:p text:style-name="P1"><text:span text:style-name="T3"><text:s text:c="8"/></text:span><text:span text:style-name="T3">KVP(</text:span><text:span text:style-name="T39">IFD_PLUGIN_PATH</text:span><text:span text:style-name="T3">, <text:s text:c="7"/>SERVER, PARAM, <text:s/>_STRING, <text:s text:c="2"/>&amp;pcscCfg.ifdPluginDir),</text:span></text:p>
          <text:p text:style-name="P1"><text:span text:style-name="T3"><text:s text:c="8"/></text:span><text:span text:style-name="T3">KVP(</text:span><text:span text:style-name="T39">APDU_DEBUG</text:span><text:span text:style-name="T3">, <text:s text:c="12"/>SERVER, PARAM, <text:s/>_BOOLEAN, <text:s/>&amp;pcscCfg.apduDebug),</text:span></text:p>
          <text:p text:style-name="P1"><text:span text:style-name="T3"><text:s text:c="8"/></text:span><text:span text:style-name="T3">KVP(</text:span><text:span text:style-name="T39">PCSCD_PID_FILE</text:span><text:span text:style-name="T3">, <text:s text:c="8"/>SERVER, PARAM, <text:s/>_STRING, <text:s text:c="2"/>&amp;pcscCfg.pcscdPIDFile),</text:span></text:p>
          <text:p text:style-name="P1"><text:span text:style-name="T3"><text:s text:c="8"/></text:span><text:span text:style-name="T3">KVP(</text:span><text:span text:style-name="T39">RUN_IN_FOREGROUND</text:span><text:span text:style-name="T3">, <text:s text:c="5"/>SERVER, PARAM, <text:s/>_BOOLEAN, <text:s/>&amp;pcscCfg.runInForeground),</text:span></text:p>
          <text:p text:style-name="P1"><text:span text:style-name="T3"><text:s text:c="8"/></text:span><text:span text:style-name="T3">KVP(</text:span><text:span text:style-name="T39">INSTANCE_TIMEOUT</text:span><text:span text:style-name="T3">, <text:s text:c="6"/>SERVER, PARAM, <text:s/>_NUMERIC, <text:s/>&amp;pcscCfg.instanceTimeout),</text:span></text:p>
          <text:p text:style-name="P1"><text:span text:style-name="T3"><text:s text:c="8"/></text:span><text:span text:style-name="T3">KVP(</text:span><text:span text:style-name="T39">PCSCD_CONFIG_FILE</text:span><text:span text:style-name="T3">, <text:s text:c="5"/>SERVER, INTERN, _STRING, <text:s text:c="2"/>&amp;pcscCfg.pcscConfigFile),</text:span></text:p>
          <text:p text:style-name="P1"><text:span text:style-name="T3"><text:s text:c="8"/></text:span><text:span text:style-name="T3">KVP(</text:span><text:span text:style-name="T39">HELPER_SCRIPT</text:span><text:span text:style-name="T3">, <text:s text:c="9"/>SERVER, INTERN, _STRING, <text:s text:c="2"/>&amp;pcscCfg.instanceScript),</text:span></text:p>
          <text:p text:style-name="P1"><text:span text:style-name="T3"><text:s text:c="8"/></text:span><text:span text:style-name="T3">KVP(</text:span><text:span text:style-name="T39">STATUS_POLL_RATE</text:span><text:span text:style-name="T3">, <text:s text:c="6"/>SERVER, PARAM, <text:s/>_NUMERIC, <text:s/>&amp;pcscCfg.statusPollRate),</text:span></text:p>
          <text:p text:style-name="P1"><text:span text:style-name="T3"><text:s text:c="8"/></text:span><text:span text:style-name="T3">KVP(</text:span><text:span text:style-name="T39">USE_AUTHENTICATION</text:span><text:span text:style-name="T3">, <text:s text:c="4"/>SERVER, PARAM, <text:s/>_BOOLEAN, <text:s/>&amp;pcscCfg.useAuthentication),</text:span></text:p>
          <text:p text:style-name="P1"><text:span text:style-name="T3"><text:s text:c="8"/></text:span><text:span text:style-name="T3">KVP(</text:span><text:span text:style-name="T39">LOG_LEVEL</text:span><text:span text:style-name="T3">, <text:s text:c="13"/>SERVER, PARAM, <text:s/>_CONSTANT, &amp;pcscCfg.logLevel),</text:span></text:p>
          <text:p text:style-name="P1"><text:span text:style-name="T3"><text:s text:c="8"/></text:span><text:span text:style-name="T3">KVP(</text:span><text:span text:style-name="T39">LOG_TYPE</text:span><text:span text:style-name="T3">, <text:s text:c="14"/>SERVER, PARAM, <text:s/>_CONSTANT, &amp;pcscCfg.logType),</text:span></text:p>
          <text:p text:style-name="P1"><text:span text:style-name="T3"><text:s text:c="8"/></text:span><text:span text:style-name="T3">KVP(</text:span><text:span text:style-name="T39">FIFO_PING_TIMEOUT</text:span><text:span text:style-name="T3">, <text:s text:c="5"/>SERVER, PARAM, <text:s/>_NUMERIC, <text:s/>&amp;pcscCfg.fifoPingTimeout),</text:span></text:p>
          <text:p text:style-name="P1"><text:span text:style-name="T3"><text:s text:c="8"/></text:span><text:span text:style-name="T3">KVP(</text:span><text:span text:style-name="T39">RELAUNCH_THRESHOLD</text:span><text:span text:style-name="T3">, <text:s text:c="4"/>SERVER, PARAM, <text:s/>_NUMERIC, <text:s/>&amp;pcscCfg.relaunchThreshold),</text:span></text:p>
          <text:p text:style-name="P1"><text:span text:style-name="T3"><text:s text:c="8"/></text:span><text:span text:style-name="T3">KVP(</text:span><text:span text:style-name="T39">RELAUNCH_INTERVAL</text:span><text:span text:style-name="T3">, <text:s text:c="5"/>SERVER, PARAM, <text:s/>_NUMERIC, <text:s/>&amp;pcscCfg.relaunchInterval),</text:span></text:p>
          <text:p text:style-name="P1"><text:span text:style-name="T3"><text:s text:c="8"/></text:span><text:span text:style-name="T3">KVP(</text:span><text:span text:style-name="T39">LOG_FILE</text:span><text:span text:style-name="T3">, <text:s text:c="14"/>MUTUAL, PARAM, <text:s/>_STRING, <text:s text:c="2"/>&amp;pcscCfg.logFile),</text:span></text:p>
          <text:p text:style-name="P1"><text:span text:style-name="T3"><text:s text:c="8"/></text:span><text:span text:style-name="T3">KVP(</text:span><text:span text:style-name="T39">TRANSPORT</text:span><text:span text:style-name="T3">, <text:s text:c="13"/>MUTUAL, PARAM, <text:s/>_CONSTANT, &amp;pcscCfg.transportType),</text:span></text:p>
          <text:p text:style-name="P1"><text:span text:style-name="T3"><text:s text:c="8"/></text:span><text:span text:style-name="T3">KVP(</text:span><text:span text:style-name="T39">BASE_DIR_WILD</text:span><text:span text:style-name="T3">, <text:s text:c="9"/>MUTUAL, INTERN, _BOOLEAN, <text:s/>&amp;pcscCfg.baseDirWild),</text:span></text:p>
          <text:p text:style-name="P1"><text:span text:style-name="T3"><text:s text:c="8"/></text:span><text:span text:style-name="T3">KVP(</text:span><text:span text:style-name="T39">USE_MAPPED_MEMORY</text:span><text:span text:style-name="T3">, <text:s text:c="5"/>MUTUAL, PARAM, <text:s/>_BOOLEAN, <text:s/>&amp;pcscCfg.useMappedMemory),</text:span></text:p>
          <text:p text:style-name="P1"><text:span text:style-name="T3"><text:s text:c="8"/></text:span><text:span text:style-name="T3">KVP(</text:span><text:span text:style-name="T39">PORT_NUMBER</text:span><text:span text:style-name="T3">, <text:s text:c="11"/>MUTUAL, PARAM, <text:s/>_NUMERIC, <text:s/>&amp;pcscCfg.portNbr),</text:span></text:p>
          <text:p text:style-name="P1"><text:span text:style-name="T3"><text:s text:c="8"/></text:span><text:span text:style-name="T3">KVP(</text:span><text:span text:style-name="T39">PORT_NUMBER_WILD</text:span><text:span text:style-name="T3">, <text:s text:c="6"/>MUTUAL, INTERN, _BOOLEAN, <text:s/>&amp;pcscCfg.portNbrWild),</text:span></text:p>
          <text:p text:style-name="P1"><text:span text:style-name="T3"><text:s text:c="8"/></text:span><text:span text:style-name="T3">KVP(</text:span><text:span text:style-name="T39">MEMORY_MAPPED_FILE</text:span><text:span text:style-name="T3">, <text:s text:c="4"/>MUTUAL, PARAM, <text:s/>_STRING, <text:s text:c="2"/>&amp;pcscCfg.pcscdMemMappedFile),</text:span></text:p>
          <text:p text:style-name="P1"><text:span text:style-name="T3"><text:s text:c="8"/></text:span><text:span text:style-name="T3">KVP(</text:span><text:span text:style-name="T39">X_HOST_IP</text:span><text:span text:style-name="T3">, <text:s text:c="13"/>MUTUAL, PARAM, <text:s/>_IPADDR, <text:s text:c="2"/>&amp;pcscCfg.xHostIp),</text:span></text:p>
          <text:p text:style-name="P1"><text:span text:style-name="T3"><text:s text:c="8"/></text:span><text:span text:style-name="T3">KVP(</text:span><text:span text:style-name="T39">DISPLAY_NUMBER</text:span><text:span text:style-name="T3">, <text:s text:c="8"/>MUTUAL, PARAM, <text:s/>_NUMERIC, <text:s/>&amp;pcscCfg.dpyNbr),</text:span></text:p>
          <text:p text:style-name="P1"><text:span text:style-name="T3"><text:s text:c="8"/></text:span><text:span text:style-name="T3">KVP(</text:span><text:span text:style-name="T39">SCREEN_NUMBER</text:span><text:span text:style-name="T3">, <text:s text:c="9"/>MUTUAL, PARAM, <text:s/>_NUMERIC, <text:s/>&amp;pcscCfg.screenNbr),</text:span></text:p>
          <text:p text:style-name="P1"><text:span text:style-name="T3"><text:s text:c="8"/></text:span><text:span text:style-name="T3">KVP(</text:span><text:span text:style-name="T39">NET_BIND_FILE</text:span><text:span text:style-name="T3">, <text:s text:c="9"/>MUTUAL, INTERN, _STRING, <text:s text:c="2"/>&amp;pcscCfg.netBindFile),</text:span></text:p>
          <text:p text:style-name="P1"><text:span text:style-name="T3"><text:s text:c="8"/></text:span><text:span text:style-name="T3">KVP(</text:span><text:span text:style-name="T39">CONSUMER</text:span><text:span text:style-name="T3">, <text:s text:c="14"/>MUTUAL, INTERN, _CONSTANT, &amp;pcscCfg.consumer),</text:span></text:p>
          <text:p text:style-name="P1"><text:span text:style-name="T3"><text:s text:c="8"/></text:span><text:span text:style-name="T3">KVP(</text:span><text:span text:style-name="T39">BASE_DIR</text:span><text:span text:style-name="T3">, <text:s text:c="14"/>MUTUAL, PARAM, <text:s/>_STRING, <text:s text:c="2"/>&amp;pcscCfg.baseDir),</text:span></text:p>
          <text:p text:style-name="P1"><text:span text:style-name="T3"><text:s text:c="8"/></text:span><text:span text:style-name="T3">KVP(</text:span><text:span text:style-name="T39">LAUNCH_MODE</text:span><text:span text:style-name="T3">, <text:s text:c="11"/>MUTUAL, PARAM, <text:s/>_CONSTANT, &amp;pcscCfg.launchMode),</text:span></text:p>
          <text:p text:style-name="P1"><text:span text:style-name="T3"><text:s text:c="8"/></text:span><text:span text:style-name="T3">KVP(</text:span><text:span text:style-name="T39">VERBOSE</text:span><text:span text:style-name="T3">, <text:s text:c="15"/>MUTUAL, PARAM, <text:s/>_NUMERIC, <text:s/>&amp;pcscCfg.verbose),</text:span></text:p>
          <text:p text:style-name="P1"><text:span text:style-name="T3"/></text:p>
        </draw:rect>
        <draw:rect draw:style-name="gr2" draw:text-style-name="P7" draw:layer="layout" svg:width="14.97cm" svg:height="1.27cm" svg:x="3.81cm" svg:y="1.935cm">
          <text:p text:style-name="P7">Client/Server/Instance Configuration File Parsing </text:p>
          <text:p text:style-name="P7">(Key-Value Pairs w/wildcard support)</text:p>
          <text:p text:style-name="P7"/>
        </draw:rect>
        <draw:rect draw:style-name="gr2" draw:text-style-name="P35" draw:layer="layout" svg:width="19.11cm" svg:height="4.445cm" svg:x="0cm" svg:y="21.955cm">
          <text:p text:style-name="P2"><text:span text:style-name="T8">The parser recognizes all of the key-value pairs defined via macros above. <text:s text:c="2"/>All but “INTERN” KVPs</text:span></text:p>
          <text:p text:style-name="P2"><text:span text:style-name="T8">are visible and recognized in one or more configuration files. <text:s text:c="3"/>There is a one-to-one correspondence </text:span></text:p>
          <text:p text:style-name="P2"><text:span text:style-name="T8">with KVPs that can be specified in a configuration file, and which can be specified on the command line.</text:span></text:p>
          <text:p text:style-name="P2"><text:span text:style-name="T8"/></text:p>
          <text:p text:style-name="P2"><text:span text:style-name="T8">This configuration mechanism is used by the launcher, instance and client code.</text:span></text:p>
          <text:p text:style-name="P2"><text:span text:style-name="T8">(“MUTUAL” defines a KVP that is recognized in both pcscd and client library</text:span></text:p>
          <text:p text:style-name="P2"><text:span text:style-name="T8">namespaces). <text:s/>Using a common parsing mechanisms and configuration block</text:span></text:p>
          <text:p text:style-name="P2"><text:span text:style-name="T8">guarantees consistent interpretation of the options between components. The</text:span></text:p>
          <text:p text:style-name="P2"><text:span text:style-name="T8">mechanism is very extensible, portable and adaptable.</text:span></text:p>
        </draw:rect>
      </draw:page>
      <draw:page draw:name="page7" draw:style-name="dp1" draw:master-page-name="Default">
        <office:forms form:automatic-focus="false" form:apply-design-mode="false"/>
        <draw:frame draw:style-name="gr52" draw:text-style-name="P36" draw:layer="layout" svg:width="13.498cm" svg:height="26.461cm" svg:x="1cm" svg:y="0.794cm">
          <draw:text-box>
            <text:p text:style-name="P2"><text:span text:style-name="T40">Key-Value Pair Grammar</text:span></text:p>
            <text:p text:style-name="P1"><text:span text:style-name="T41"/></text:p>
            <text:p text:style-name="P1"><text:span text:style-name="T41">#define CONST(C) <text:s text:c="14"/>{ #C, PARSE_CONST, <text:s text:c="7"/>0, <text:s text:c="3"/>0, <text:s text:c="3"/>0, <text:s/>0, 0, 0, C, 0 }</text:span></text:p>
            <text:p text:style-name="P1"><text:span text:style-name="T41">#define RANGE(low, high) <text:s text:c="6"/>{ "", PARSE_RANGE, <text:s text:c="7"/>0, <text:s/>low, high, <text:s/>0, 0, 0, 0, 0 }</text:span></text:p>
            <text:p text:style-name="P1"><text:span text:style-name="T41">#define INTWILD(typ, tok, trg) { "", PARSE_WILD, <text:s/>_NUMERIC, <text:s/>typ, tok, trg, 0, 0, 0, 0 }</text:span></text:p>
            <text:p text:style-name="P1"><text:span text:style-name="T41">#define STRWILD(typ, tok, trg) { "", PARSE_WILD, <text:s text:c="2"/>_STRING, <text:s/>typ, tok, trg, 0, 0, 0, 0 }</text:span></text:p>
            <text:p text:style-name="P1"><text:span text:style-name="T41">#define NUMBER(flags) <text:s text:c="9"/>{ "", PARSE_NUMBER, <text:s text:c="2"/>flags, <text:s text:c="3"/>0, <text:s text:c="2"/>0, <text:s text:c="2"/>0, 0, 0, 0, 0 }</text:span></text:p>
            <text:p text:style-name="P1"><text:span text:style-name="T41">#define QUOTED(flags) <text:s text:c="9"/>{ "", PARSE_QUOTED, <text:s text:c="2"/>flags, <text:s text:c="3"/>0, <text:s text:c="2"/>0, <text:s text:c="2"/>0, 0, 0, 0, 0 }</text:span></text:p>
            <text:p text:style-name="P1"><text:span text:style-name="T41">#define PATH(flags) <text:s text:c="11"/>{ "", PARSE_PATH, <text:s text:c="4"/>flags, <text:s text:c="3"/>0, <text:s text:c="2"/>0, <text:s text:c="2"/>0, 0, 0, 0, 0 }</text:span></text:p>
            <text:p text:style-name="P1"><text:span text:style-name="T41">#define EOL <text:s text:c="19"/>{ "", 0, 0, 0, 0, 0, 0, 0, 0, 1 }</text:span></text:p>
            <text:p text:style-name="P1"><text:span text:style-name="T41"><text:s/></text:span></text:p>
            <text:p text:style-name="P1"><text:span text:style-name="T41">static struct kvpValidation {</text:span></text:p>
            <text:p text:style-name="P1"><text:span text:style-name="T41"><text:s text:c="8"/></text:span><text:span text:style-name="T41">char *key; <text:s text:c="4"/>/* Key name of this element */</text:span></text:p>
            <text:p text:style-name="P1"><text:span text:style-name="T41"><text:s text:c="8"/></text:span><text:span text:style-name="T41">int process; <text:s text:c="2"/>/* Additional validation processing */</text:span></text:p>
            <text:p text:style-name="P1"><text:span text:style-name="T41"><text:s text:c="8"/></text:span><text:span text:style-name="T41">int option; <text:s text:c="3"/>/* Processing sub-category */</text:span></text:p>
            <text:p text:style-name="P1"><text:span text:style-name="T41"><text:s text:c="8"/></text:span><text:span text:style-name="T41">void *arg1; <text:s text:c="3"/>/* Option-dependent input param #1 */</text:span></text:p>
            <text:p text:style-name="P1"><text:span text:style-name="T41"><text:s text:c="8"/></text:span><text:span text:style-name="T41">void *arg2; <text:s text:c="3"/>/* Option-dependent input param #2 */</text:span></text:p>
            <text:p text:style-name="P1"><text:span text:style-name="T41"><text:s text:c="8"/></text:span><text:span text:style-name="T41">void *arg3; <text:s text:c="3"/>/* Option-dependent input param #3 */</text:span></text:p>
            <text:p text:style-name="P1"><text:span text:style-name="T41"><text:s text:c="8"/></text:span><text:span text:style-name="T41">void *datum1; <text:s/>/* Pre-process output parameter 1 */</text:span></text:p>
            <text:p text:style-name="P1"><text:span text:style-name="T41"><text:s text:c="8"/></text:span><text:span text:style-name="T41">void *datum2; <text:s/>/* Pre-process output parameter 2 */</text:span></text:p>
            <text:p text:style-name="P1"><text:span text:style-name="T41"><text:s text:c="8"/></text:span><text:span text:style-name="T41">int constVal; <text:s/>/* Value of constant if this defiens one */</text:span></text:p>
            <text:p text:style-name="P1"><text:span text:style-name="T41"><text:s text:c="8"/></text:span><text:span text:style-name="T41">int eolFlag; <text:s text:c="2"/>/* Set for last elem in list (if set ignore other fields) */</text:span></text:p>
            <text:p text:style-name="P1"><text:span text:style-name="T41"/></text:p>
            <text:p text:style-name="P1"><text:span text:style-name="T41">} <text:s/>TRANSPORT[] = {</text:span></text:p>
            <text:p text:style-name="P1"><text:span text:style-name="T41"><text:s text:c="8"/></text:span><text:span text:style-name="T41">CONST(SOCKET_UNIX),</text:span></text:p>
            <text:p text:style-name="P1"><text:span text:style-name="T41"><text:s text:c="8"/></text:span><text:span text:style-name="T41">CONST(SOCKET_INETV4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LAUNCH_MODE[] = {</text:span></text:p>
            <text:p text:style-name="P1"><text:span text:style-name="T41"><text:s text:c="8"/></text:span><text:span text:style-name="T41">CONST(LAUNCHER),</text:span></text:p>
            <text:p text:style-name="P1"><text:span text:style-name="T41"><text:s text:c="8"/></text:span><text:span text:style-name="T41">CONST(INSTANCE),</text:span></text:p>
            <text:p text:style-name="P1"><text:span text:style-name="T41"><text:s text:c="8"/></text:span><text:span text:style-name="T41">CONST(DEFAULT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LOG_LEVEL[] = {</text:span></text:p>
            <text:p text:style-name="P1"><text:span text:style-name="T41"><text:s text:c="8"/></text:span><text:span text:style-name="T41">CONST(DEBUG),</text:span></text:p>
            <text:p text:style-name="P1"><text:span text:style-name="T41"><text:s text:c="8"/></text:span><text:span text:style-name="T41">CONST(INFO),</text:span></text:p>
            <text:p text:style-name="P1"><text:span text:style-name="T41"><text:s text:c="8"/></text:span><text:span text:style-name="T41">CONST(ERROR),</text:span></text:p>
            <text:p text:style-name="P1"><text:span text:style-name="T41"><text:s text:c="8"/></text:span><text:span text:style-name="T41">CONST(CRITICAL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LOG_TYPE[] = {</text:span></text:p>
            <text:p text:style-name="P1"><text:span text:style-name="T41"><text:s text:c="8"/></text:span><text:span text:style-name="T41">CONST(STDERR),</text:span></text:p>
            <text:p text:style-name="P1"><text:span text:style-name="T41"><text:s text:c="8"/></text:span><text:span text:style-name="T41">CONST(SYSLOG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PORT_NUMBER[] = {</text:span></text:p>
            <text:p text:style-name="P1"><text:span text:style-name="T41"><text:s text:c="8"/></text:span><text:span text:style-name="T41">RANGE("0", "65535"), <text:s text:c="3"/>/* Enforce range limit on port number value */</text:span></text:p>
            <text:p text:style-name="P1"><text:span text:style-name="T41"><text:s text:c="8"/></text:span><text:span text:style-name="T41">INTWILD(X_DISPLAY_NUMBER, "$DISPLAY", &amp;pcscCfg.portNbrWild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BASE_DIR[] = {</text:span></text:p>
            <text:p text:style-name="P1"><text:span text:style-name="T41"><text:s text:c="8"/></text:span><text:span text:style-name="T41">PATH(PATH_OPTIONAL),</text:span></text:p>
            <text:p text:style-name="P1"><text:span text:style-name="T41"><text:s text:c="8"/></text:span><text:span text:style-name="T41">STRWILD(X_DISPLAY_NUMBER, "$DISPLAY", &amp;pcscCfg.baseDirWild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/></text:p>
            <text:p text:style-name="P1"><text:span text:style-name="T41">}, IFD_PLUGIN_PATH[] = {</text:span></text:p>
            <text:p text:style-name="P1"><text:span text:style-name="T41"><text:s text:c="8"/></text:span><text:span text:style-name="T41">PATH(PATH_OPTIONAL), <text:s text:c="3"/>/* Can't validate presence during initial parsing <text:s/>*/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READER_CONFIG_FILE[] = { <text:s text:c="4"/></text:span></text:p>
            <text:p text:style-name="P1"><text:span text:style-name="T41"><text:s text:c="8"/></text:span><text:span text:style-name="T41">PATH(PATH_OPTIONAL), <text:s text:c="3"/>/* Can't validate presence during initial parsing */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MEMORY_MAPPED_FILE[] = { <text:s text:c="4"/></text:span></text:p>
            <text:p text:style-name="P1"><text:span text:style-name="T41"><text:s text:c="8"/></text:span><text:span text:style-name="T41">PATH(PATH_OPTIONAL), <text:s text:c="3"/>/* Can't validate presence during initial parsing */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CONSUMER[] = {</text:span></text:p>
            <text:p text:style-name="P1"><text:span text:style-name="T41"><text:s text:c="8"/></text:span><text:span text:style-name="T41">CONST(LAUNCHER),</text:span></text:p>
            <text:p text:style-name="P1"><text:span text:style-name="T41"><text:s text:c="8"/></text:span><text:span text:style-name="T41">CONST(INSTANCE),</text:span></text:p>
            <text:p text:style-name="P1"><text:span text:style-name="T41"><text:s text:c="8"/></text:span><text:span text:style-name="T41">CONST(DEFAULT),</text:span></text:p>
            <text:p text:style-name="P1"><text:span text:style-name="T41"><text:s text:c="8"/></text:span><text:span text:style-name="T41">CONST(CLIENT),</text:span></text:p>
            <text:p text:style-name="P1"><text:span text:style-name="T41"><text:s text:c="8"/></text:span><text:span text:style-name="T41">EOL</text:span></text:p>
            <text:p text:style-name="P1"><text:span text:style-name="T41"/></text:p>
            <text:p text:style-name="P1"><text:span text:style-name="T41">}, BASE_DIR_WILD[] <text:s text:c="9"/>= { EOL },</text:span></text:p>
            <text:p text:style-name="P1"><text:span text:style-name="T41"><text:s text:c="3"/></text:span><text:span text:style-name="T41">PORT_NUMBER_WILD[] <text:s text:c="6"/>= { EOL },</text:span></text:p>
            <text:p text:style-name="P1"><text:span text:style-name="T41"><text:s text:c="3"/></text:span><text:span text:style-name="T41">LOG_FILE[] <text:s text:c="14"/>= { EOL },</text:span></text:p>
            <text:p text:style-name="P1"><text:span text:style-name="T41"><text:s text:c="3"/></text:span><text:span text:style-name="T41">RUN_IN_FOREGROUND[] <text:s text:c="5"/>= { EOL },</text:span></text:p>
            <text:p text:style-name="P1"><text:span text:style-name="T41"><text:s text:c="3"/></text:span><text:span text:style-name="T41">VERBOSE[] <text:s text:c="15"/>= { EOL },</text:span></text:p>
            <text:p text:style-name="P1"><text:span text:style-name="T41"><text:s text:c="3"/></text:span><text:span text:style-name="T41">PCSCD_CONFIG_FILE[] <text:s text:c="5"/>= { EOL },</text:span></text:p>
            <text:p text:style-name="P1"><text:span text:style-name="T41"><text:s text:c="3"/></text:span><text:span text:style-name="T41">SCREEN_NUMBER[] <text:s text:c="9"/>= { EOL },</text:span></text:p>
            <text:p text:style-name="P1"><text:span text:style-name="T41"><text:s text:c="3"/></text:span><text:span text:style-name="T41">DISPLAY_NUMBER[] <text:s text:c="8"/>= { EOL },</text:span></text:p>
            <text:p text:style-name="P1"><text:span text:style-name="T41"><text:s text:c="3"/></text:span><text:span text:style-name="T41">PCSCD_PID_FILE[] <text:s text:c="8"/>= { EOL },</text:span></text:p>
            <text:p text:style-name="P1"><text:span text:style-name="T41"><text:s text:c="3"/></text:span><text:span text:style-name="T41">NET_BIND_FILE[] <text:s text:c="9"/>= { EOL },</text:span></text:p>
            <text:p text:style-name="P1"><text:span text:style-name="T41"><text:s text:c="3"/></text:span><text:span text:style-name="T41">USE_MAPPED_MEMORY[] <text:s text:c="5"/>= { EOL },</text:span></text:p>
            <text:p text:style-name="P1"><text:span text:style-name="T41"><text:s text:c="3"/></text:span><text:span text:style-name="T41">X_HOST_IP[] <text:s text:c="13"/>= { EOL },</text:span></text:p>
            <text:p text:style-name="P1"><text:span text:style-name="T41"><text:s text:c="3"/></text:span><text:span text:style-name="T41">USE_AUTHENTICATION[] <text:s text:c="4"/>= { EOL },</text:span></text:p>
            <text:p text:style-name="P1"><text:span text:style-name="T41"><text:s text:c="3"/></text:span><text:span text:style-name="T41">INSTANCE_TIMEOUT[] <text:s text:c="6"/>= { EOL },</text:span></text:p>
            <text:p text:style-name="P1"><text:span text:style-name="T41"><text:s text:c="3"/></text:span><text:span text:style-name="T41">HELPER_SCRIPT[] <text:s text:c="9"/>= { EOL },</text:span></text:p>
            <text:p text:style-name="P1"><text:span text:style-name="T41"><text:s text:c="3"/></text:span><text:span text:style-name="T41">STATUS_POLL_RATE[] <text:s text:c="6"/>= { EOL },</text:span></text:p>
            <text:p text:style-name="P1"><text:span text:style-name="T41"><text:s text:c="3"/></text:span><text:span text:style-name="T41">APDU_DEBUG[] <text:s text:c="12"/>= { EOL },</text:span></text:p>
            <text:p text:style-name="P1"><text:span text:style-name="T41"><text:s text:c="3"/></text:span><text:span text:style-name="T41">RELAUNCH_THRESHOLD[] <text:s text:c="4"/>= { EOL },</text:span></text:p>
            <text:p text:style-name="P1"><text:span text:style-name="T41"><text:s text:c="3"/></text:span><text:span text:style-name="T41">FIFO_PING_TIMEOUT[] <text:s text:c="5"/>= { EOL },</text:span></text:p>
            <text:p text:style-name="P1"><text:span text:style-name="T41"><text:s text:c="3"/></text:span><text:span text:style-name="T41">RELAUNCH_INTERVAL[] <text:s text:c="5"/>= { EOL }</text:span></text:p>
            <text:p text:style-name="P1"><text:span text:style-name="T41"/></text:p>
            <text:p text:style-name="P1"><text:span text:style-name="T41"/></text:p>
          </draw:text-box>
        </draw:frame>
      </draw:page>
      <draw:page draw:name="page8" draw:style-name="dp1" draw:master-page-name="Default">
        <office:forms form:automatic-focus="false" form:apply-design-mode="false"/>
        <draw:frame draw:style-name="gr1" draw:text-style-name="P37" draw:layer="layout" svg:width="15.678cm" svg:height="18.746cm" svg:x="2.305cm" svg:y="2.27cm">
          <draw:text-box>
            <text:p text:style-name="P1"><text:span text:style-name="T42">New in this branch:</text:span></text:p>
            <text:p text:style-name="P1"><text:span text:style-name="T42"/></text:p>
            <text:p text:style-name="P1"><text:span text:style-name="T43"><text:s text:c="12"/></text:span><text:span text:style-name="T44">• <text:s text:c="2"/></text:span><text:span text:style-name="T43">Launcher / Instance mode, mutually re-startable</text:span></text:p>
            <text:p text:style-name="P1"><text:span text:style-name="T43"><text:s text:c="16"/></text:span><text:span text:style-name="T43">and mutually re-interconnectable</text:span></text:p>
            <text:p text:style-name="P1"><text:span text:style-name="T43"/></text:p>
            <text:p text:style-name="P1"><text:span text:style-name="T43"><text:s text:c="12"/></text:span><text:span text:style-name="T44">• <text:s text:c="2"/></text:span><text:span text:style-name="T44">Platform specific d</text:span><text:span text:style-name="T43">isplay validation plugin provider scheme,</text:span></text:p>
            <text:p text:style-name="P1"><text:span text:style-name="T43"><text:s text:c="16"/></text:span><text:span text:style-name="T43">and daemon access authentication plugin schme,</text:span></text:p>
            <text:p text:style-name="P1"><text:span text:style-name="T43"><text:s text:c="16"/></text:span><text:span text:style-name="T43">including Sun Ray validation and authentication plugins </text:span></text:p>
            <text:p text:style-name="P1"><text:span text:style-name="T43"><text:s text:c="16"/></text:span><text:span text:style-name="T43">as well as generic validation and authentication plugins.</text:span></text:p>
            <text:p text:style-name="P1"><text:span text:style-name="T43"><text:s text:c="10"/></text:span></text:p>
            <text:p text:style-name="P1"><text:span text:style-name="T43"><text:s text:c="12"/></text:span><text:span text:style-name="T44">• <text:s text:c="2"/></text:span><text:span text:style-name="T43">IFD handler auth plugin provider scheme, and plugins. </text:span></text:p>
            <text:p text:style-name="P1"><text:span text:style-name="T43"/></text:p>
            <text:p text:style-name="P1"><text:span text:style-name="T43"><text:s text:c="12"/></text:span><text:span text:style-name="T44">• <text:s text:c="2"/></text:span><text:span text:style-name="T43">TCP/IP socket client/server interface, as alternative to</text:span></text:p>
            <text:p text:style-name="P1"><text:span text:style-name="T43"><text:s text:c="17"/></text:span><text:span text:style-name="T43">UNIX Domain socket interface.</text:span></text:p>
            <text:p text:style-name="P1"><text:span text:style-name="T43"/></text:p>
            <text:p text:style-name="P1"><text:span text:style-name="T43"><text:s text:c="12"/></text:span><text:span text:style-name="T44">• <text:s text:c="2"/></text:span><text:span text:style-name="T44">Reader state polling via socket rather than memory map</text:span></text:p>
            <text:p text:style-name="P1"><text:span text:style-name="T44"><text:s text:c="16"/></text:span><text:span text:style-name="T43">(to ease TX integration)</text:span></text:p>
            <text:p text:style-name="P1"><text:span text:style-name="T43"/></text:p>
            <text:p text:style-name="P1"><text:span text:style-name="T43"><text:s text:c="12"/></text:span><text:span text:style-name="T44">•</text:span><text:span text:style-name="T43"> <text:s text:c="2"/></text:span><text:span text:style-name="T43">Command line parser / processing engine</text:span></text:p>
            <text:p text:style-name="P1"><text:span text:style-name="T43"/></text:p>
            <text:p text:style-name="P1"><text:span text:style-name="T43"><text:s text:c="2"/></text:span><text:span text:style-name="T43"><text:tab/></text:span><text:span text:style-name="T43"> <text:s text:c="2"/></text:span><text:span text:style-name="T44">•</text:span><text:span text:style-name="T43"> <text:s text:c="2"/></text:span><text:span text:style-name="T43">Integration into SMF framework</text:span></text:p>
            <text:p text:style-name="P1"><text:span text:style-name="T43"/></text:p>
            <text:p text:style-name="P1"><text:span text:style-name="T43"><text:s text:c="12"/></text:span><text:span text:style-name="T44">• <text:s text:c="2"/></text:span><text:span text:style-name="T43">Configuration modes specified via config files, KVPs.</text:span></text:p>
            <text:p text:style-name="P1"><text:span text:style-name="T44"><text:s text:c="12"/></text:span></text:p>
            <text:p text:style-name="P1"><text:span text:style-name="T44"><text:s text:c="12"/>• <text:s text:c="2"/></text:span><text:span text:style-name="T44">Improved debug logging (time stamps,</text:span></text:p>
            <text:p text:style-name="P1"><text:span text:style-name="T44"><text:s text:c="16"/></text:span><text:span text:style-name="T44">server-side RPC call identification). <text:s/>Can be specified</text:span></text:p>
            <text:p text:style-name="P1"><text:span text:style-name="T44"><text:s text:c="16"/></text:span><text:span text:style-name="T44">for both launcher, and per-instance via absolute or</text:span></text:p>
            <text:p text:style-name="P1"><text:span text:style-name="T44"><text:s text:c="16"/></text:span><text:span text:style-name="T44">instance specific relative paths</text:span></text:p>
            <text:p text:style-name="P1"><text:span text:style-name="T44"/></text:p>
            <text:p text:style-name="P1"><text:span text:style-name="T44"><text:tab/></text:span><text:span text:style-name="T44"> <text:s text:c="2"/>• <text:s text:c="2"/></text:span><text:span text:style-name="T44">High configurability to support <text:s/>backward compatibility.</text:span></text:p>
            <text:p text:style-name="P1"><text:span text:style-name="T43"/></text:p>
            <text:p text:style-name="P1"><text:span text:style-name="T43"/></text:p>
            <text:p text:style-name="P1"><text:span text:style-name="T43"/></text:p>
          </draw:text-box>
        </draw:frame>
      </draw:page>
      <draw:page draw:name="page9" draw:style-name="dp1" draw:master-page-name="Default">
        <office:forms form:automatic-focus="false" form:apply-design-mode="false"/>
        <draw:frame draw:style-name="gr53" draw:text-style-name="P1" draw:layer="layout" svg:width="16.558cm" svg:height="0.958cm" svg:x="2.222cm" svg:y="1.635cm">
          <draw:text-box>
            <text:p text:style-name="P1">Files used by SolarisPCSC package</text:p>
          </draw:text-box>
        </draw:frame>
        <draw:frame draw:style-name="gr54" draw:text-style-name="P39" draw:layer="layout" svg:width="17.045cm" svg:height="11.753cm" svg:x="2.37cm" svg:y="2.905cm">
          <draw:text-box>
            <text:p text:style-name="P1"><text:span text:style-name="T45">Binaries</text:span></text:p>
            <text:p text:style-name="P1"><text:span text:style-name="T6"><text:s text:c="2"/></text:span><text:span text:style-name="T6">/usr/lib/smartcard/pcsc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aemon</text:span></text:p>
            <text:p text:style-name="P1"><text:span text:style-name="T6"><text:s text:c="2"/></text:span><text:span text:style-name="T6">/usr/lib/libpcsclite.so.1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ibrary <text:s text:c="6"/></text:span></text:p>
            <text:p text:style-name="P1"><text:span text:style-name="T8"/></text:p>
            <text:p text:style-name="P1"><text:span text:style-name="T45">Scripts</text:span></text:p>
            <text:p text:style-name="P1"><text:span text:style-name="T46"><text:s text:c="2"/></text:span><text:span text:style-name="T46">/usr/lib/smartcard/pcscd-Local</text:span><text:span text:style-name="T46"><text:tab/></text:span><text:span text:style-name="T46"><text:tab/></text:span><text:span text:style-name="T46"><text:tab/></text:span><text:span text:style-name="T46"><text:tab/></text:span><text:span text:style-name="T46">Platform specific instance launch preparatory script.</text:span></text:p>
            <text:p text:style-name="P1"><text:span text:style-name="T8"/></text:p>
            <text:p text:style-name="P1"><text:span text:style-name="T45">SMF Integration:</text:span></text:p>
            <text:p text:style-name="P1"><text:span text:style-name="T6"><text:s text:c="2"/></text:span><text:span text:style-name="T6">/var/svc/manifest/application/security/pcscd.xml</text:span><text:span text:style-name="T6"><text:tab/></text:span><text:span text:style-name="T6"><text:tab/></text:span><text:span text:style-name="T6"><text:tab/></text:span><text:span text:style-name="T6">SMF service description <text:s text:c="2"/></text:span></text:p>
            <text:p text:style-name="P1"><text:span text:style-name="T6"><text:s text:c="2"/></text:span><text:span text:style-name="T6">/lib/svc/method/pcscd-svc <text:s text:c="53"/></text:span><text:span text:style-name="T6"><text:tab/></text:span><text:span text:style-name="T6">SMF service control script</text:span></text:p>
            <text:p text:style-name="P1"><text:span text:style-name="T8"/></text:p>
            <text:p text:style-name="P1"><text:span text:style-name="T45">Configuration</text:span></text:p>
            <text:p text:style-name="P1"><text:span text:style-name="T6"><text:s text:c="2"/></text:span><text:span text:style-name="T6">/etc/smartcard/pcscd.conf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auncher / stand alone mode daemon configuration</text:span></text:p>
            <text:p text:style-name="P1"><text:span text:style-name="T6"><text:s text:c="2"/></text:span><text:span text:style-name="T6">/etc/smartcard/pcscd-Local.conf <text:s text:c="58"/>Display's facility-specific conf file (for console in this case)</text:span></text:p>
            <text:p text:style-name="P1"><text:span text:style-name="T6"><text:s text:c="2"/></text:span><text:span text:style-name="T6">/etc/smartcard/reader-Local.conf <text:s text:c="57"/>Display's facility-specific script (for console <text:s/>in this case)</text:span></text:p>
            <text:p text:style-name="P1"><text:span text:style-name="T47"><text:s/></text:span><text:span text:style-name="T48"><text:s/></text:span><text:span text:style-name="T48">/etc/reader.conf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8">Static IFD handler config (optional, backward compat.) <text:s text:c="5"/></text:span></text:p>
            <text:p text:style-name="P1"><text:span text:style-name="T48"><text:s text:c="2"/></text:span><text:span text:style-name="T9">~/pcscd.conf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50">Optional client side configuration file</text:span></text:p>
            <text:p text:style-name="P1"><text:span text:style-name="T8"/></text:p>
            <text:p text:style-name="P1"><text:span text:style-name="T45">Dynamic State</text:span><text:span text:style-name="T6"><text:tab/></text:span><text:span text:style-name="T6"><text:tab/></text:span><text:span text:style-name="T6"><text:tab/></text:span></text:p>
            <text:p text:style-name="P1"><text:span text:style-name="T6"><text:s text:c="2"/></text:span><text:span text:style-name="T6">/var/run/pcscd/fifo/&lt;dpy#&gt;.i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ifo to read messages from instance</text:span></text:p>
            <text:p text:style-name="P1"><text:span text:style-name="T6"><text:s text:c="2"/></text:span><text:span text:style-name="T6">/var/run/pcscd/fifo/&lt;dpy#&gt;.o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Fifo to write messages and send fd's to instance</text:span></text:p>
            <text:p text:style-name="P1"><text:span text:style-name="T6"><text:s text:c="2"/></text:span><text:span text:style-name="T6">/var/run/pcscd/pid/&lt;dpy#&gt;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ID of instance handle display</text:span><text:span text:style-name="T6"><text:tab/></text:span><text:span text:style-name="T6"><text:tab/></text:span><text:span text:style-name="T6"><text:tab/></text:span></text:p>
            <text:p text:style-name="P1"><text:span text:style-name="T49"><text:s/></text:span><text:span text:style-name="T48"><text:s/></text:span><text:span text:style-name="T48">/var/run/pcscd.pid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8">PID of instance handle display (opt/backward compat.)</text:span></text:p>
            <text:p text:style-name="P1"><text:span text:style-name="T49"><text:s/></text:span><text:span text:style-name="T48"><text:s/></text:span><text:span text:style-name="T48">/var/run/pcscd.comm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8">UNIX Domain client/daemon socket (opt/backward compat.)</text:span></text:p>
            <text:p text:style-name="P1"><text:span text:style-name="T49"><text:s/></text:span><text:span text:style-name="T48"><text:s/></text:span><text:span text:style-name="T48">/var/run/pcscd.pub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9"><text:tab/></text:span><text:span text:style-name="T48">Memory mapped push/poll file (opt/backward compat).</text:span></text:p>
            <text:p text:style-name="P1"><text:span text:style-name="T6"><text:tab/></text:span><text:span text:style-name="T6"> </text:span></text:p>
            <text:p text:style-name="P1"><text:span text:style-name="T45">Validation Plugins</text:span></text:p>
            <text:p text:style-name="P1"><text:span text:style-name="T6"><text:s text:c="2"/></text:span><text:span text:style-name="T6">/usr/smartcard/lib/pcscd-validate.conf</text:span><text:span text:style-name="T6"><text:tab/></text:span><text:span text:style-name="T6"><text:tab/></text:span><text:span text:style-name="T6"><text:tab/></text:span><text:span text:style-name="T6"><text:tab/></text:span><text:span text:style-name="T6">Display validation plugins configuration</text:span></text:p>
            <text:p text:style-name="P1"><text:span text:style-name="T6"><text:s text:c="8"/></text:span><text:span text:style-name="T6">/usr/smartcard/lib/pcscdValidate.so.1</text:span><text:span text:style-name="T6"><text:tab/></text:span><text:span text:style-name="T6"><text:tab/></text:span><text:span text:style-name="T6"><text:tab/></text:span><text:span text:style-name="T6">Generic platform validation plugin</text:span></text:p>
            <text:p text:style-name="P1"><text:span text:style-name="T8"/></text:p>
            <text:p text:style-name="P1"><text:span text:style-name="T45">Authentication Plugins</text:span></text:p>
            <text:p text:style-name="P1"><text:span text:style-name="T6"><text:s text:c="2"/></text:span><text:span text:style-name="T6">/usr/smartcard/lib/pcscdAuth-Local.so.1</text:span></text:p>
            <text:p text:style-name="P1"><text:span text:style-name="T51"><text:s text:c="2"/></text:span><text:span text:style-name="T52">/usr/smartcard/lib/ifdAuth.so.1 <text:s text:c="60"/>Not provided in this version.</text:span></text:p>
            <text:p text:style-name="P1"><text:span text:style-name="T53"><text:s text:c="2"/></text:span></text:p>
            <text:p text:style-name="P38"><text:span text:style-name="T8"/></text:p>
            <text:p text:style-name="P1"><text:span text:style-name="T6"><text:tab/></text:span></text:p>
          </draw:text-box>
        </draw:frame>
        <draw:frame draw:style-name="gr5" draw:text-style-name="P1" draw:layer="layout" svg:width="13.782cm" svg:height="0.963cm" svg:x="2.27cm" svg:y="18.88cm">
          <draw:text-box>
            <text:p text:style-name="P1">Files used by original PC/SC-Lite 1.3.2</text:p>
          </draw:text-box>
        </draw:frame>
        <draw:frame draw:style-name="gr54" draw:text-style-name="P40" draw:layer="layout" svg:width="17.045cm" svg:height="4.946cm" svg:x="2.37cm" svg:y="20.109cm">
          <draw:text-box>
            <text:p text:style-name="P1"><text:span text:style-name="T54">File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<text:tab/></text:span><text:span text:style-name="T54">Description</text:span></text:p>
            <text:p text:style-name="P1"><text:span text:style-name="T54"/></text:p>
            <text:p text:style-name="P1"><text:span text:style-name="T45">Binaries</text:span></text:p>
            <text:p text:style-name="P1"><text:span text:style-name="T6"><text:s text:c="2"/></text:span><text:span text:style-name="T6">/usr/lib/smartcard/pcsc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Daemon</text:span></text:p>
            <text:p text:style-name="P1"><text:span text:style-name="T6"><text:s text:c="2"/></text:span><text:span text:style-name="T6">/usr/lib/libpcsclite.so.1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ibrary <text:s text:c="6"/></text:span></text:p>
            <text:p text:style-name="P1"><text:span text:style-name="T6"/></text:p>
            <text:p text:style-name="P1"><text:span text:style-name="T45">Configuration</text:span></text:p>
            <text:p text:style-name="P1"><text:span text:style-name="T6"><text:s text:c="2"/></text:span><text:span text:style-name="T6">/etc/smartcard/pcscd.conf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Launcher / stand alone mode daemon configuration</text:span></text:p>
            <text:p text:style-name="P1"><text:span text:style-name="T6"><text:s text:c="2"/></text:span><text:span text:style-name="T6">/etc/reader.conf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Static IFD handler configuration</text:span></text:p>
            <text:p text:style-name="P1"><text:span text:style-name="T6"/></text:p>
            <text:p text:style-name="P1"><text:span text:style-name="T45">Dynamic State</text:span><text:span text:style-name="T6"><text:tab/></text:span><text:span text:style-name="T6"><text:tab/></text:span><text:span text:style-name="T6"><text:tab/></text:span></text:p>
            <text:p text:style-name="P1"><text:span text:style-name="T6"><text:s text:c="2"/></text:span><text:span text:style-name="T6">/var/run/pcscd.pid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PID of instance handle display</text:span><text:span text:style-name="T6"><text:tab/></text:span></text:p>
            <text:p text:style-name="P1"><text:span text:style-name="T6"><text:s text:c="2"/></text:span><text:span text:style-name="T6">/var/run/pcscd.comm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UNIX Domain client/daemon communcation socket</text:span></text:p>
            <text:p text:style-name="P1"><text:span text:style-name="T6"><text:s text:c="2"/></text:span><text:span text:style-name="T6">/var/run/pcscd.pub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Memory mapped push/poll reader state file </text:span><text:span text:style-name="T6"><text:tab/></text:span><text:span text:style-name="T6"><text:tab/></text:span><text:span text:style-name="T6"> </text:span><text:span text:style-name="T6"><text:tab/></text:span></text:p>
          </draw:text-box>
        </draw:frame>
      </draw:page>
      <draw:page draw:name="page10" draw:style-name="dp1" draw:master-page-name="Default">
        <office:forms form:automatic-focus="false" form:apply-design-mode="false"/>
        <draw:frame draw:style-name="gr1" draw:layer="layout" svg:width="17.973cm" svg:height="0.958cm" svg:x="0.935cm" svg:y="0.976cm">
          <draw:text-box>
            <text:p text:style-name="P1">Configuration, Config files &amp; Command line option processing </text:p>
          </draw:text-box>
        </draw:frame>
        <draw:frame draw:style-name="gr1" draw:text-style-name="P42" draw:layer="layout" svg:width="15.708cm" svg:height="24.748cm" svg:x="1cm" svg:y="2.27cm">
          <draw:text-box>
            <text:p text:style-name="P1"><text:span text:style-name="T55">Overview</text:span></text:p>
            <text:p text:style-name="P1"><text:span text:style-name="T56"/></text:p>
            <text:p text:style-name="P1"><text:span text:style-name="T56">PC/SC-Lite 1.3.2 defined file paths and modal options at pre-compile time via autoconf. <text:s/></text:span></text:p>
            <text:p text:style-name="P41"><text:span text:style-name="T56">These default and configurable modes needed to be preserved, as well making the paths runtime</text:span></text:p>
            <text:p text:style-name="P41"><text:span text:style-name="T56">configurable via config files and command line options. <text:s text:c="2"/>The approach taken to maintaining</text:span></text:p>
            <text:p text:style-name="P41"><text:span text:style-name="T56">backward compatibility was to write parsing and option processing code in a modular</text:span></text:p>
            <text:p text:style-name="P41"><text:span text:style-name="T56">way highly re-usable for other projects.</text:span></text:p>
            <text:p text:style-name="P41"><text:span text:style-name="T56"/></text:p>
            <text:p text:style-name="P1"><text:span text:style-name="T55">Configuration limitations vs. new configuration modes and options</text:span></text:p>
            <text:p text:style-name="P1"><text:span text:style-name="T56"/></text:p>
            <text:p text:style-name="P1"><text:span text:style-name="T56">1. <text:s/>Original code provides for single instance, multiple clients, but isn't scalable</text:span></text:p>
            <text:p text:style-name="P1"><text:span text:style-name="T56"><text:s text:c="5"/></text:span><text:span text:style-name="T56">to the degree necessary for a thin client network.</text:span></text:p>
            <text:p text:style-name="P1"><text:span text:style-name="T56"/></text:p>
            <text:p text:style-name="P1"><text:span text:style-name="T56"><text:s text:c="5"/></text:span><text:span text:style-name="T56">The approach we decided on was a multiple-instance mode in order to scale up for a </text:span></text:p>
            <text:p text:style-name="P1"><text:span text:style-name="T56"><text:s text:c="5"/></text:span><text:span text:style-name="T56">thin client platfprm, while avoiding a singleton daemon as a single point of failure</text:span></text:p>
            <text:p text:style-name="P1"><text:span text:style-name="T56"><text:s text:c="5"/></text:span><text:span text:style-name="T56">for deployment wide Smart Card use.</text:span></text:p>
            <text:p text:style-name="P1"><text:span text:style-name="T56"/></text:p>
            <text:p text:style-name="P1"><text:span text:style-name="T56">2. <text:s/>Original code uses a single UNIX domain socket between the client and a single instance</text:span></text:p>
            <text:p text:style-name="P1"><text:span text:style-name="T56"><text:s text:c="5"/></text:span><text:span text:style-name="T56">and also uses a server-push, client-poll memory-mapped file to convey reader state and data.</text:span></text:p>
            <text:p text:style-name="P1"><text:span text:style-name="T56"><text:s text:c="4"/></text:span></text:p>
            <text:p text:style-name="P1"><text:span text:style-name="T56"><text:s text:c="5"/></text:span><text:span text:style-name="T56">To facilitate Trusted Extensions and simplify administration, we needed a mode that </text:span></text:p>
            <text:p text:style-name="P1"><text:span text:style-name="T56"><text:s text:c="5"/></text:span><text:span text:style-name="T56">eliminated shared configuratio files and shared filesystem state between local and </text:span></text:p>
            <text:p text:style-name="P1"><text:span text:style-name="T56"><text:s text:c="5"/></text:span><text:span text:style-name="T56">global zones (ie. between libpcsclite.so.1 and pcscd) <text:s/>This was accomplished by using a single</text:span></text:p>
            <text:p text:style-name="P1"><text:span text:style-name="T56"><text:s text:c="5"/></text:span><text:span text:style-name="T56">Internet Domain socket with a well-known port. <text:s/>Our initial design was one port per-display,</text:span></text:p>
            <text:p text:style-name="P1"><text:span text:style-name="T56"><text:s text:c="5"/></text:span><text:span text:style-name="T56">but that was re-written in order to reduce a wide swath of less-protected ports under TX). <text:s/></text:span></text:p>
            <text:p text:style-name="P1"><text:span text:style-name="T56"/></text:p>
            <text:p text:style-name="P1"><text:span text:style-name="T56">3. <text:s/>We also needed a way to validate smart card hardware, and to authenticate </text:span></text:p>
            <text:p text:style-name="P1"><text:span text:style-name="T56"><text:s text:c="5"/></text:span><text:span text:style-name="T56">users for access to the daemon or to reader hardware. <text:s/>So two plugin frameworks were</text:span></text:p>
            <text:p text:style-name="P1"><text:span text:style-name="T56"><text:s text:c="5"/></text:span><text:span text:style-name="T56">added to facilitate validation and authentication.</text:span></text:p>
            <text:p text:style-name="P1"><text:span text:style-name="T56"/></text:p>
            <text:p text:style-name="P1"><text:span text:style-name="T56">4. <text:s/>The original code uses command-line start-up mode, thes launching with inetd <text:s/>is implied.</text:span></text:p>
            <text:p text:style-name="P1"><text:span text:style-name="T56"><text:s text:c="5"/></text:span><text:span text:style-name="T56">For for Solaris 10 the model for such infrastructures is to use Solaris' </text:span></text:p>
            <text:p text:style-name="P1"><text:span text:style-name="T56"><text:s text:c="5"/></text:span><text:span text:style-name="T56">Service Management Framework (SMF) to control the startup, termination, and </text:span></text:p>
            <text:p text:style-name="P1"><text:span text:style-name="T56"><text:s text:c="6"/></text:span><text:span text:style-name="T56">automatic re-starting of the pcscd service.</text:span></text:p>
            <text:p text:style-name="P1"/>
            <text:p text:style-name="P1"><text:span text:style-name="T55">Design Specifics</text:span></text:p>
            <text:p text:style-name="P1"><text:span text:style-name="T55"/></text:p>
            <text:p text:style-name="P1"><text:span text:style-name="T56">In order to support pre-existing config options and file paths, while introducing the new </text:span></text:p>
            <text:p text:style-name="P1"><text:span text:style-name="T56">features and flexibility, a set of configuration functions was added (</text:span><text:span text:style-name="T57">cfgfuncs.c</text:span><text:span text:style-name="T56">). <text:s text:c="2"/></text:span></text:p>
            <text:p text:style-name="P1"><text:span text:style-name="T56">A new tabular / MACRO configured parser was written to consumes key-value pairs and</text:span></text:p>
            <text:p text:style-name="P1"><text:span text:style-name="T56">parse results into a named global configuration data area (</text:span><text:span text:style-name="T58">pcsc_config.h, cfgfuncs.c</text:span><text:span text:style-name="T56">).</text:span></text:p>
            <text:p text:style-name="P1"><text:span text:style-name="T56"/></text:p>
            <text:p text:style-name="P1"><text:span text:style-name="T56">Every command-line option has a KVP equivalent. Options are parsed in terms of their</text:span></text:p>
            <text:p text:style-name="P1"><text:span text:style-name="T56">equivalent KVPs. <text:s/>The KVP processing engine provides a state machine for handling </text:span></text:p>
            <text:p text:style-name="P1"><text:span text:style-name="T56">wildcard parameters, and is configured via table-defined grammars, which provide</text:span></text:p>
            <text:p text:style-name="P1"><text:span text:style-name="T56">for easy definition of typed parameters: <text:s/></text:span><text:span text:style-name="T57">const, range, wildcard string, wildcard number, </text:span></text:p>
            <text:p text:style-name="P1"><text:span text:style-name="T57">quoted literals and file path</text:span><text:span text:style-name="T59">. <text:s/></text:span><text:span text:style-name="T60">Each type is associated with a correspondng validation method.</text:span><text:span text:style-name="T59"> <text:s/></text:span></text:p>
            <text:p text:style-name="P1"><text:span text:style-name="T56"/></text:p>
            <text:p text:style-name="P1"><text:span text:style-name="T56">Formatted usage output is auto-generated in response to -? flag, based on command line option</text:span></text:p>
            <text:p text:style-name="P1"><text:span text:style-name="T56">definition MACRO tables. <text:s/>This usage() function elicits suboption lists by examining </text:span></text:p>
            <text:p text:style-name="P1"><text:span text:style-name="T56">KVP grammar tables (</text:span><text:span text:style-name="T57">pcscdaemon.h, <text:s/>pcsc_config.h</text:span><text:span text:style-name="T56">)</text:span></text:p>
            <text:p text:style-name="P1"><text:span text:style-name="T56"/></text:p>
            <text:p text:style-name="P1"><text:span text:style-name="T56">Path management functions (</text:span><text:span text:style-name="T57">cfgfuncs.c</text:span><text:span text:style-name="T56">) provide a flexible means for defaulting </text:span></text:p>
            <text:p text:style-name="P1"><text:span text:style-name="T56">to old statically defined file locations, as well as allowing original defaults for file locations, </text:span></text:p>
            <text:p text:style-name="P1"><text:span text:style-name="T56">while creating a means for easily switching to new runtime path configuration, based </text:span></text:p>
            <text:p text:style-name="P1"><text:span text:style-name="T56">on command line options and/or KVP values found in configuration files.</text:span></text:p>
            <text:p text:style-name="P1"><text:span text:style-name="T56"/></text:p>
            <text:p text:style-name="P1"><text:span text:style-name="T56">All of this provides for a way of providing a consistent interpretation of parameters</text:span></text:p>
            <text:p text:style-name="P1"><text:span text:style-name="T56">among the launcher, instance and client, as well as creating a mechanism for consistent</text:span></text:p>
            <text:p text:style-name="P1"><text:span text:style-name="T56">extensibility and ease of maintainability. <text:s/>This model was designed to make it easier to </text:span></text:p>
            <text:p text:style-name="P1"><text:span text:style-name="T56">stay in sync with the opensource project as it evolved.</text:span></text:p>
            <text:p text:style-name="P1"><text:span text:style-name="T56"/></text:p>
          </draw:text-box>
        </draw:frame>
      </draw:page>
      <draw:page draw:name="page11" draw:style-name="dp1" draw:master-page-name="Default">
        <office:forms form:automatic-focus="false" form:apply-design-mode="false"/>
        <draw:frame draw:style-name="gr1" draw:layer="layout" svg:width="10.95cm" svg:height="0.958cm" svg:x="1.635cm" svg:y="1.635cm">
          <draw:text-box>
            <text:p text:style-name="P1">Daemon Communication and Control</text:p>
          </draw:text-box>
        </draw:frame>
        <draw:frame draw:style-name="gr55" draw:text-style-name="P39" draw:layer="layout" svg:width="17.38cm" svg:height="25.243cm" svg:x="1.635cm" svg:y="2.905cm">
          <draw:text-box>
            <text:p text:style-name="P1"><text:span text:style-name="T10">Introduction</text:span></text:p>
            <text:p text:style-name="P1"><text:span text:style-name="T8"/></text:p>
            <text:p text:style-name="P1"><text:span text:style-name="T8">The configuration distributed in the </text:span><text:span text:style-name="T61">SolarisPCSC </text:span><text:span text:style-name="T8"><text:s/>packages makes PC/SC-Lite a service of the Solaris Service Management Framework (SMF). <text:s text:c="2"/>When the package is installed, the pcscd launcher is automatically run, and will be automatically re-started by SMF if it is terminated abnormally (ie. w/o the</text:span><text:span text:style-name="T61"> svcadm disable</text:span><text:span text:style-name="T8"> command being run). <text:s/></text:span></text:p>
            <text:p text:style-name="P1"><text:span text:style-name="T8">The launcher is responsible for launching, managing and coordinating new connections to pcscd instances.</text:span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10">Daemon Initialization</text:span></text:p>
            <text:p text:style-name="P1"><text:span text:style-name="T8"/></text:p>
            <text:p text:style-name="P1"><text:span text:style-name="T8">The pcscd daemon is brought up in </text:span><text:span text:style-name="T62">launcher</text:span><text:span text:style-name="T8"> mode when the </text:span><text:span text:style-name="T10">-L</text:span><text:span text:style-name="T8"> flag is specified on the command line,</text:span></text:p>
            <text:p text:style-name="P1"><text:span text:style-name="T8">and in the complimentary </text:span><text:span text:style-name="T62">instance</text:span><text:span text:style-name="T8"> mode when the </text:span><text:span text:style-name="T10">-I</text:span><text:span text:style-name="T8"> flag is specified. If neither mode is specified, pcscd</text:span></text:p>
            <text:p text:style-name="P1"><text:span text:style-name="T8">is brought up in standalone mode (ie. backward compatibilty). <text:s/>Some options are parsed from the command</text:span></text:p>
            <text:p text:style-name="P1"><text:span text:style-name="T8">line first, but most command line options are parsed after the appropriate config file is loaded. <text:s/>This is done</text:span></text:p>
            <text:p text:style-name="P1"><text:span text:style-name="T8">so that the config file options can be overridden. </text:span></text:p>
            <text:p text:style-name="P1"><text:span text:style-name="T8"/></text:p>
            <text:p text:style-name="P1"><text:span text:style-name="T8"><text:s/></text:span><text:span text:style-name="T8">The launcher loads </text:span><text:span text:style-name="T61">/etc/smartcard/pcscd.conf. <text:s/></text:span><text:span text:style-name="T63">Instances load their context configuration from .conf</text:span></text:p>
            <text:p text:style-name="P1"><text:span text:style-name="T63">files similary, but a 'tag' suffix is added (this tag is determined by a looking up the X Display # in the</text:span></text:p>
            <text:p text:style-name="P1"><text:span text:style-name="T63">Xservers file, which identifies the facility that owns the particular display with the tag). <text:s/>For example,</text:span></text:p>
            <text:p text:style-name="P1"><text:span text:style-name="T63">for a Sun Ray thin client display, the Xserver files will specify SunRay as the display owner facility,</text:span></text:p>
            <text:p text:style-name="P1"><text:span text:style-name="T63">so\ the corresponding conf file that will be loaded by pcscd when launching a pcscd instance for that display</text:span></text:p>
            <text:p text:style-name="P1"><text:span text:style-name="T61">is /etc/smartcard/pcscd-SunRay.conf</text:span><text:span text:style-name="T63">. <text:s/></text:span></text:p>
            <text:p text:style-name="P1"><text:span text:style-name="T63"/></text:p>
            <text:p text:style-name="P1"><text:span text:style-name="T64">Launcher Behavior</text:span></text:p>
            <text:p text:style-name="P1"><text:span text:style-name="T63"/></text:p>
            <text:p text:style-name="P1"><text:span text:style-name="T63">The launcher starts up with a single thread running that opens a socket on well-known port 5999,</text:span></text:p>
            <text:p text:style-name="P1"><text:span text:style-name="T63">listen for connections, and accepts incoming connections, firing up a new thread to process</text:span></text:p>
            <text:p text:style-name="P1"><text:span text:style-name="T63">each incoming connection. <text:s text:c="2"/></text:span></text:p>
            <text:p text:style-name="P1"><text:span text:style-name="T63"/></text:p>
            <text:p text:style-name="P1"><text:span text:style-name="T63"><text:s text:c="4"/></text:span><text:span text:style-name="T65">Connection Thread Behavior</text:span></text:p>
            <text:p text:style-name="P1"><text:span text:style-name="T63"><text:s/></text:span></text:p>
            <text:p text:style-name="P1"><text:span text:style-name="T63"><text:s text:c="4"/></text:span><text:span text:style-name="T63">1. <text:s/>Replies to “PING nnn” messages with “ACK nnn”, immediately closes connection and exits.</text:span></text:p>
            <text:p text:style-name="P1"><text:span text:style-name="T63"/></text:p>
            <text:p text:style-name="P1"><text:span text:style-name="T63"><text:s text:c="4"/></text:span><text:span text:style-name="T63">2. <text:s/>Otherwise message is parsed as a $DISPLAY variable.</text:span></text:p>
            <text:p text:style-name="P1"><text:span text:style-name="T63"/></text:p>
            <text:p text:style-name="P1"><text:span text:style-name="T63"><text:s text:c="4"/></text:span><text:span text:style-name="T63">3. <text:s/>If the $DISPLAY value is syntactically invalid, the connection is aborted with an error.</text:span></text:p>
            <text:p text:style-name="P1"><text:span text:style-name="T63"/></text:p>
            <text:p text:style-name="P1"><text:span text:style-name="T63"><text:s text:c="4"/></text:span><text:span text:style-name="T63">4. If the <text:s text:c="2"/></text:span><text:span text:style-name="T61">USE_AUTHENTICATION <text:s/></text:span><text:span text:style-name="T63"><text:s/>key is positive in</text:span><text:span text:style-name="T61"> <text:s/>pcscd.conf,</text:span><text:span text:style-name="T63"> <text:s/>the following authentication</text:span></text:p>
            <text:p text:style-name="P1"><text:span text:style-name="T63"><text:s text:c="8"/></text:span><text:span text:style-name="T63">sequence is used. <text:s/>(Note the same sequence is also used in launcherless stand alone mode,</text:span></text:p>
            <text:p text:style-name="P1"><text:span text:style-name="T63"><text:s text:c="8"/></text:span><text:span text:style-name="T63">if authentication is enabled).</text:span></text:p>
            <text:p text:style-name="P1"><text:span text:style-name="T63"/></text:p>
            <text:p text:style-name="P1"><text:span text:style-name="T63"><text:s text:c="8"/></text:span><text:span text:style-name="T63">i. <text:s/>The parsed $DISPLAY number is sent to each of the validation plugins in the order specified</text:span></text:p>
            <text:p text:style-name="P1"><text:span text:style-name="T63"><text:s text:c="13"/></text:span><text:span text:style-name="T63">in </text:span><text:span text:style-name="T61">pcscd-validate.conf</text:span><text:span text:style-name="T63"> until a plugin recognizes the display as it's own and returns it's platform </text:span></text:p>
            <text:p text:style-name="P1"><text:span text:style-name="T63"><text:s text:c="13"/></text:span><text:span text:style-name="T63">specific tag. <text:s text:c="2"/>If no plugin recognizes the display, the client connection is terminated as in error. <text:s/></text:span></text:p>
            <text:p text:style-name="P1"><text:span text:style-name="T63"><text:s text:c="13"/></text:span><text:span text:style-name="T63">If the generic plugin recognizes the display, the empty string tag “” is returned, which is valid. </text:span></text:p>
            <text:p text:style-name="P1"><text:span text:style-name="T63"><text:s text:c="13"/></text:span><text:span text:style-name="T63">If the flag is set that the display has a new provider, the instance is stopped, which will </text:span></text:p>
            <text:p text:style-name="P1"><text:span text:style-name="T63"><text:s text:c="13"/></text:span><text:span text:style-name="T63">force the launch of a replacement instance (on Sun Ray, a change of session ID causes</text:span></text:p>
            <text:p text:style-name="P1"><text:span text:style-name="T63"><text:s text:c="13"/></text:span><text:span text:style-name="T63">this flag to be set).</text:span></text:p>
            <text:p text:style-name="P1"><text:span text:style-name="T63"/></text:p>
            <text:p text:style-name="P1"><text:span text:style-name="T63"><text:s text:c="8"/></text:span><text:span text:style-name="T63">ii. <text:s/>The plugin is called with the $DISPLAY number to get the opaque (void *) display-specific </text:span></text:p>
            <text:p text:style-name="P1"><text:span text:style-name="T63"><text:s text:c="14"/></text:span><text:span text:style-name="T63">resource. <text:s/>The type and meaning of that resource are specific to the facility and managed</text:span></text:p>
            <text:p text:style-name="P1"><text:span text:style-name="T63"><text:s text:c="14"/></text:span><text:span text:style-name="T63">accordingly by the facility-specific plugin.</text:span></text:p>
            <text:p text:style-name="P1"><text:span text:style-name="T63"/></text:p>
            <text:p text:style-name="P1"><text:span text:style-name="T63"><text:s text:c="8"/></text:span><text:span text:style-name="T63">ii. <text:s/>The credentials of the client connection, </text:span><text:span text:style-name="T66">uid, gid, pid</text:span><text:span text:style-name="T63">, </text:span><text:span text:style-name="T66">IP addr</text:span><text:span text:style-name="T63">, are passed along with </text:span></text:p>
            <text:p text:style-name="P1"><text:span text:style-name="T63"><text:s text:c="13"/></text:span><text:span text:style-name="T63">$DISPLAY number and the </text:span><text:span text:style-name="T66">display-specific resource </text:span><text:span text:style-name="T63">to the platform-specific authentication </text:span></text:p>
            <text:p text:style-name="P1"><text:span text:style-name="T63"><text:s text:c="13"/></text:span><text:span text:style-name="T63">plugin that is selected by the tag returned during the display validation phase. <text:s text:c="2"/>The authentication </text:span></text:p>
            <text:p text:style-name="P1"><text:span text:style-name="T63"><text:s text:c="13"/></text:span><text:span text:style-name="T63">test is either pass/fail. <text:s text:c="2"/>If the authentication fails, the connection is terminated as in error.</text:span></text:p>
            <text:p text:style-name="P1"><text:span text:style-name="T63"/></text:p>
            <text:p text:style-name="P1"><text:span text:style-name="T63"><text:s text:c="4"/></text:span><text:span text:style-name="T63">5. <text:s/>If none of the tests have failed at this point, the $DISPLAY number and client socket fd</text:span></text:p>
            <text:p text:style-name="P1"><text:span text:style-name="T63"><text:s text:c="9"/></text:span><text:span text:style-name="T63">is queued to an instance management thread for the display, if an instance management</text:span></text:p>
            <text:p text:style-name="P1"><text:span text:style-name="T63"><text:s text:c="9"/></text:span><text:span text:style-name="T63">thread is running. <text:s/>If no instance management thread is found, one is started. <text:s/></text:span></text:p>
            <text:p text:style-name="P1"><text:span text:style-name="T63"/></text:p>
            <text:p text:style-name="P1"><text:span text:style-name="T63"><text:s text:c="4"/></text:span><text:span text:style-name="T63">6. <text:s/>The connection </text:span><text:span text:style-name="T66">thread </text:span><text:span text:style-name="T63">exits, leaving the client connection open for further processing.</text:span></text:p>
            <text:p text:style-name="P1"><text:span text:style-name="T63"/></text:p>
            <text:p text:style-name="P1"><text:span text:style-name="T63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  <text:p text:style-name="P1"><text:span text:style-name="T8"/></text:p>
          </draw:text-box>
        </draw:frame>
      </draw:page>
      <draw:page draw:name="page12" draw:style-name="dp1" draw:master-page-name="Default">
        <office:forms form:automatic-focus="false" form:apply-design-mode="false"/>
        <draw:frame draw:style-name="gr1" draw:text-style-name="P43" draw:layer="layout" svg:width="9.625cm" svg:height="0.759cm" svg:x="1.082cm" svg:y="1cm">
          <draw:text-box>
            <text:p text:style-name="P1"><text:span text:style-name="T67">Daemon Communication and Control (part II)</text:span></text:p>
          </draw:text-box>
        </draw:frame>
        <draw:frame draw:style-name="gr56" draw:text-style-name="P39" draw:layer="layout" svg:width="17.38cm" svg:height="27.003cm" svg:x="1.235cm" svg:y="1.554cm">
          <draw:text-box>
            <text:p text:style-name="P1"><text:span text:style-name="T63"><text:s text:c="7"/></text:span><text:span text:style-name="T65">Instance Management Thread</text:span><text:span text:style-name="T63">:</text:span></text:p>
            <text:p text:style-name="P1"><text:span text:style-name="T63"/></text:p>
            <text:p text:style-name="P1"><text:span text:style-name="T63"><text:tab/></text:span><text:span text:style-name="T63">for(;;) {</text:span></text:p>
            <text:p text:style-name="P1"><text:span text:style-name="T63"><text:tab/></text:span><text:span text:style-name="T63"><text:tab/></text:span><text:span text:style-name="T63">while (ConnectInstance(inst) == ERROR) {</text:span></text:p>
            <text:p text:style-name="P1"><text:span text:style-name="T63"><text:tab/></text:span><text:span text:style-name="T63"><text:tab/></text:span><text:span text:style-name="T63"><text:tab/></text:span><text:span text:style-name="T63">if (LaunchInstanceDaemon(inst) == ERROR) {</text:span></text:p>
            <text:p text:style-name="P1"><text:span text:style-name="T63"><text:tab/></text:span><text:span text:style-name="T63"><text:tab/></text:span><text:span text:style-name="T63"><text:tab/></text:span><text:span text:style-name="T63"><text:tab/></text:span><text:span text:style-name="T63">AbortInstance(inst);</text:span></text:p>
            <text:p text:style-name="P1"><text:span text:style-name="T63"><text:tab/></text:span><text:span text:style-name="T63"><text:tab/></text:span><text:span text:style-name="T63"><text:tab/></text:span><text:span text:style-name="T63"><text:tab/></text:span><text:span text:style-name="T63">return;</text:span><text:span text:style-name="T63"><text:tab/></text:span><text:span text:style-name="T63">// thread exit</text:span></text:p>
            <text:p text:style-name="P1"><text:span text:style-name="T63"><text:tab/></text:span><text:span text:style-name="T63"><text:tab/></text:span><text:span text:style-name="T63"><text:tab/></text:span><text:span text:style-name="T63">}</text:span></text:p>
            <text:p text:style-name="P1"><text:span text:style-name="T63"><text:tab/></text:span><text:span text:style-name="T63"><text:tab/></text:span><text:span text:style-name="T63">}</text:span></text:p>
            <text:p text:style-name="P1"><text:span text:style-name="T63"><text:tab/></text:span><text:span text:style-name="T63"><text:tab/></text:span><text:span text:style-name="T63">while (ForwardClientToInstance(WaitForEnqueuedFd(inst), inst) == SUCCESS)</text:span></text:p>
            <text:p text:style-name="P1"><text:span text:style-name="T63"><text:tab/></text:span><text:span text:style-name="T63"><text:tab/></text:span><text:span text:style-name="T63"><text:tab/></text:span><text:span text:style-name="T63">continue;</text:span></text:p>
            <text:p text:style-name="P1"><text:span text:style-name="T63"><text:tab/></text:span><text:span text:style-name="T63">}</text:span></text:p>
            <text:p text:style-name="P1"><text:span text:style-name="T63"/></text:p>
            <text:p text:style-name="P1"><text:span text:style-name="T63"><text:s text:c="13"/></text:span><text:span text:style-name="T65">Connecting to a pcscd instance entails</text:span><text:span text:style-name="T63">:</text:span></text:p>
            <text:p text:style-name="P1"><text:span text:style-name="T63"/></text:p>
            <text:p text:style-name="P1"><text:span text:style-name="T63"><text:s text:c="13"/></text:span><text:span text:style-name="T63">1. <text:s text:c="2"/>Opening instance's fifos. <text:s/>If they don't exist, an error is returned to caller.</text:span></text:p>
            <text:p text:style-name="P1"><text:span text:style-name="T63"><text:s text:c="13"/></text:span><text:span text:style-name="T63">2. <text:s text:c="2"/>If instance PID file exists, but process not running, an error returned to caller.</text:span></text:p>
            <text:p text:style-name="P1"><text:span text:style-name="T63"><text:s text:c="13"/></text:span><text:span text:style-name="T63">3. <text:s text:c="2"/>PING message sent to instance. <text:s text:c="2"/>If “instance died” message is read from fifo </text:span></text:p>
            <text:p text:style-name="P1"><text:span text:style-name="T63"><text:s text:c="19"/></text:span><text:span text:style-name="T63">instead of ACK, or ping times out, an error returned to caller.</text:span></text:p>
            <text:p text:style-name="P1"><text:span text:style-name="T63"><text:s text:c="13"/></text:span><text:span text:style-name="T63">4. <text:s text:c="2"/>Otherwise, success status returned (indicates connection to instance succeeded).</text:span></text:p>
            <text:p text:style-name="P1"><text:span text:style-name="T63"/></text:p>
            <text:p text:style-name="P1"><text:span text:style-name="T63"><text:s text:c="13"/></text:span><text:span text:style-name="T63">If the connection </text:span><text:span text:style-name="T66">succeeds</text:span><text:span text:style-name="T63">, the client's connection fd is sent to the instance via fifo.</text:span></text:p>
            <text:p text:style-name="P1"><text:span text:style-name="T63"/></text:p>
            <text:p text:style-name="P1"><text:span text:style-name="T63"><text:s text:c="13"/></text:span><text:span text:style-name="T63">If the connection </text:span><text:span text:style-name="T66">fails</text:span><text:span text:style-name="T63">, an attempt is made to launch a new instance process to be managed</text:span></text:p>
            <text:p text:style-name="P1"><text:span text:style-name="T63"><text:s text:c="13"/></text:span><text:span text:style-name="T63">by the instance thread. <text:s text:c="2"/>If launch failes fails, all the connections queued <text:s/>to the instance </text:span></text:p>
            <text:p text:style-name="P1"><text:span text:style-name="T63"><text:s text:c="13"/></text:span><text:span text:style-name="T63">thread (ie. pending) and the current connection in process, are closed and the instance </text:span></text:p>
            <text:p text:style-name="P1"><text:span text:style-name="T63"><text:s text:c="13"/></text:span><text:span text:style-name="T63">thread is aborted, logging an error to syslog.</text:span></text:p>
            <text:p text:style-name="P1"><text:span text:style-name="T63"/></text:p>
            <text:p text:style-name="P1"><text:span text:style-name="T63"><text:s text:c="12"/></text:span><text:span text:style-name="T65">Launching a pcscd instance</text:span><text:span text:style-name="T63">:</text:span></text:p>
            <text:p text:style-name="P1"><text:span text:style-name="T63"/></text:p>
            <text:p text:style-name="P1"><text:span text:style-name="T63"><text:s text:c="12"/></text:span><text:span text:style-name="T63">The instance is launched by invoking /bin/ctrun with flags to cause it to</text:span></text:p>
            <text:p text:style-name="P1"><text:span text:style-name="T63"><text:s text:c="12"/></text:span><text:span text:style-name="T63">simply start</text:span><text:span text:style-name="T64"> <text:s text:c="2"/></text:span><text:span text:style-name="T61">/usr/lib/smartcard/pcscd -I -x :&lt;dpy#&gt;</text:span><text:span text:style-name="T66"> <text:s/></text:span><text:span text:style-name="T63">then ctrun exits.</text:span></text:p>
            <text:p text:style-name="P1"><text:span text:style-name="T63"/></text:p>
            <text:p text:style-name="P1"><text:span text:style-name="T64">Instance Behavior</text:span></text:p>
            <text:p text:style-name="P1"><text:span text:style-name="T63"><text:s text:c="13"/></text:span></text:p>
            <text:p text:style-name="P1"><text:span text:style-name="T64"><text:s text:c="12"/></text:span><text:span text:style-name="T63"><text:s text:c="2"/></text:span><text:span text:style-name="T63">The instance performs the duties of the standalone daemon from the opensource</text:span></text:p>
            <text:p text:style-name="P1"><text:span text:style-name="T63"><text:s text:c="14"/></text:span><text:span text:style-name="T63">project, with some important differences. <text:s text:c="2"/>The purpose of the opensource daemon is</text:span></text:p>
            <text:p text:style-name="P1"><text:span text:style-name="T63"><text:s text:c="14"/></text:span><text:span text:style-name="T63">to handle the server side privileged functions and smartcard reader access via ifd</text:span></text:p>
            <text:p text:style-name="P1"><text:span text:style-name="T63"><text:s text:c="14"/></text:span><text:span text:style-name="T63">handlers.</text:span></text:p>
            <text:p text:style-name="P1"><text:span text:style-name="T63"><text:s/></text:span></text:p>
            <text:p text:style-name="P1"><text:span text:style-name="T63"><text:s text:c="14"/></text:span><text:span text:style-name="T63">The instance receives client requests as marshalled RPC-like packets over a socket, unpacks</text:span></text:p>
            <text:p text:style-name="P1"><text:span text:style-name="T63"><text:s text:c="14"/></text:span><text:span text:style-name="T63">them, dispatches to the appropriate function, and returns the status. </text:span></text:p>
            <text:p text:style-name="P1"><text:span text:style-name="T63"><text:s text:c="12"/></text:span></text:p>
            <text:p text:style-name="P1"><text:span text:style-name="T63"><text:tab/></text:span><text:span text:style-name="T63">When pcscd process starts in instance mode, it loads the launcher's configuration </text:span></text:p>
            <text:p text:style-name="P1"><text:span text:style-name="T63"><text:s text:c="14"/></text:span><text:span text:style-name="T63">data, </text:span><text:span text:style-name="T61">/etc/smartcard/pcscd.conf</text:span><text:span text:style-name="T63">, it's display-specific platform configuration file,</text:span></text:p>
            <text:p text:style-name="P1"><text:span text:style-name="T63"><text:s text:c="14"/></text:span><text:span text:style-name="T63">for example </text:span><text:span text:style-name="T61">/etc/smartcard/pcscd-Local.conf</text:span><text:span text:style-name="T63">, or </text:span><text:span text:style-name="T64">/etc/smartcard/pcscd-SunRay.conf</text:span><text:span text:style-name="T63">,</text:span></text:p>
            <text:p text:style-name="P1"><text:span text:style-name="T63"><text:s text:c="14"/></text:span><text:span text:style-name="T63">as well as the platform-specific preparatory script, such as</text:span></text:p>
            <text:p text:style-name="P1"><text:span text:style-name="T63"><text:s text:c="14"/></text:span><text:span text:style-name="T61">/usr/lib/smartcard/pcscd-Local</text:span><text:span text:style-name="T63"> which, for the Sun Ray platform, starts</text:span></text:p>
            <text:p text:style-name="P1"><text:span text:style-name="T63"><text:s text:c="14"/></text:span><text:span text:style-name="T63">a utaction script that will terminate the instance when the Sun Ray session exits.</text:span></text:p>
            <text:p text:style-name="P1"><text:span text:style-name="T63"/></text:p>
            <text:p text:style-name="P1"><text:span text:style-name="T63"><text:s text:c="13"/></text:span><text:span text:style-name="T63">The instance then enters a loop where it receives client connections (fd's) from the</text:span></text:p>
            <text:p text:style-name="P1"><text:span text:style-name="T63"><text:s text:c="13"/></text:span><text:span text:style-name="T63">launcher over it's fifo. <text:s/>If authentication is enabled, these connections were already </text:span></text:p>
            <text:p text:style-name="P1"><text:span text:style-name="T63"><text:s text:c="13"/></text:span><text:span text:style-name="T63">validated and authenticated (during the validation phase).</text:span></text:p>
            <text:p text:style-name="P1"><text:span text:style-name="T63"/></text:p>
            <text:p text:style-name="P1"><text:span text:style-name="T63"><text:s text:c="13"/></text:span><text:span text:style-name="T63">Each incoming file descriptor is then processed in the exactly the same manner as</text:span></text:p>
            <text:p text:style-name="P1"><text:span text:style-name="T63"><text:s text:c="13"/></text:span><text:span text:style-name="T63">open source code dis. <text:s/>The difference is that rather than receive the fd's via </text:span><text:span text:style-name="T61">accept()</text:span><text:span text:style-name="T63">,</text:span></text:p>
            <text:p text:style-name="P1"><text:span text:style-name="T63"><text:s text:c="13"/></text:span><text:span text:style-name="T63">in instance mode, pcscd receives the client connection (fd) via </text:span><text:span text:style-name="T61">ioctl(..., I_RECVFD, ...)</text:span></text:p>
            <text:p text:style-name="P1"><text:span text:style-name="T61"><text:s text:c="13"/></text:span><text:span text:style-name="T63">From the standpoint of the instance, both mechanisms simply look like socket</text:span></text:p>
            <text:p text:style-name="P1"><text:span text:style-name="T63"><text:s text:c="13"/></text:span><text:span text:style-name="T63">connection fd factories. <text:s/>(Similar interprocess fd-passing mechanisms to I_RECVFD </text:span></text:p>
            <text:p text:style-name="P1"><text:span text:style-name="T63"><text:s text:c="13"/></text:span><text:span text:style-name="T63">exist for Linux and BSD).</text:span></text:p>
            <text:p text:style-name="P1"><text:span text:style-name="T63"><text:s text:c="8"/></text:span></text:p>
            <text:p text:style-name="P1"><text:span text:style-name="T63"><text:s text:c="13"/></text:span><text:span text:style-name="T63">If the instance times out, <text:s/></text:span><text:span text:style-name="T61">INSTANCE_TIMEOUT</text:span><text:span text:style-name="T63"> seconds the last client connection is </text:span></text:p>
            <text:p text:style-name="P1"><text:span text:style-name="T63"><text:s text:c="13"/></text:span><text:span text:style-name="T63">terminated, <text:s/>the instance drops an “instance died” message into it's outgoing fifo,</text:span></text:p>
            <text:p text:style-name="P1"><text:span text:style-name="T63"><text:s text:c="13"/></text:span><text:span text:style-name="T61">/var/run/pcscd/fifo/&lt;dpy#&gt;.i</text:span><text:span text:style-name="T63"> before exiting. <text:s text:c="2"/>That is an important optimization that </text:span></text:p>
            <text:p text:style-name="P1"><text:span text:style-name="T63"><text:s text:c="13"/></text:span><text:span text:style-name="T63">allows the launcher to detect that the instance is gone without having to wait (ie.</text:span></text:p>
            <text:p text:style-name="P1"><text:span text:style-name="T63"><text:s text:c="13"/></text:span><text:span text:style-name="T63">stall the client) for a full several second timeout cycle.</text:span></text:p>
            <text:p text:style-name="P1"><text:span text:style-name="T63"/></text:p>
            <text:p text:style-name="P1"><text:span text:style-name="T63"><text:s text:c="13"/></text:span><text:span text:style-name="T63">To support the socket interface being used exclusively, instead of a memory mapped file,</text:span></text:p>
            <text:p text:style-name="P1"><text:span text:style-name="T63"><text:s text:c="13"/></text:span><text:span text:style-name="T63">a new protocol was developed along side the existing custom PC/SC-Lite RPC protocol</text:span></text:p>
            <text:p text:style-name="P1"><text:span text:style-name="T63"><text:s text:c="13"/></text:span><text:span text:style-name="T63">over the client/daemon socket to return the state structure of specific readers.</text:span></text:p>
            <text:p text:style-name="P1"><text:span text:style-name="T63"><text:s text:c="13"/></text:span></text:p>
            <text:p text:style-name="P1"><text:span text:style-name="T61"><text:s text:c="13"/></text:span></text:p>
            <text:p text:style-name="P1"><text:span text:style-name="T63"><text:s text:c="12"/></text:span></text:p>
            <text:p text:style-name="P1"><text:span text:style-name="T63"><text:s text:c="17"/></text:span></text:p>
            <text:p text:style-name="P1"><text:span text:style-name="T63"/></text:p>
            <text:p text:style-name="P1"><text:span text:style-name="T63"/></text:p>
          </draw:text-box>
        </draw:frame>
      </draw:page>
      <draw:page draw:name="page13" draw:style-name="dp1" draw:master-page-name="Default">
        <office:forms form:automatic-focus="false" form:apply-design-mode="false"/>
        <draw:frame draw:style-name="gr1" draw:layer="layout" svg:width="2.585cm" svg:height="0.958cm" svg:x="1cm" svg:y="1cm">
          <draw:text-box>
            <text:p text:style-name="P1">Plugins</text:p>
          </draw:text-box>
        </draw:frame>
        <draw:frame draw:style-name="gr1" draw:text-style-name="P44" draw:layer="layout" svg:width="15.576cm" svg:height="13.511cm" svg:x="2.27cm" svg:y="2.27cm">
          <draw:text-box>
            <text:p text:style-name="P1"><text:span text:style-name="T56">The following plugin schemes are provided:</text:span></text:p>
            <text:p text:style-name="P1"><text:span text:style-name="T56"/></text:p>
            <text:p text:style-name="P1"><text:span text:style-name="T56"><text:s text:c="4"/></text:span><text:span text:style-name="T56">1. <text:s/>Display validation</text:span></text:p>
            <text:p text:style-name="P1"><text:span text:style-name="T56"><text:s text:c="4"/></text:span><text:span text:style-name="T56">2. <text:s/>Daemon access authentication </text:span></text:p>
            <text:p text:style-name="P1"><text:span text:style-name="T56"><text:s text:c="4"/></text:span><text:span text:style-name="T56">3. <text:s/>IFD handler access authentication (current IFD auth plugins are NOPs, ie. Always succeed)</text:span></text:p>
            <text:p text:style-name="P1"><text:span text:style-name="T56"/></text:p>
            <text:p text:style-name="P1"><text:span text:style-name="T56">Plugins are designed to be reloadable without shutting down pcscd service. <text:s/>This is done</text:span></text:p>
            <text:p text:style-name="P1"><text:span text:style-name="T56">when the timestamp on the associate plugin configuration file changes. <text:s text:c="2"/>Reload is also</text:span></text:p>
            <text:p text:style-name="P1"><text:span text:style-name="T56">invoked if the timestamp of any of the plugins change, but changing plugin binaries while loaded </text:span></text:p>
            <text:p text:style-name="P1"><text:span text:style-name="T56">is not recommended, as </text:span><text:span text:style-name="T57">dlclose()</text:span><text:span text:style-name="T56"> is not guaranteed to unmap memory (handling dl binary</text:span></text:p>
            <text:p text:style-name="P1"><text:span text:style-name="T56">changes midstream needs further investigation).</text:span></text:p>
            <text:p text:style-name="P1"><text:span text:style-name="T56"/></text:p>
            <text:p text:style-name="P1"><text:span text:style-name="T56">Currently, the generic plugins are configured as NOPs (that is, they always succeed). <text:s/></text:span></text:p>
            <text:p text:style-name="P1"><text:span text:style-name="T56">They would come into effect if the Sun Ray specific validation plugin doesn't recognize</text:span></text:p>
            <text:p text:style-name="P1"><text:span text:style-name="T56">the referenced display.</text:span></text:p>
            <text:p text:style-name="P1"><text:span text:style-name="T56"/></text:p>
            <text:p text:style-name="P1"><text:span text:style-name="T56">Validation plugins are called in the order in which they're listed in </text:span><text:span text:style-name="T57">pcscd-validate.conf</text:span></text:p>
            <text:p text:style-name="P1"><text:span text:style-name="T56">and are passed flags and options specified to be processed with </text:span><text:span text:style-name="T57">getopt()</text:span><text:span text:style-name="T56">.</text:span></text:p>
            <text:p text:style-name="P1"><text:span text:style-name="T56"/></text:p>
            <text:p text:style-name="P1"><text:span text:style-name="T56">The interfaces used are:</text:span></text:p>
            <text:p text:style-name="P1"><text:span text:style-name="T56"/></text:p>
            <text:p text:style-name="P1"><text:span text:style-name="T56">1. </text:span><text:span text:style-name="T68"><text:s/>initValidate()</text:span><text:span text:style-name="T56"> <text:s text:c="17"/>- <text:s/>Called by pcscd to have plugin intialize itself.</text:span></text:p>
            <text:p text:style-name="P1"><text:span text:style-name="T56">2. <text:s/></text:span><text:span text:style-name="T68">getDisplayStatus() <text:s text:c="7"/></text:span><text:span text:style-name="T69">- Indicate the availability of the display for use</text:span></text:p>
            <text:p text:style-name="P1"><text:span text:style-name="T56">3. </text:span><text:span text:style-name="T70"><text:s/></text:span><text:span text:style-name="T68">getDisplayTag()</text:span><text:span text:style-name="T56"><text:tab/></text:span><text:span text:style-name="T56"> <text:s text:c="5"/>- Return the display's facility-specific name if valid”</text:span></text:p>
            <text:p text:style-name="P1"><text:span text:style-name="T56">4. <text:s/></text:span><text:span text:style-name="T68">getDisplayResource()</text:span><text:span text:style-name="T56"> <text:s text:c="2"/>- Get facility-specific resource for display as void *.</text:span></text:p>
            <text:p text:style-name="P1"><text:span text:style-name="T56"/></text:p>
            <text:p text:style-name="P1"><text:span text:style-name="T56"/></text:p>
            <text:p text:style-name="P1"><text:span text:style-name="T71">Sun Ray authentication plugin interfaces</text:span></text:p>
            <text:p text:style-name="P1"><text:span text:style-name="T56"/></text:p>
            <text:p text:style-name="P1"><text:span text:style-name="T56">1. <text:s/></text:span><text:span text:style-name="T55">init()</text:span><text:span text:style-name="T55"><text:tab/></text:span><text:span text:style-name="T55"><text:tab/></text:span><text:span text:style-name="T55"><text:tab/></text:span><text:span text:style-name="T55">-</text:span><text:span text:style-name="T56"> looks for .conf file of same prefix and loads KVPs from it, if any.</text:span></text:p>
            <text:p text:style-name="P1"><text:span text:style-name="T56">2. </text:span><text:span text:style-name="T55"><text:s/>isAuthorized()</text:span><text:span text:style-name="T55"><text:tab/></text:span><text:span text:style-name="T55">- </text:span><text:span text:style-name="T56">checks for UID of client as XID field in </text:span></text:p>
            <text:p text:style-name="P1"><text:span text:style-name="T56"><text:s text:c="41"/></text:span><text:span text:style-name="T57">/tmp/SUNWut/session_proc/&lt;dpy#&gt; . <text:s/></text:span><text:span text:style-name="T72"><text:s/>Upon match, client is </text:span></text:p>
            <text:p text:style-name="P1"><text:span text:style-name="T72"><text:s text:c="41"/></text:span><text:span text:style-name="T72">determined to be the valid display owner, and authentication succeeds.</text:span></text:p>
            <text:p text:style-name="P1"><text:span text:style-name="T56"><text:s/></text:span></text:p>
          </draw:text-box>
        </draw:frame>
      </draw:page>
      <draw:page draw:name="page14" draw:style-name="dp1" draw:master-page-name="Default">
        <office:forms form:automatic-focus="false" form:apply-design-mode="false"/>
        <draw:frame draw:style-name="gr1" draw:text-style-name="P45" draw:layer="layout" svg:width="12.292cm" svg:height="23.431cm" svg:x="1.635cm" svg:y="2.87cm">
          <draw:text-box>
            <text:p text:style-name="P1"><text:span text:style-name="T73">/*</text:span></text:p>
            <text:p text:style-name="P1"><text:span text:style-name="T73"><text:s/></text:span><text:span text:style-name="T73">* Plugin entry points (plugin developer must implement these)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2"/>initValidation(int argc, char **argv, int *errnop)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is called by the pcscd daemon with argc, argv, in the</text:span></text:p>
            <text:p text:style-name="P1"><text:span text:style-name="T73"><text:s/></text:span><text:span text:style-name="T73">* <text:s text:c="5"/>same manner that main() is called by UNIX-like OSes, and may be parsed</text:span></text:p>
            <text:p text:style-name="P1"><text:span text:style-name="T73"><text:s/></text:span><text:span text:style-name="T73">* <text:s text:c="5"/>using getopt(). <text:s/>This function's job is to do whatever setup is </text:span></text:p>
            <text:p text:style-name="P1"><text:span text:style-name="T73"><text:s/></text:span><text:span text:style-name="T73">* <text:s text:c="5"/>necessary in order to use the validation functions also defined</text:span></text:p>
            <text:p text:style-name="P1"><text:span text:style-name="T73"><text:s/></text:span><text:span text:style-name="T73">* <text:s text:c="5"/>plugin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NOTE: This function can be called more than once. Code accordingly!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13"/>argc <text:s text:c="10"/>Argument count</text:span></text:p>
            <text:p text:style-name="P1"><text:span text:style-name="T73"><text:s/></text:span><text:span text:style-name="T73">* <text:s text:c="13"/>argv <text:s text:c="10"/>Argument vector</text:span></text:p>
            <text:p text:style-name="P1"><text:span text:style-name="T73"><text:s/></text:span><text:span text:style-name="T73">* <text:s text:c="13"/>errno <text:s text:c="9"/>Pointer to errno (so plugin uses correct one)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 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SUCCESS <text:s/>= 1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FAIL</text:span><text:span text:style-name="T73"><text:tab/></text:span><text:span text:style-name="T73"> = 0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2"/>getDisplayTag(int dpyNbr, char **facilityTag)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returns the platform-specific name of the facility that</text:span></text:p>
            <text:p text:style-name="P1"><text:span text:style-name="T73"><text:s/></text:span><text:span text:style-name="T73">* <text:s text:c="5"/>the display belongs to. For example, it could be the 'tag' value that</text:span></text:p>
            <text:p text:style-name="P1"><text:span text:style-name="T73"><text:s/></text:span><text:span text:style-name="T73">* <text:s text:c="5"/>is defined for the dispaly in the Xservers file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 <text:s text:c="12"/>dpyNbr <text:s text:c="9"/>Passed from pcscd to plugin</text:span></text:p>
            <text:p text:style-name="P1"><text:span text:style-name="T73"><text:s/></text:span><text:span text:style-name="T73">* <text:s text:c="12"/>**facilityTag <text:s text:c="2"/>Ptr to bufptr passed to plugin to return tag into</text:span></text:p>
            <text:p text:style-name="P1"><text:span text:style-name="T73"><text:s/></text:span><text:span text:style-name="T73">* </text:span><text:span text:style-name="T73"><text:tab/></text:span><text:span text:style-name="T73"><text:tab/></text:span><text:span text:style-name="T73"> <text:s text:c="4"/>The caller must free the buffer;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</text:span></text:p>
            <text:p text:style-name="P1"><text:span text:style-name="T73"><text:s/></text:span><text:span text:style-name="T73">* <text:s text:c="12"/>Same value returned to *facilityTag;</text:span></text:p>
            <text:p text:style-name="P1"><text:span text:style-name="T73"><text:s/></text:span><text:span text:style-name="T73">* 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2"/>getDisplayResource(int dpyNbr, void **resource)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returns the platform-specific resource associated with</text:span></text:p>
            <text:p text:style-name="P1"><text:span text:style-name="T73"><text:s/></text:span><text:span text:style-name="T73">* <text:s text:c="5"/>the display. <text:s/>For example, it could be the whole entry that defines</text:span></text:p>
            <text:p text:style-name="P1"><text:span text:style-name="T73"><text:s/></text:span><text:span text:style-name="T73">* <text:s text:c="5"/>the display in the Xservers file, or something else. <text:s text:c="2"/>It is up to</text:span></text:p>
            <text:p text:style-name="P1"><text:span text:style-name="T73"><text:s/></text:span><text:span text:style-name="T73">* <text:s text:c="5"/>the platform to decide. <text:s/>This resource argument will be passed to</text:span></text:p>
            <text:p text:style-name="P1"><text:span text:style-name="T73"><text:s/></text:span><text:span text:style-name="T73">* <text:s text:c="5"/>the authentication plugin during daemon access authentication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 <text:s text:c="5"/></text:span><text:span text:style-name="T73"><text:tab/></text:span><text:span text:style-name="T73">dpyNbr <text:s text:c="8"/>Passed from pcscd to plugin</text:span></text:p>
            <text:p text:style-name="P1"><text:span text:style-name="T73"><text:s/></text:span><text:span text:style-name="T73">* <text:s text:c="5"/></text:span><text:span text:style-name="T73"><text:tab/></text:span><text:span text:style-name="T73">resource <text:s text:c="6"/>Ptr to bufptr passed to plugin to return res into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<text:tab/></text:span><text:span text:style-name="T73"> <text:s text:c="6"/>The caller must free the buffer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Same value returned to *resource</text:span></text:p>
            <text:p text:style-name="P1"><text:span text:style-name="T73"><text:s/></text:span><text:span text:style-name="T73">* </text:span></text:p>
            <text:p text:style-name="P1"><text:span text:style-name="T73"><text:s/></text:span><text:span text:style-name="T73">* </text:span></text:p>
            <text:p text:style-name="P1"><text:span text:style-name="T73"><text:s/></text:span><text:span text:style-name="T73">* <text:s text:c="3"/>getDisplayStatus(int dpyNbr, unsigned int *flags)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6"/>This function returns whether or not a display is recognized</text:span></text:p>
            <text:p text:style-name="P1"><text:span text:style-name="T73"><text:s/></text:span><text:span text:style-name="T73">* <text:s text:c="6"/>and valid, and returns flags providing extra information </text:span></text:p>
            <text:p text:style-name="P1"><text:span text:style-name="T73"><text:s/></text:span><text:span text:style-name="T73">* <text:s text:c="6"/>about the display pcscd will use to make decisions about</text:span></text:p>
            <text:p text:style-name="P1"><text:span text:style-name="T73"><text:s/></text:span><text:span text:style-name="T73">* <text:s text:c="6"/>controlling access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6"/>Function arguments:</text:span></text:p>
            <text:p text:style-name="P1"><text:span text:style-name="T73"><text:s/></text:span><text:span text:style-name="T73">* <text:s text:c="13"/>dpyNbr <text:s text:c="7"/>Passed from pcscd to plugin</text:span></text:p>
            <text:p text:style-name="P1"><text:span text:style-name="T73"><text:s/></text:span><text:span text:style-name="T73">* <text:s text:c="5"/></text:span><text:span text:style-name="T73"><text:tab/></text:span><text:span text:style-name="T73">flags <text:s text:c="8"/>Flags returned from plugin to pcscd:</text:span></text:p>
            <text:p text:style-name="P1"><text:span text:style-name="T73"><text:s/></text:span><text:span text:style-name="T73">* <text:s text:c="2"/></text:span></text:p>
            <text:p text:style-name="P1"><text:span text:style-name="T73"><text:s/></text:span><text:span text:style-name="T73">* <text:s text:c="6"/>Return values:</text:span></text:p>
            <text:p text:style-name="P1"><text:span text:style-name="T73"><text:s/></text:span><text:span text:style-name="T73">* <text:s text:c="14"/>DISPLAY_IS_VALID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 DISPLAY_NOT_VALID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6"/></text:span></text:p>
            <text:p text:style-name="P1"><text:span text:style-name="T73"><text:s/></text:span><text:span text:style-name="T73">*/</text:span></text:p>
            <text:p text:style-name="P1"><text:span text:style-name="T74">int <text:s text:c="2"/>initValidate(int argc, char **argv);</text:span></text:p>
            <text:p text:style-name="P1"><text:span text:style-name="T74">char *getDisplayTag(int dpyNbr, char **facilityTag);</text:span></text:p>
            <text:p text:style-name="P1"><text:span text:style-name="T74">void *getDisplayResource(int dpyNbr, void **resource);</text:span></text:p>
            <text:p text:style-name="P1"><text:span text:style-name="T74">int <text:s text:c="2"/>getDisplayStatus(int dpyNbr, unsigned int *flags);</text:span></text:p>
          </draw:text-box>
        </draw:frame>
        <draw:frame draw:style-name="gr57" draw:text-style-name="P1" draw:layer="layout" svg:width="1.27cm" svg:height="11.045cm" svg:x="3.54cm" svg:y="-1.54cm">
          <draw:text-box>
            <text:p text:style-name="P1"/>
          </draw:text-box>
        </draw:frame>
        <draw:frame draw:style-name="gr1" draw:layer="layout" svg:width="9.456cm" svg:height="1.665cm" svg:x="1cm" svg:y="1cm">
          <draw:text-box>
            <text:p text:style-name="P1">Validation plugin interface </text:p>
            <text:p text:style-name="P1">(excerpt from pcscd-Validate.h):</text:p>
          </draw:text-box>
        </draw:frame>
      </draw:page>
      <draw:page draw:name="page15" draw:style-name="dp1" draw:master-page-name="Default">
        <office:forms form:automatic-focus="false" form:apply-design-mode="false"/>
        <draw:frame draw:style-name="gr1" draw:text-style-name="P45" draw:layer="layout" svg:width="11.699cm" svg:height="23.736cm" svg:x="1.7cm" svg:y="2.805cm">
          <draw:text-box>
            <text:p text:style-name="P1"><text:span text:style-name="T73">typedef struct kvp_list {</text:span></text:p>
            <text:p text:style-name="P1"><text:span text:style-name="T73"><text:tab/></text:span><text:span text:style-name="T73">struct kvp_list *next;</text:span></text:p>
            <text:p text:style-name="P1"><text:span text:style-name="T73"><text:tab/></text:span><text:span text:style-name="T73">char *key;</text:span></text:p>
            <text:p text:style-name="P1"><text:span text:style-name="T73"><text:tab/></text:span><text:span text:style-name="T73">char *val;</text:span></text:p>
            <text:p text:style-name="P1"><text:span text:style-name="T73">} kvp_t;</text:span></text:p>
            <text:p text:style-name="P1"><text:span text:style-name="T73"/></text:p>
            <text:p text:style-name="P1"><text:span text:style-name="T73">/*</text:span></text:p>
            <text:p text:style-name="P1"><text:span text:style-name="T73"><text:s/></text:span><text:span text:style-name="T73">* Plugin entry points (plugin developer must implement these)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init(kvp_t *kvps) 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is called by the pcscd daemon with a list of keys as</text:span></text:p>
            <text:p text:style-name="P1"><text:span text:style-name="T73"><text:s/></text:span><text:span text:style-name="T73">* <text:s text:c="5"/>the argument so the plugin can do self-setup. <text:s/>The key list is valid</text:span></text:p>
            <text:p text:style-name="P1"><text:span text:style-name="T73"><text:s/></text:span><text:span text:style-name="T73">* <text:s text:c="5"/>only in the scope of this function, so if the values need to be </text:span></text:p>
            <text:p text:style-name="P1"><text:span text:style-name="T73"><text:s/></text:span><text:span text:style-name="T73">* <text:s text:c="5"/>accessed afterwards a local copy or representation must be made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NOTE: This function can be called more than once. Code accordingly!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 <text:s text:c="5"/></text:span><text:span text:style-name="T73"><text:tab/></text:span><text:span text:style-name="T73">kvps</text:span><text:span text:style-name="T73"><text:tab/></text:span><text:span text:style-name="T73"><text:tab/></text:span><text:span text:style-name="T73">keys value pairs passed from pcscd to plugin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 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SUCCESS <text:s/>= 1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FAIL</text:span><text:span text:style-name="T73"><text:tab/></text:span><text:span text:style-name="T73"> = 0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isAuthorized(PCSCLITE_CRED_T *cred, const void *resource)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determes whether the client is authorized to access</text:span></text:p>
            <text:p text:style-name="P1"><text:span text:style-name="T73"><text:s/></text:span><text:span text:style-name="T73">* <text:s text:c="5"/>the pcscd daemon. <text:s/>The display #, as well as the credentials of the</text:span></text:p>
            <text:p text:style-name="P1"><text:span text:style-name="T73"><text:s/></text:span><text:span text:style-name="T73">* <text:s text:c="5"/>client are passed in the cred structure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e resource argument is a determined by the plugin that validated</text:span></text:p>
            <text:p text:style-name="P1"><text:span text:style-name="T73"><text:s/></text:span><text:span text:style-name="T73">* <text:s text:c="5"/>the display prior to this authentication plugin being called, and </text:span></text:p>
            <text:p text:style-name="P1"><text:span text:style-name="T73"><text:s/></text:span><text:span text:style-name="T73">* <text:s text:c="5"/>can be NULL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 </text:span><text:span text:style-name="T73"><text:tab/></text:span><text:span text:style-name="T73"><text:tab/></text:span><text:span text:style-name="T73">cred</text:span><text:span text:style-name="T73"><text:tab/></text:span><text:span text:style-name="T73"><text:tab/></text:span><text:span text:style-name="T73">client cred struct from pcscd to plugin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resource</text:span><text:span text:style-name="T73"><text:tab/></text:span><text:span text:style-name="T73">display resource from pcscd to plugin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</text:span></text:p>
            <text:p text:style-name="P1"><text:span text:style-name="T73"><text:s/></text:span><text:span text:style-name="T73">* <text:s text:c="13"/>SUCCESS = 1</text:span></text:p>
            <text:p text:style-name="P1"><text:span text:style-name="T73"><text:s/></text:span><text:span text:style-name="T73">* <text:s text:c="13"/>FAIL <text:s text:c="3"/>= 0</text:span></text:p>
            <text:p text:style-name="P1"><text:span text:style-name="T73"><text:s/></text:span><text:span text:style-name="T73">*/</text:span></text:p>
            <text:p text:style-name="P1"><text:span text:style-name="T74">int init(kvp_t *kvps);</text:span></text:p>
            <text:p text:style-name="P1"><text:span text:style-name="T74">int isAuthorized(PCSCLITE_CRED_T *cred, const void *resource);</text:span></text:p>
            <text:p text:style-name="P1"><text:span text:style-name="T74"/></text:p>
            <text:p text:style-name="P1"><text:span text:style-name="T73">/* Convenience functions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findValueForKey(const kvp_t *kvps, const char *key)</text:span></text:p>
            <text:p text:style-name="P1"><text:span text:style-name="T73"><text:s/></text:span><text:span text:style-name="T73">* </text:span></text:p>
            <text:p text:style-name="P1"><text:span text:style-name="T73"><text:s/></text:span><text:span text:style-name="T73">* <text:s text:c="6"/>Optionally called by plugin to lookup specified key in a case</text:span></text:p>
            <text:p text:style-name="P1"><text:span text:style-name="T73"><text:s/></text:span><text:span text:style-name="T73">* <text:s text:c="6"/>insensitive way. <text:s/>The list of key-value pairs must be passed thru</text:span></text:p>
            <text:p text:style-name="P1"><text:span text:style-name="T73"><text:s/></text:span><text:span text:style-name="T73">* <text:s text:c="6"/>the kvps argument. <text:s/>The function returns the corresponding value</text:span></text:p>
            <text:p text:style-name="P1"><text:span text:style-name="T73"><text:s/></text:span><text:span text:style-name="T73">* <text:s text:c="6"/>if the key is located, otherwise it returns NULL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vps</text:span><text:span text:style-name="T73"><text:tab/></text:span><text:span text:style-name="T73"><text:tab/></text:span><text:span text:style-name="T73">key value pairs from plugin to pcscd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ey</text:span><text:span text:style-name="T73"><text:tab/></text:span><text:span text:style-name="T73"><text:tab/></text:span><text:span text:style-name="T73">key to find, plugin to pcscd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isKeyValueTrue(const kvp_t *kvps, const char *key)</text:span></text:p>
            <text:p text:style-name="P1"><text:span text:style-name="T73"><text:s/></text:span><text:span text:style-name="T73">* <text:s/></text:span></text:p>
            <text:p text:style-name="P1"><text:span text:style-name="T73"><text:s/></text:span><text:span text:style-name="T73">* <text:s text:c="6"/>Optionally called by plugin to lookup a key and determine</text:span></text:p>
            <text:p text:style-name="P1"><text:span text:style-name="T73"><text:s/></text:span><text:span text:style-name="T73">* <text:s text:c="6"/>if its corresponding value is one of the following strings:</text:span></text:p>
            <text:p text:style-name="P1"><text:span text:style-name="T73"><text:s/></text:span><text:span text:style-name="T73">* <text:s text:c="6"/>"TRUE", "true", "YES", "yes", "ON", "on", or "1"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vps</text:span><text:span text:style-name="T73"><text:tab/></text:span><text:span text:style-name="T73"><text:tab/></text:span><text:span text:style-name="T73">key value pairs from plugin to pcscd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ey</text:span><text:span text:style-name="T73"><text:tab/></text:span><text:span text:style-name="T73"><text:tab/></text:span><text:span text:style-name="T73">key to evaluation, plugin to pcscd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6"/>The function returns status 1 (boolean TRUE) if the key is defined </text:span></text:p>
            <text:p text:style-name="P1"><text:span text:style-name="T73"><text:s/></text:span><text:span text:style-name="T73">* <text:s text:c="6"/>and the key's value is set to one of the aforemrentioned strings,</text:span></text:p>
            <text:p text:style-name="P1"><text:span text:style-name="T73"><text:s/></text:span><text:span text:style-name="T73">* <text:s text:c="6"/>otherwise the function returns 0 (boolean FALSE).</text:span></text:p>
            <text:p text:style-name="P1"><text:span text:style-name="T73"><text:s/></text:span><text:span text:style-name="T73">*/</text:span></text:p>
            <text:p text:style-name="P1"><text:span text:style-name="T73"/></text:p>
            <text:p text:style-name="P1"><text:span text:style-name="T74">char *findValueForKey(const kvp_t *kvps, const char *key);</text:span></text:p>
            <text:p text:style-name="P1"><text:span text:style-name="T74">int <text:s text:c="2"/>isKeyValueTrue(const kvp_t *kvps, const char *key);</text:span></text:p>
            <text:p text:style-name="P1"><text:span text:style-name="T74"/></text:p>
          </draw:text-box>
        </draw:frame>
        <draw:frame draw:style-name="gr5" draw:text-style-name="P1" draw:layer="layout" svg:width="16.851cm" svg:height="1.665cm" svg:x="0.959cm" svg:y="0.972cm">
          <draw:text-box>
            <text:p text:style-name="P1">Daemon Authentication plugin interface </text:p>
            <text:p text:style-name="P1">(excerpt from pcscd-auth.h):</text:p>
          </draw:text-box>
        </draw:frame>
      </draw:page>
      <draw:page draw:name="page16" draw:style-name="dp1" draw:master-page-name="Default">
        <office:forms form:automatic-focus="false" form:apply-design-mode="false"/>
        <draw:frame draw:style-name="gr1" draw:text-style-name="P45" draw:layer="layout" svg:width="12.292cm" svg:height="23.736cm" svg:x="2.056cm" svg:y="3.129cm">
          <draw:text-box>
            <text:p text:style-name="P1"><text:span text:style-name="T73">typedef struct kvp_list {</text:span></text:p>
            <text:p text:style-name="P1"><text:span text:style-name="T73"><text:tab/></text:span><text:span text:style-name="T73">struct kvp_list *next;</text:span></text:p>
            <text:p text:style-name="P1"><text:span text:style-name="T73"><text:tab/></text:span><text:span text:style-name="T73">char *key;</text:span></text:p>
            <text:p text:style-name="P1"><text:span text:style-name="T73"><text:tab/></text:span><text:span text:style-name="T73">char *val;</text:span></text:p>
            <text:p text:style-name="P1"><text:span text:style-name="T73">} kvp_t;</text:span></text:p>
            <text:p text:style-name="P1"><text:span text:style-name="T73"/></text:p>
            <text:p text:style-name="P1"><text:span text:style-name="T73">/*</text:span></text:p>
            <text:p text:style-name="P1"><text:span text:style-name="T73"><text:s/></text:span><text:span text:style-name="T73">* Plugin entry points (plugin developer must implement these)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initIfdAuth() 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is called by the pcscd daemon with a list of keys as</text:span></text:p>
            <text:p text:style-name="P1"><text:span text:style-name="T73"><text:s/></text:span><text:span text:style-name="T73">* <text:s text:c="5"/>the argument so the plugin can do self-setup. <text:s/>The key list is valid</text:span></text:p>
            <text:p text:style-name="P1"><text:span text:style-name="T73"><text:s/></text:span><text:span text:style-name="T73">* <text:s text:c="5"/>only in the scope of this function, so if the values need to be </text:span></text:p>
            <text:p text:style-name="P1"><text:span text:style-name="T73"><text:s/></text:span><text:span text:style-name="T73">* <text:s text:c="5"/>accessed afterwards a local copy or representation must be made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NOTE: This function can be called more than once. Code accordingly!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 <text:s text:c="6"/></text:span><text:span text:style-name="T73"><text:tab/></text:span><text:span text:style-name="T73">kvps</text:span><text:span text:style-name="T73"><text:tab/></text:span><text:span text:style-name="T73"><text:tab/></text:span><text:span text:style-name="T73">keys value pairs passed from pcscd to plugin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 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SUCCESS <text:s/>= 1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FAIL</text:span><text:span text:style-name="T73"><text:tab/></text:span><text:span text:style-name="T73"> = 0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isAuthorizedForIfd()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is function determes whether the client is authorized to access</text:span></text:p>
            <text:p text:style-name="P1"><text:span text:style-name="T73"><text:s/></text:span><text:span text:style-name="T73">* <text:s text:c="5"/>the specific ifd handler. <text:s/>The display #, as well as the credentials of </text:span></text:p>
            <text:p text:style-name="P1"><text:span text:style-name="T73"><text:s/></text:span><text:span text:style-name="T73">* <text:s text:c="5"/>the client are passed in the cred structure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The resource argument is the AUTHSERVICE argument defined in the</text:span></text:p>
            <text:p text:style-name="P1"><text:span text:style-name="T73"><text:s/></text:span><text:span text:style-name="T73">* <text:s text:c="5"/>reader configuration file that associated the reader with the </text:span></text:p>
            <text:p text:style-name="P1"><text:span text:style-name="T73"><text:s/></text:span><text:span text:style-name="T73">* <text:s text:c="5"/>ifd handler whose access is being authenticated here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 </text:span><text:span text:style-name="T73"><text:tab/></text:span><text:span text:style-name="T73"><text:tab/></text:span><text:span text:style-name="T73">cred</text:span><text:span text:style-name="T73"><text:tab/></text:span><text:span text:style-name="T73"><text:tab/></text:span><text:span text:style-name="T73">client cred struct from pcscd to plugin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resource</text:span><text:span text:style-name="T73"><text:tab/></text:span><text:span text:style-name="T73">display resource from pcscd to plugin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Return values:</text:span></text:p>
            <text:p text:style-name="P1"><text:span text:style-name="T73"><text:s/></text:span><text:span text:style-name="T73">* <text:s text:c="13"/>SUCCESS = 1</text:span></text:p>
            <text:p text:style-name="P1"><text:span text:style-name="T73"><text:s/></text:span><text:span text:style-name="T73">* <text:s text:c="13"/>FAIL <text:s text:c="3"/>= 0</text:span></text:p>
            <text:p text:style-name="P1"><text:span text:style-name="T73"><text:s/></text:span><text:span text:style-name="T73">*/</text:span></text:p>
            <text:p text:style-name="P1"><text:span text:style-name="T74">int init(kvp_t *kvps);</text:span></text:p>
            <text:p text:style-name="P1"><text:span text:style-name="T74">int isAuthorized(PCSCLITE_CRED_T *cred, </text:span></text:p>
            <text:p text:style-name="P1"><text:span text:style-name="T74"><text:tab/></text:span><text:span text:style-name="T74">const char *ifdHandlerName, const void *resource);</text:span></text:p>
            <text:p text:style-name="P1"><text:span text:style-name="T74"/></text:p>
            <text:p text:style-name="P1"><text:span text:style-name="T73">/* Convenience functions: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findValueForKey()</text:span></text:p>
            <text:p text:style-name="P1"><text:span text:style-name="T73"><text:s/></text:span><text:span text:style-name="T73">* </text:span></text:p>
            <text:p text:style-name="P1"><text:span text:style-name="T73"><text:s/></text:span><text:span text:style-name="T73">* <text:s text:c="6"/>Optionally called by plugin to lookup specified key in a case</text:span></text:p>
            <text:p text:style-name="P1"><text:span text:style-name="T73"><text:s/></text:span><text:span text:style-name="T73">* <text:s text:c="6"/>insensitive way. <text:s/>The list of key-value pairs must be passed thru</text:span></text:p>
            <text:p text:style-name="P1"><text:span text:style-name="T73"><text:s/></text:span><text:span text:style-name="T73">* <text:s text:c="6"/>the kvps argument. <text:s/>The function returns the corresponding value</text:span></text:p>
            <text:p text:style-name="P1"><text:span text:style-name="T73"><text:s/></text:span><text:span text:style-name="T73">* <text:s text:c="6"/>if the key is located, otherwise it returns NULL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6"/>Function arguments: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vps</text:span><text:span text:style-name="T73"><text:tab/></text:span><text:span text:style-name="T73"><text:tab/></text:span><text:span text:style-name="T73">key value pairs from plugin to pcscd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ey</text:span><text:span text:style-name="T73"><text:tab/></text:span><text:span text:style-name="T73"><text:tab/></text:span><text:span text:style-name="T73">key to find, plugin to pcscd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/>isKeyValueTrue()</text:span></text:p>
            <text:p text:style-name="P1"><text:span text:style-name="T73"><text:s/></text:span><text:span text:style-name="T73">* <text:s/></text:span></text:p>
            <text:p text:style-name="P1"><text:span text:style-name="T73"><text:s/></text:span><text:span text:style-name="T73">* <text:s text:c="6"/>Optionally called by plugin to lookup a key and determine</text:span></text:p>
            <text:p text:style-name="P1"><text:span text:style-name="T73"><text:s/></text:span><text:span text:style-name="T73">* <text:s text:c="6"/>if its corresponding value is one of the following strings:</text:span></text:p>
            <text:p text:style-name="P1"><text:span text:style-name="T73"><text:s/></text:span><text:span text:style-name="T73">* <text:s text:c="6"/>"TRUE", "true", "YES", "yes", "ON", "on", or "1"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6"/>The function returns status 1 (boolean TRUE) if the key is defined </text:span></text:p>
            <text:p text:style-name="P1"><text:span text:style-name="T73"><text:s/></text:span><text:span text:style-name="T73">* <text:s text:c="6"/>and the key's value is set to one of the aforemrentioned strings,</text:span></text:p>
            <text:p text:style-name="P1"><text:span text:style-name="T73"><text:s/></text:span><text:span text:style-name="T73">* <text:s text:c="6"/>otherwise the function returns 0 (boolean FALSE).</text:span></text:p>
            <text:p text:style-name="P1"><text:span text:style-name="T73"><text:s/></text:span><text:span text:style-name="T73">*</text:span></text:p>
            <text:p text:style-name="P1"><text:span text:style-name="T73"><text:s/></text:span><text:span text:style-name="T73">* <text:s text:c="5"/>Function arguments: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vps</text:span><text:span text:style-name="T73"><text:tab/></text:span><text:span text:style-name="T73"><text:tab/></text:span><text:span text:style-name="T73">key value pairs from plugin to pcscd</text:span></text:p>
            <text:p text:style-name="P1"><text:span text:style-name="T73"><text:s/></text:span><text:span text:style-name="T73">*</text:span><text:span text:style-name="T73"><text:tab/></text:span><text:span text:style-name="T73"><text:tab/></text:span><text:span text:style-name="T73">key</text:span><text:span text:style-name="T73"><text:tab/></text:span><text:span text:style-name="T73"><text:tab/></text:span><text:span text:style-name="T73">key to find, plugin to pcscd</text:span></text:p>
            <text:p text:style-name="P1"><text:span text:style-name="T73"><text:s/></text:span><text:span text:style-name="T73">*/</text:span></text:p>
            <text:p text:style-name="P1"><text:span text:style-name="T74">char *findValueForKey(const kvp_t *kvps, const char *key);</text:span></text:p>
            <text:p text:style-name="P1"><text:span text:style-name="T74">int <text:s text:c="2"/>isKeyValueTrue(const kvp_t *kvps, const char *key);</text:span></text:p>
            <text:p text:style-name="P1"><text:span text:style-name="T74"/></text:p>
          </draw:text-box>
        </draw:frame>
        <draw:frame draw:style-name="gr58" draw:text-style-name="P1" draw:layer="layout" svg:width="13.335cm" svg:height="1.674cm" svg:x="1cm" svg:y="1cm">
          <draw:text-box>
            <text:p text:style-name="P1">IFD Handler Authentication plugin interface </text:p>
            <text:p text:style-name="P1">(excerpt from pcscd-ifd.h):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Tahoma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S Gothic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243$Build-9253</meta:generator>
    <meta:initial-creator>Paul Klissner</meta:initial-creator>
    <meta:creation-date>2007-08-24T20:59:59</meta:creation-date>
    <dc:creator>Paul Klissner</dc:creator>
    <dc:date>2008-06-12T11:59:41</dc:date>
    <meta:printed-by>Paul Klissner</meta:printed-by>
    <meta:print-date>2008-06-11T18:34:42</meta:print-date>
    <dc:language>en-US</dc:language>
    <meta:editing-cycles>91</meta:editing-cycles>
    <meta:editing-duration>P2DT15H14M20S</meta:editing-duration>
    <meta:user-defined meta:name="Info 1"/>
    <meta:user-defined meta:name="Info 2"/>
    <meta:user-defined meta:name="Info 3"/>
    <meta:user-defined meta:name="Info 4"/>
    <meta:document-statistic meta:object-count="129"/>
  </office:meta>
</office:document-meta>
</file>